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libri" svg:font-family="Cal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libri" style:font-name-asian="Callibri" style:font-name-complex="Cal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libri" style:font-name-asian="Callibri" style:font-name-complex="Callibri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libri" style:font-name-asian="Callibri" style:font-name-complex="Callibri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yDHT" table:style-name="ta1">
        <table:table-column table:style-name="co1" table:default-cell-style-name="ce12"/>
        <table:table-column table:style-name="co2" table:number-columns-repeated="1023" table:default-cell-style-name="ce12"/>
        <table:table-column table:style-name="co3" table:number-columns-repeated="15360" table:default-cell-style-name="ce10"/>
        <table:table-row table:style-name="ro1">
          <table:table-cell table:style-name="ce9"/>
          <table:table-cell office:value-type="string" table:style-name="ce11">
            <text:p>put</text:p>
          </table:table-cell>
          <table:table-cell office:value-type="string" table:style-name="ce11">
            <text:p>get</text:p>
          </table:table-cell>
          <table:table-cell office:value-type="string" table:style-name="ce11">
            <text:p>delete</text:p>
          </table:table-cell>
          <table:table-cell table:number-columns-repeated="2" table:style-name="ce12"/>
          <table:table-cell office:value-type="string" table:style-name="ce9">
            <text:p>Average Time</text:p>
          </table:table-cell>
          <table:table-cell table:number-columns-repeated="3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1</text:p>
          </table:table-cell>
          <table:table-cell office:value-type="float" office:value="4334" table:style-name="ce13">
            <text:p>4334</text:p>
          </table:table-cell>
          <table:table-cell office:value-type="float" office:value="4239" table:style-name="ce13">
            <text:p>4239</text:p>
          </table:table-cell>
          <table:table-cell office:value-type="float" office:value="3584" table:style-name="ce13">
            <text:p>3584</text:p>
          </table:table-cell>
          <table:table-cell table:number-columns-repeated="2" table:style-name="ce12"/>
          <table:table-cell table:style-name="ce9"/>
          <table:table-cell office:value-type="string" table:style-name="ce9">
            <text:p>Put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Delete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1">
            <text:p>Avg</text:p>
          </table:table-cell>
          <table:table-cell office:value-type="float" office:value="4334" table:formula="of:=AVERAGE([.B2])" table:style-name="ce14">
            <text:p>4334</text:p>
          </table:table-cell>
          <table:table-cell office:value-type="float" office:value="4239" table:formula="of:=AVERAGE([.C2])" table:style-name="ce14">
            <text:p>4239</text:p>
          </table:table-cell>
          <table:table-cell office:value-type="float" office:value="3584" table:formula="of:=AVERAGE([.D2])" table:style-name="ce14">
            <text:p>3584</text:p>
          </table:table-cell>
          <table:table-cell table:number-columns-repeated="2" table:style-name="ce12"/>
          <table:table-cell office:value-type="float" office:value="1" table:style-name="ce9">
            <text:p>1</text:p>
          </table:table-cell>
          <table:table-cell office:value-type="float" office:value="4334" table:formula="of:=[.B3]" table:style-name="ce9">
            <text:p>4334</text:p>
          </table:table-cell>
          <table:table-cell office:value-type="float" office:value="4239" table:formula="of:=[.C3]" table:style-name="ce9">
            <text:p>4239</text:p>
          </table:table-cell>
          <table:table-cell office:value-type="float" office:value="3584" table:formula="of:=[.D3]" table:style-name="ce9">
            <text:p>3584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1">
            <text:p>Latency</text:p>
          </table:table-cell>
          <table:table-cell office:value-type="float" office:value="0.43340000000000001" table:formula="of:=[.B3]/10000" table:style-name="ce14">
            <text:p>0.4334</text:p>
          </table:table-cell>
          <table:table-cell office:value-type="float" office:value="0.4239" table:formula="of:=[.C3]/10000" table:style-name="ce14">
            <text:p>0.4239</text:p>
          </table:table-cell>
          <table:table-cell office:value-type="float" office:value="0.3584" table:formula="of:=[.D3]/10000" table:style-name="ce14">
            <text:p>0.3584</text:p>
          </table:table-cell>
          <table:table-cell table:number-columns-repeated="2" table:style-name="ce12"/>
          <table:table-cell office:value-type="float" office:value="2" table:style-name="ce9">
            <text:p>2</text:p>
          </table:table-cell>
          <table:table-cell office:value-type="float" office:value="4221.5" table:formula="of:=[.B9]" table:style-name="ce9">
            <text:p>4221.5</text:p>
          </table:table-cell>
          <table:table-cell office:value-type="float" office:value="4157.5" table:formula="of:=[.C9]" table:style-name="ce9">
            <text:p>4157.5</text:p>
          </table:table-cell>
          <table:table-cell office:value-type="float" office:value="3739.5" table:formula="of:=[.D9]" table:style-name="ce9">
            <text:p>3739.5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1">
            <text:p>throughput</text:p>
          </table:table-cell>
          <table:table-cell office:value-type="float" office:value="2307.3373327180434" table:formula="of:=(10000/MAX([.B2]))*1000" table:style-name="ce14">
            <text:p>2307.337333</text:p>
          </table:table-cell>
          <table:table-cell office:value-type="float" office:value="2359.0469450342061" table:formula="of:=(10000/MAX([.C2]))*1000" table:style-name="ce14">
            <text:p>2359.046945</text:p>
          </table:table-cell>
          <table:table-cell office:value-type="float" office:value="2790.1785714285716" table:formula="of:=(10000/MAX([.D2]))*1000" table:style-name="ce14">
            <text:p>2790.178571</text:p>
          </table:table-cell>
          <table:table-cell table:number-columns-repeated="2" table:style-name="ce12"/>
          <table:table-cell office:value-type="float" office:value="4" table:style-name="ce9">
            <text:p>4</text:p>
          </table:table-cell>
          <table:table-cell office:value-type="float" office:value="4354" table:formula="of:=[.B17]" table:style-name="ce9">
            <text:p>4354</text:p>
          </table:table-cell>
          <table:table-cell office:value-type="float" office:value="4504.75" table:formula="of:=[.C17]" table:style-name="ce9">
            <text:p>4504.75</text:p>
          </table:table-cell>
          <table:table-cell office:value-type="float" office:value="3916.5" table:formula="of:=[.D17]" table:style-name="ce9">
            <text:p>3916.5</text:p>
          </table:table-cell>
          <table:table-cell table:number-columns-repeated="16374" table:style-name="ce10"/>
        </table:table-row>
        <table:table-row table:style-name="ro1">
          <table:table-cell table:number-columns-repeated="4" table:style-name="ce9"/>
          <table:table-cell table:number-columns-repeated="2" table:style-name="ce12"/>
          <table:table-cell office:value-type="float" office:value="8" table:style-name="ce9">
            <text:p>8</text:p>
          </table:table-cell>
          <table:table-cell office:value-type="float" office:value="5080.25" table:formula="of:=[.B29]" table:style-name="ce9">
            <text:p>5080.25</text:p>
          </table:table-cell>
          <table:table-cell office:value-type="float" office:value="4820.75" table:formula="of:=[.C29]" table:style-name="ce9">
            <text:p>4820.75</text:p>
          </table:table-cell>
          <table:table-cell office:value-type="float" office:value="5091.875" table:formula="of:=[.D29]" table:style-name="ce9">
            <text:p>5091.875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1</text:p>
          </table:table-cell>
          <table:table-cell office:value-type="float" office:value="4244" table:style-name="ce13">
            <text:p>4244</text:p>
          </table:table-cell>
          <table:table-cell office:value-type="float" office:value="4182" table:style-name="ce13">
            <text:p>4182</text:p>
          </table:table-cell>
          <table:table-cell office:value-type="float" office:value="3627" table:style-name="ce13">
            <text:p>3627</text:p>
          </table:table-cell>
          <table:table-cell table:number-columns-repeated="2" table:style-name="ce12"/>
          <table:table-cell office:value-type="float" office:value="16" table:style-name="ce9">
            <text:p>16</text:p>
          </table:table-cell>
          <table:table-cell office:value-type="float" office:value="5393.125" table:formula="of:=[.B49]" table:style-name="ce9">
            <text:p>5393.125</text:p>
          </table:table-cell>
          <table:table-cell office:value-type="float" office:value="5199.3125" table:formula="of:=[.C49]" table:style-name="ce9">
            <text:p>5199.3125</text:p>
          </table:table-cell>
          <table:table-cell office:value-type="float" office:value="6727.9375" table:formula="of:=[.D49]" table:style-name="ce9">
            <text:p>6727.9375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2</text:p>
          </table:table-cell>
          <table:table-cell office:value-type="float" office:value="4199" table:style-name="ce15">
            <text:p>4199</text:p>
          </table:table-cell>
          <table:table-cell office:value-type="float" office:value="4133" table:style-name="ce15">
            <text:p>4133</text:p>
          </table:table-cell>
          <table:table-cell office:value-type="float" office:value="3852" table:style-name="ce15">
            <text:p>3852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11">
            <text:p>Avg</text:p>
          </table:table-cell>
          <table:table-cell office:value-type="float" office:value="4221.5" table:formula="of:=AVERAGE([.B7:.B8])" table:style-name="ce14">
            <text:p>4221.5</text:p>
          </table:table-cell>
          <table:table-cell office:value-type="float" office:value="4157.5" table:formula="of:=AVERAGE([.C7:.C8])" table:style-name="ce14">
            <text:p>4157.5</text:p>
          </table:table-cell>
          <table:table-cell office:value-type="float" office:value="3739.5" table:formula="of:=AVERAGE([.D7:.D8])" table:style-name="ce14">
            <text:p>3739.5</text:p>
          </table:table-cell>
          <table:table-cell table:number-columns-repeated="2" table:style-name="ce12"/>
          <table:table-cell office:value-type="string" table:style-name="ce9">
            <text:p>Latency</text:p>
          </table:table-cell>
          <table:table-cell table:number-columns-repeated="3" table:style-name="ce9"/>
          <table:table-cell table:number-columns-repeated="16374" table:style-name="ce10"/>
        </table:table-row>
        <table:table-row table:style-name="ro1">
          <table:table-cell office:value-type="string" table:style-name="ce11">
            <text:p>Latency</text:p>
          </table:table-cell>
          <table:table-cell office:value-type="float" office:value="0.42215000000000003" table:formula="of:=[.B9]/10000" table:style-name="ce14">
            <text:p>0.42215</text:p>
          </table:table-cell>
          <table:table-cell office:value-type="float" office:value="0.41575000000000001" table:formula="of:=[.C9]/10000" table:style-name="ce14">
            <text:p>0.41575</text:p>
          </table:table-cell>
          <table:table-cell office:value-type="float" office:value="0.37395" table:formula="of:=[.D9]/10000" table:style-name="ce14">
            <text:p>0.37395</text:p>
          </table:table-cell>
          <table:table-cell table:number-columns-repeated="2" table:style-name="ce12"/>
          <table:table-cell table:style-name="ce9"/>
          <table:table-cell office:value-type="string" table:style-name="ce9">
            <text:p>Put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Delete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1">
            <text:p>throughput</text:p>
          </table:table-cell>
          <table:table-cell office:value-type="float" office:value="4712.5353440150802" table:formula="of:=(20000/MAX([.B7:.B8]))*1000" table:style-name="ce14">
            <text:p>4712.535344</text:p>
          </table:table-cell>
          <table:table-cell office:value-type="float" office:value="4782.4007651841221" table:formula="of:=(20000/MAX([.C7:.C8]))*1000" table:style-name="ce14">
            <text:p>4782.400765</text:p>
          </table:table-cell>
          <table:table-cell office:value-type="float" office:value="5192.1079958463142" table:formula="of:=(20000/MAX([.D7:.D8]))*1000" table:style-name="ce14">
            <text:p>5192.107996</text:p>
          </table:table-cell>
          <table:table-cell table:number-columns-repeated="2" table:style-name="ce12"/>
          <table:table-cell office:value-type="float" office:value="1" table:style-name="ce9">
            <text:p>1</text:p>
          </table:table-cell>
          <table:table-cell office:value-type="float" office:value="0.43340000000000001" table:style-name="ce9">
            <text:p>0.4334</text:p>
          </table:table-cell>
          <table:table-cell office:value-type="float" office:value="0.4239" table:style-name="ce9">
            <text:p>0.4239</text:p>
          </table:table-cell>
          <table:table-cell office:value-type="float" office:value="0.3584" table:style-name="ce9">
            <text:p>0.3584</text:p>
          </table:table-cell>
          <table:table-cell table:number-columns-repeated="16374" table:style-name="ce10"/>
        </table:table-row>
        <table:table-row table:style-name="ro1">
          <table:table-cell table:number-columns-repeated="4" table:style-name="ce9"/>
          <table:table-cell table:number-columns-repeated="2" table:style-name="ce12"/>
          <table:table-cell office:value-type="float" office:value="2" table:style-name="ce9">
            <text:p>2</text:p>
          </table:table-cell>
          <table:table-cell office:value-type="float" office:value="0.42215000000000003" table:style-name="ce9">
            <text:p>0.42215</text:p>
          </table:table-cell>
          <table:table-cell office:value-type="float" office:value="0.41575000000000001" table:style-name="ce9">
            <text:p>0.41575</text:p>
          </table:table-cell>
          <table:table-cell office:value-type="float" office:value="0.37395" table:style-name="ce9">
            <text:p>0.37395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1</text:p>
          </table:table-cell>
          <table:table-cell office:value-type="float" office:value="4488" table:style-name="ce9">
            <text:p>4488</text:p>
          </table:table-cell>
          <table:table-cell office:value-type="float" office:value="4417" table:style-name="ce9">
            <text:p>4417</text:p>
          </table:table-cell>
          <table:table-cell office:value-type="float" office:value="3758" table:style-name="ce9">
            <text:p>3758</text:p>
          </table:table-cell>
          <table:table-cell table:number-columns-repeated="2" table:style-name="ce12"/>
          <table:table-cell office:value-type="float" office:value="4" table:style-name="ce9">
            <text:p>4</text:p>
          </table:table-cell>
          <table:table-cell office:value-type="float" office:value="0.43540000000000001" table:style-name="ce9">
            <text:p>0.4354</text:p>
          </table:table-cell>
          <table:table-cell office:value-type="float" office:value="0.45047500000000001" table:style-name="ce9">
            <text:p>0.450475</text:p>
          </table:table-cell>
          <table:table-cell office:value-type="float" office:value="0.39165" table:style-name="ce9">
            <text:p>0.39165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2</text:p>
          </table:table-cell>
          <table:table-cell office:value-type="float" office:value="4491" table:style-name="ce9">
            <text:p>4491</text:p>
          </table:table-cell>
          <table:table-cell office:value-type="float" office:value="4491" table:style-name="ce9">
            <text:p>4491</text:p>
          </table:table-cell>
          <table:table-cell office:value-type="float" office:value="3671" table:style-name="ce9">
            <text:p>3671</text:p>
          </table:table-cell>
          <table:table-cell table:number-columns-repeated="2" table:style-name="ce12"/>
          <table:table-cell office:value-type="float" office:value="8" table:style-name="ce9">
            <text:p>8</text:p>
          </table:table-cell>
          <table:table-cell office:value-type="float" office:value="0.50802499999999995" table:style-name="ce9">
            <text:p>0.508025</text:p>
          </table:table-cell>
          <table:table-cell office:value-type="float" office:value="0.48207499999999998" table:style-name="ce9">
            <text:p>0.482075</text:p>
          </table:table-cell>
          <table:table-cell office:value-type="float" office:value="0.50918750000000002" table:style-name="ce9">
            <text:p>0.5091875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3</text:p>
          </table:table-cell>
          <table:table-cell office:value-type="float" office:value="4355" table:style-name="ce15">
            <text:p>4355</text:p>
          </table:table-cell>
          <table:table-cell office:value-type="float" office:value="4581" table:style-name="ce15">
            <text:p>4581</text:p>
          </table:table-cell>
          <table:table-cell office:value-type="float" office:value="4328" table:style-name="ce15">
            <text:p>4328</text:p>
          </table:table-cell>
          <table:table-cell table:number-columns-repeated="2" table:style-name="ce12"/>
          <table:table-cell office:value-type="float" office:value="16" table:style-name="ce9">
            <text:p>16</text:p>
          </table:table-cell>
          <table:table-cell office:value-type="float" office:value="0.53931249999999997" table:style-name="ce9">
            <text:p>0.5393125</text:p>
          </table:table-cell>
          <table:table-cell office:value-type="float" office:value="0.51993124999999996" table:style-name="ce9">
            <text:p>0.51993125</text:p>
          </table:table-cell>
          <table:table-cell office:value-type="float" office:value="0.67279374999999997" table:style-name="ce9">
            <text:p>0.67279375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4</text:p>
          </table:table-cell>
          <table:table-cell office:value-type="float" office:value="4082" table:style-name="ce15">
            <text:p>4082</text:p>
          </table:table-cell>
          <table:table-cell office:value-type="float" office:value="4530" table:style-name="ce15">
            <text:p>4530</text:p>
          </table:table-cell>
          <table:table-cell office:value-type="float" office:value="3909" table:style-name="ce15">
            <text:p>3909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11">
            <text:p>Avg</text:p>
          </table:table-cell>
          <table:table-cell office:value-type="float" office:value="4354" table:formula="of:=AVERAGE([.B13:.B16])" table:style-name="ce14">
            <text:p>4354</text:p>
          </table:table-cell>
          <table:table-cell office:value-type="float" office:value="4504.75" table:formula="of:=AVERAGE([.C13:.C16])" table:style-name="ce14">
            <text:p>4504.75</text:p>
          </table:table-cell>
          <table:table-cell office:value-type="float" office:value="3916.5" table:formula="of:=AVERAGE([.D13:.D16])" table:style-name="ce14">
            <text:p>3916.5</text:p>
          </table:table-cell>
          <table:table-cell table:number-columns-repeated="2" table:style-name="ce12"/>
          <table:table-cell office:value-type="string" table:style-name="ce9">
            <text:p>Throughput</text:p>
          </table:table-cell>
          <table:table-cell table:number-columns-repeated="3" table:style-name="ce9"/>
          <table:table-cell table:number-columns-repeated="16374" table:style-name="ce10"/>
        </table:table-row>
        <table:table-row table:style-name="ro1">
          <table:table-cell office:value-type="string" table:style-name="ce11">
            <text:p>Latency</text:p>
          </table:table-cell>
          <table:table-cell office:value-type="float" office:value="0.43540000000000001" table:formula="of:=[.B17]/10000" table:style-name="ce14">
            <text:p>0.4354</text:p>
          </table:table-cell>
          <table:table-cell office:value-type="float" office:value="0.45047500000000001" table:formula="of:=[.C17]/10000" table:style-name="ce14">
            <text:p>0.450475</text:p>
          </table:table-cell>
          <table:table-cell office:value-type="float" office:value="0.39165" table:formula="of:=[.D17]/10000" table:style-name="ce14">
            <text:p>0.39165</text:p>
          </table:table-cell>
          <table:table-cell table:number-columns-repeated="2" table:style-name="ce12"/>
          <table:table-cell table:style-name="ce9"/>
          <table:table-cell office:value-type="string" table:style-name="ce9">
            <text:p>Put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Delete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11">
            <text:p>throughput</text:p>
          </table:table-cell>
          <table:table-cell office:value-type="float" office:value="8906.7022934758406" table:formula="of:=(40000/MAX([.B13:.B16]))*1000" table:style-name="ce14">
            <text:p>8906.702293</text:p>
          </table:table-cell>
          <table:table-cell office:value-type="float" office:value="8731.7179655097152" table:formula="of:=(40000/MAX([.C13:.C16]))*1000" table:style-name="ce14">
            <text:p>8731.717966</text:p>
          </table:table-cell>
          <table:table-cell office:value-type="float" office:value="9242.1441774491686" table:formula="of:=(40000/MAX([.D13:.D16]))*1000" table:style-name="ce14">
            <text:p>9242.144177</text:p>
          </table:table-cell>
          <table:table-cell table:number-columns-repeated="2" table:style-name="ce12"/>
          <table:table-cell office:value-type="float" office:value="1" table:style-name="ce9">
            <text:p>1</text:p>
          </table:table-cell>
          <table:table-cell office:value-type="float" office:value="2307.3373327180402" table:style-name="ce9">
            <text:p>2307.337333</text:p>
          </table:table-cell>
          <table:table-cell office:value-type="float" office:value="2359.0469450342098" table:style-name="ce9">
            <text:p>2359.046945</text:p>
          </table:table-cell>
          <table:table-cell office:value-type="float" office:value="2790.1785714285702" table:style-name="ce9">
            <text:p>2790.178571</text:p>
          </table:table-cell>
          <table:table-cell table:number-columns-repeated="16374" table:style-name="ce10"/>
        </table:table-row>
        <table:table-row table:style-name="ro1">
          <table:table-cell table:number-columns-repeated="4" table:style-name="ce9"/>
          <table:table-cell table:number-columns-repeated="2" table:style-name="ce12"/>
          <table:table-cell office:value-type="float" office:value="2" table:style-name="ce9">
            <text:p>2</text:p>
          </table:table-cell>
          <table:table-cell office:value-type="float" office:value="4712.5353440150802" table:style-name="ce9">
            <text:p>4712.535344</text:p>
          </table:table-cell>
          <table:table-cell office:value-type="float" office:value="4782.4007651841202" table:style-name="ce9">
            <text:p>4782.400765</text:p>
          </table:table-cell>
          <table:table-cell office:value-type="float" office:value="5192.1079958463097" table:style-name="ce9">
            <text:p>5192.107996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1</text:p>
          </table:table-cell>
          <table:table-cell office:value-type="float" office:value="4806" table:style-name="ce15">
            <text:p>4806</text:p>
          </table:table-cell>
          <table:table-cell office:value-type="float" office:value="4821" table:style-name="ce15">
            <text:p>4821</text:p>
          </table:table-cell>
          <table:table-cell office:value-type="float" office:value="3865" table:style-name="ce15">
            <text:p>3865</text:p>
          </table:table-cell>
          <table:table-cell table:number-columns-repeated="2" table:style-name="ce12"/>
          <table:table-cell office:value-type="float" office:value="4" table:style-name="ce9">
            <text:p>4</text:p>
          </table:table-cell>
          <table:table-cell office:value-type="float" office:value="8906.7022934758406" table:style-name="ce9">
            <text:p>8906.702293</text:p>
          </table:table-cell>
          <table:table-cell office:value-type="float" office:value="8731.7179655097098" table:style-name="ce9">
            <text:p>8731.717966</text:p>
          </table:table-cell>
          <table:table-cell office:value-type="float" office:value="9242.1441774491705" table:style-name="ce9">
            <text:p>9242.144177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2</text:p>
          </table:table-cell>
          <table:table-cell office:value-type="float" office:value="4833" table:style-name="ce15">
            <text:p>4833</text:p>
          </table:table-cell>
          <table:table-cell office:value-type="float" office:value="4463" table:style-name="ce15">
            <text:p>4463</text:p>
          </table:table-cell>
          <table:table-cell office:value-type="float" office:value="3653" table:style-name="ce15">
            <text:p>3653</text:p>
          </table:table-cell>
          <table:table-cell table:number-columns-repeated="2" table:style-name="ce12"/>
          <table:table-cell office:value-type="float" office:value="8" table:style-name="ce9">
            <text:p>8</text:p>
          </table:table-cell>
          <table:table-cell office:value-type="float" office:value="11128.1123939352" table:style-name="ce9">
            <text:p>11128.11239</text:p>
          </table:table-cell>
          <table:table-cell office:value-type="float" office:value="11066.5375570618" table:style-name="ce9">
            <text:p>11066.53756</text:p>
          </table:table-cell>
          <table:table-cell office:value-type="float" office:value="6489.2926670992902" table:style-name="ce9">
            <text:p>6489.292667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3</text:p>
          </table:table-cell>
          <table:table-cell office:value-type="float" office:value="4704" table:style-name="ce15">
            <text:p>4704</text:p>
          </table:table-cell>
          <table:table-cell office:value-type="float" office:value="4365" table:style-name="ce15">
            <text:p>4365</text:p>
          </table:table-cell>
          <table:table-cell office:value-type="float" office:value="3819" table:style-name="ce15">
            <text:p>3819</text:p>
          </table:table-cell>
          <table:table-cell table:number-columns-repeated="2" table:style-name="ce12"/>
          <table:table-cell office:value-type="float" office:value="16" table:style-name="ce9">
            <text:p>16</text:p>
          </table:table-cell>
          <table:table-cell office:value-type="float" office:value="20531.245989990999" table:style-name="ce9">
            <text:p>20531.24599</text:p>
          </table:table-cell>
          <table:table-cell office:value-type="float" office:value="20980.854969839998" table:style-name="ce9">
            <text:p>20980.85497</text:p>
          </table:table-cell>
          <table:table-cell office:value-type="float" office:value="8515.6208419820105" table:style-name="ce9">
            <text:p>8515.620842</text:p>
          </table:table-cell>
          <table:table-cell table:number-columns-repeated="16374" table:style-name="ce10"/>
        </table:table-row>
        <table:table-row table:style-name="ro1">
          <table:table-cell office:value-type="string" table:style-name="ce9">
            <text:p>Client4</text:p>
          </table:table-cell>
          <table:table-cell office:value-type="float" office:value="4500" table:style-name="ce15">
            <text:p>4500</text:p>
          </table:table-cell>
          <table:table-cell office:value-type="float" office:value="4465" table:style-name="ce15">
            <text:p>4465</text:p>
          </table:table-cell>
          <table:table-cell office:value-type="float" office:value="4047" table:style-name="ce15">
            <text:p>4047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5</text:p>
          </table:table-cell>
          <table:table-cell office:value-type="float" office:value="5053" table:style-name="ce15">
            <text:p>5053</text:p>
          </table:table-cell>
          <table:table-cell office:value-type="float" office:value="4558" table:style-name="ce15">
            <text:p>4558</text:p>
          </table:table-cell>
          <table:table-cell office:value-type="float" office:value="3903" table:style-name="ce15">
            <text:p>3903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6</text:p>
          </table:table-cell>
          <table:table-cell office:value-type="float" office:value="4674" table:style-name="ce15">
            <text:p>4674</text:p>
          </table:table-cell>
          <table:table-cell office:value-type="float" office:value="4299" table:style-name="ce15">
            <text:p>4299</text:p>
          </table:table-cell>
          <table:table-cell office:value-type="float" office:value="3975" table:style-name="ce15">
            <text:p>3975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7</text:p>
          </table:table-cell>
          <table:table-cell office:value-type="float" office:value="7189" table:style-name="ce15">
            <text:p>7189</text:p>
          </table:table-cell>
          <table:table-cell office:value-type="float" office:value="7229" table:style-name="ce15">
            <text:p>7229</text:p>
          </table:table-cell>
          <table:table-cell office:value-type="float" office:value="12328" table:style-name="ce15">
            <text:p>12328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8</text:p>
          </table:table-cell>
          <table:table-cell office:value-type="float" office:value="4883" table:style-name="ce15">
            <text:p>4883</text:p>
          </table:table-cell>
          <table:table-cell office:value-type="float" office:value="4366" table:style-name="ce15">
            <text:p>4366</text:p>
          </table:table-cell>
          <table:table-cell office:value-type="float" office:value="5145" table:style-name="ce15">
            <text:p>5145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11">
            <text:p>Avg</text:p>
          </table:table-cell>
          <table:table-cell office:value-type="float" office:value="5080.25" table:formula="of:=AVERAGE([.B21:.B28])" table:style-name="ce14">
            <text:p>5080.25</text:p>
          </table:table-cell>
          <table:table-cell office:value-type="float" office:value="4820.75" table:formula="of:=AVERAGE([.C21:.C28])" table:style-name="ce14">
            <text:p>4820.75</text:p>
          </table:table-cell>
          <table:table-cell office:value-type="float" office:value="5091.875" table:formula="of:=AVERAGE([.D21:.D28])" table:style-name="ce14">
            <text:p>5091.875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11">
            <text:p>Latency</text:p>
          </table:table-cell>
          <table:table-cell office:value-type="float" office:value="0.50802499999999995" table:formula="of:=[.B29]/10000" table:style-name="ce14">
            <text:p>0.508025</text:p>
          </table:table-cell>
          <table:table-cell office:value-type="float" office:value="0.48207499999999998" table:formula="of:=[.C29]/10000" table:style-name="ce14">
            <text:p>0.482075</text:p>
          </table:table-cell>
          <table:table-cell office:value-type="float" office:value="0.50918750000000002" table:formula="of:=[.D29]/10000" table:style-name="ce14">
            <text:p>0.5091875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11">
            <text:p>throughput</text:p>
          </table:table-cell>
          <table:table-cell office:value-type="float" office:value="11128.11239393518" table:formula="of:=(80000/MAX([.B21:.B28]))*1000" table:style-name="ce14">
            <text:p>11128.11239</text:p>
          </table:table-cell>
          <table:table-cell office:value-type="float" office:value="11066.537557061833" table:formula="of:=(80000/MAX([.C21:.C28]))*1000" table:style-name="ce14">
            <text:p>11066.53756</text:p>
          </table:table-cell>
          <table:table-cell office:value-type="float" office:value="6489.2926670992856" table:formula="of:=(80000/MAX([.D21:.D28]))*1000" table:style-name="ce14">
            <text:p>6489.292667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table:number-columns-repeated="4" table:style-name="ce9"/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1</text:p>
          </table:table-cell>
          <table:table-cell office:value-type="float" office:value="4693" table:style-name="ce9">
            <text:p>4693</text:p>
          </table:table-cell>
          <table:table-cell office:value-type="float" office:value="4924" table:style-name="ce9">
            <text:p>4924</text:p>
          </table:table-cell>
          <table:table-cell office:value-type="float" office:value="4074" table:style-name="ce9">
            <text:p>4074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2</text:p>
          </table:table-cell>
          <table:table-cell office:value-type="float" office:value="5035" table:style-name="ce9">
            <text:p>5035</text:p>
          </table:table-cell>
          <table:table-cell office:value-type="float" office:value="5036" table:style-name="ce9">
            <text:p>5036</text:p>
          </table:table-cell>
          <table:table-cell office:value-type="float" office:value="3984" table:style-name="ce9">
            <text:p>3984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3</text:p>
          </table:table-cell>
          <table:table-cell office:value-type="float" office:value="5110" table:style-name="ce9">
            <text:p>5110</text:p>
          </table:table-cell>
          <table:table-cell office:value-type="float" office:value="4955" table:style-name="ce9">
            <text:p>4955</text:p>
          </table:table-cell>
          <table:table-cell office:value-type="float" office:value="4192" table:style-name="ce9">
            <text:p>4192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4</text:p>
          </table:table-cell>
          <table:table-cell office:value-type="float" office:value="5127" table:style-name="ce9">
            <text:p>5127</text:p>
          </table:table-cell>
          <table:table-cell office:value-type="float" office:value="4932" table:style-name="ce9">
            <text:p>4932</text:p>
          </table:table-cell>
          <table:table-cell office:value-type="float" office:value="4177" table:style-name="ce9">
            <text:p>4177</text:p>
          </table:table-cell>
          <table:table-cell table:number-columns-repeated="2" table:style-name="ce12"/>
          <table:table-cell table:number-columns-repeated="4" table:style-name="ce9"/>
          <table:table-cell table:number-columns-repeated="16374" table:style-name="ce10"/>
        </table:table-row>
        <table:table-row table:style-name="ro1">
          <table:table-cell office:value-type="string" table:style-name="ce9">
            <text:p>Client5</text:p>
          </table:table-cell>
          <table:table-cell office:value-type="float" office:value="5204" table:style-name="ce9">
            <text:p>5204</text:p>
          </table:table-cell>
          <table:table-cell office:value-type="float" office:value="5153" table:style-name="ce9">
            <text:p>5153</text:p>
          </table:table-cell>
          <table:table-cell office:value-type="float" office:value="4351" table:style-name="ce9">
            <text:p>4351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6</text:p>
          </table:table-cell>
          <table:table-cell office:value-type="float" office:value="7793" table:style-name="ce9">
            <text:p>7793</text:p>
          </table:table-cell>
          <table:table-cell office:value-type="float" office:value="7626" table:style-name="ce9">
            <text:p>7626</text:p>
          </table:table-cell>
          <table:table-cell office:value-type="float" office:value="18789" table:style-name="ce9">
            <text:p>18789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7</text:p>
          </table:table-cell>
          <table:table-cell office:value-type="float" office:value="5427" table:style-name="ce9">
            <text:p>5427</text:p>
          </table:table-cell>
          <table:table-cell office:value-type="float" office:value="5015" table:style-name="ce9">
            <text:p>5015</text:p>
          </table:table-cell>
          <table:table-cell office:value-type="float" office:value="4972" table:style-name="ce9">
            <text:p>4972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8</text:p>
          </table:table-cell>
          <table:table-cell office:value-type="float" office:value="5237" table:style-name="ce9">
            <text:p>5237</text:p>
          </table:table-cell>
          <table:table-cell office:value-type="float" office:value="5044" table:style-name="ce9">
            <text:p>5044</text:p>
          </table:table-cell>
          <table:table-cell office:value-type="float" office:value="4218" table:style-name="ce9">
            <text:p>4218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9</text:p>
          </table:table-cell>
          <table:table-cell office:value-type="float" office:value="5931" table:style-name="ce9">
            <text:p>5931</text:p>
          </table:table-cell>
          <table:table-cell office:value-type="float" office:value="4985" table:style-name="ce9">
            <text:p>4985</text:p>
          </table:table-cell>
          <table:table-cell office:value-type="float" office:value="9016" table:style-name="ce9">
            <text:p>9016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10</text:p>
          </table:table-cell>
          <table:table-cell office:value-type="float" office:value="5224" table:style-name="ce9">
            <text:p>5224</text:p>
          </table:table-cell>
          <table:table-cell office:value-type="float" office:value="4901" table:style-name="ce9">
            <text:p>4901</text:p>
          </table:table-cell>
          <table:table-cell office:value-type="float" office:value="7032" table:style-name="ce9">
            <text:p>7032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11</text:p>
          </table:table-cell>
          <table:table-cell office:value-type="float" office:value="4982" table:style-name="ce9">
            <text:p>4982</text:p>
          </table:table-cell>
          <table:table-cell office:value-type="float" office:value="5079" table:style-name="ce9">
            <text:p>5079</text:p>
          </table:table-cell>
          <table:table-cell office:value-type="float" office:value="6681" table:style-name="ce9">
            <text:p>6681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12</text:p>
          </table:table-cell>
          <table:table-cell office:value-type="float" office:value="5045" table:style-name="ce9">
            <text:p>5045</text:p>
          </table:table-cell>
          <table:table-cell office:value-type="float" office:value="4992" table:style-name="ce9">
            <text:p>4992</text:p>
          </table:table-cell>
          <table:table-cell office:value-type="float" office:value="5391" table:style-name="ce9">
            <text:p>5391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13</text:p>
          </table:table-cell>
          <table:table-cell office:value-type="float" office:value="5400" table:style-name="ce9">
            <text:p>5400</text:p>
          </table:table-cell>
          <table:table-cell office:value-type="float" office:value="5017" table:style-name="ce9">
            <text:p>5017</text:p>
          </table:table-cell>
          <table:table-cell office:value-type="float" office:value="7639" table:style-name="ce9">
            <text:p>7639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14</text:p>
          </table:table-cell>
          <table:table-cell office:value-type="float" office:value="5666" table:style-name="ce9">
            <text:p>5666</text:p>
          </table:table-cell>
          <table:table-cell office:value-type="float" office:value="5087" table:style-name="ce9">
            <text:p>5087</text:p>
          </table:table-cell>
          <table:table-cell office:value-type="float" office:value="8461" table:style-name="ce9">
            <text:p>8461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15</text:p>
          </table:table-cell>
          <table:table-cell office:value-type="float" office:value="5388" table:style-name="ce9">
            <text:p>5388</text:p>
          </table:table-cell>
          <table:table-cell office:value-type="float" office:value="5196" table:style-name="ce9">
            <text:p>5196</text:p>
          </table:table-cell>
          <table:table-cell office:value-type="float" office:value="9501" table:style-name="ce9">
            <text:p>9501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9">
            <text:p>Client16</text:p>
          </table:table-cell>
          <table:table-cell office:value-type="float" office:value="5028" table:style-name="ce9">
            <text:p>5028</text:p>
          </table:table-cell>
          <table:table-cell office:value-type="float" office:value="5247" table:style-name="ce9">
            <text:p>5247</text:p>
          </table:table-cell>
          <table:table-cell office:value-type="float" office:value="5169" table:style-name="ce9">
            <text:p>5169</text:p>
          </table:table-cell>
          <table:table-cell table:number-columns-repeated="6" table:style-name="ce12"/>
          <table:table-cell table:number-columns-repeated="16374" table:style-name="ce10"/>
        </table:table-row>
        <table:table-row table:style-name="ro1">
          <table:table-cell office:value-type="string" table:style-name="ce11">
            <text:p>Avg</text:p>
          </table:table-cell>
          <table:table-cell office:value-type="float" office:value="5393.125" table:formula="of:=AVERAGE([.B33:.B48])" table:style-name="ce14">
            <text:p>5393.125</text:p>
          </table:table-cell>
          <table:table-cell office:value-type="float" office:value="5199.3125" table:formula="of:=AVERAGE([.C33:.C48])" table:style-name="ce14">
            <text:p>5199.3125</text:p>
          </table:table-cell>
          <table:table-cell office:value-type="float" office:value="6727.9375" table:formula="of:=AVERAGE([.D33:.D48])" table:style-name="ce14">
            <text:p>6727.9375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11">
            <text:p>Latency</text:p>
          </table:table-cell>
          <table:table-cell office:value-type="float" office:value="0.53931249999999997" table:formula="of:=[.B49]/10000" table:style-name="ce14">
            <text:p>0.5393125</text:p>
          </table:table-cell>
          <table:table-cell office:value-type="float" office:value="0.51993124999999996" table:formula="of:=[.C49]/10000" table:style-name="ce14">
            <text:p>0.51993125</text:p>
          </table:table-cell>
          <table:table-cell office:value-type="float" office:value="0.67279374999999997" table:formula="of:=[.D49]/10000" table:style-name="ce14">
            <text:p>0.67279375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11">
            <text:p>throughput</text:p>
          </table:table-cell>
          <table:table-cell office:value-type="float" office:value="20531.245989991017" table:formula="of:=(160000/MAX([.B33:.B48]))*1000" table:style-name="ce14">
            <text:p>20531.24599</text:p>
          </table:table-cell>
          <table:table-cell office:value-type="float" office:value="20980.85496984002" table:formula="of:=(160000/MAX([.C33:.C48]))*1000" table:style-name="ce14">
            <text:p>20980.85497</text:p>
          </table:table-cell>
          <table:table-cell office:value-type="float" office:value="8515.6208419820123" table:formula="of:=(160000/MAX([.D33:.D48]))*1000" table:style-name="ce14">
            <text:p>8515.620842</text:p>
          </table:table-cell>
          <table:table-cell table:number-columns-repeated="16380" table:style-name="ce10"/>
        </table:table-row>
        <table:table-row table:number-rows-repeated="49" table:style-name="ro1">
          <table:table-cell table:number-columns-repeated="4" table:style-name="ce9"/>
          <table:table-cell table:number-columns-repeated="16380" table:style-name="ce10"/>
        </table:table-row>
        <table:table-row table:number-rows-repeated="1048476" table:style-name="ro1">
          <table:table-cell table:number-columns-repeated="16384"/>
        </table:table-row>
      </table:table>
      <table:table table:name="Redis" table:style-name="ta2">
        <table:table-column table:style-name="co2" table:number-columns-repeated="1024" table:default-cell-style-name="ce18"/>
        <table:table-column table:style-name="co3" table:number-columns-repeated="15360" table:default-cell-style-name="ce17"/>
        <table:table-row table:style-name="ro1">
          <table:table-cell table:style-name="ce18"/>
          <table:table-cell office:value-type="string" table:style-name="ce19">
            <text:p>Put</text:p>
          </table:table-cell>
          <table:table-cell office:value-type="string" table:style-name="ce19">
            <text:p>Get</text:p>
          </table:table-cell>
          <table:table-cell office:value-type="string" table:style-name="ce19">
            <text:p>Delete</text:p>
          </table:table-cell>
          <table:table-cell table:number-columns-repeated="2" table:style-name="ce18"/>
          <table:table-cell office:value-type="string" table:style-name="ce9">
            <text:p>Average Time</text:p>
          </table:table-cell>
          <table:table-cell table:number-columns-repeated="3" table:style-name="ce16"/>
          <table:table-cell table:number-columns-repeated="16374" table:style-name="ce17"/>
        </table:table-row>
        <table:table-row table:style-name="ro1">
          <table:table-cell office:value-type="string" table:style-name="ce18">
            <text:p>Client1</text:p>
          </table:table-cell>
          <table:table-cell office:value-type="float" office:value="3462" table:style-name="ce20">
            <text:p>3462</text:p>
          </table:table-cell>
          <table:table-cell office:value-type="float" office:value="3397" table:style-name="ce20">
            <text:p>3397</text:p>
          </table:table-cell>
          <table:table-cell office:value-type="float" office:value="3195" table:style-name="ce20">
            <text:p>3195</text:p>
          </table:table-cell>
          <table:table-cell table:number-columns-repeated="2" table:style-name="ce18"/>
          <table:table-cell table:style-name="ce16"/>
          <table:table-cell office:value-type="string" table:style-name="ce16">
            <text:p>Put</text:p>
          </table:table-cell>
          <table:table-cell office:value-type="string" table:style-name="ce16">
            <text:p>Get</text:p>
          </table:table-cell>
          <table:table-cell office:value-type="string" table:style-name="ce16">
            <text:p>Delete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9">
            <text:p>Avg</text:p>
          </table:table-cell>
          <table:table-cell office:value-type="float" office:value="3462" table:formula="of:=AVERAGE([.B2])" table:style-name="ce21">
            <text:p>3462</text:p>
          </table:table-cell>
          <table:table-cell office:value-type="float" office:value="3397" table:formula="of:=AVERAGE([.C2])" table:style-name="ce21">
            <text:p>3397</text:p>
          </table:table-cell>
          <table:table-cell office:value-type="float" office:value="3195" table:formula="of:=AVERAGE([.D2])" table:style-name="ce21">
            <text:p>3195</text:p>
          </table:table-cell>
          <table:table-cell table:number-columns-repeated="2" table:style-name="ce18"/>
          <table:table-cell office:value-type="float" office:value="1" table:style-name="ce16">
            <text:p>1</text:p>
          </table:table-cell>
          <table:table-cell office:value-type="float" office:value="3462" table:formula="of:=[.B3]" table:style-name="ce16">
            <text:p>3462</text:p>
          </table:table-cell>
          <table:table-cell office:value-type="float" office:value="3397" table:formula="of:=[.C3]" table:style-name="ce16">
            <text:p>3397</text:p>
          </table:table-cell>
          <table:table-cell office:value-type="float" office:value="3195" table:formula="of:=[.D3]" table:style-name="ce16">
            <text:p>3195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9">
            <text:p>Latency</text:p>
          </table:table-cell>
          <table:table-cell office:value-type="float" office:value="0.34620000000000001" table:formula="of:=[.B3]/10000" table:style-name="ce21">
            <text:p>0.3462</text:p>
          </table:table-cell>
          <table:table-cell office:value-type="float" office:value="0.3397" table:formula="of:=[.C3]/10000" table:style-name="ce21">
            <text:p>0.3397</text:p>
          </table:table-cell>
          <table:table-cell office:value-type="float" office:value="0.31950000000000001" table:formula="of:=[.D3]/10000" table:style-name="ce21">
            <text:p>0.3195</text:p>
          </table:table-cell>
          <table:table-cell table:number-columns-repeated="2" table:style-name="ce18"/>
          <table:table-cell office:value-type="float" office:value="2" table:style-name="ce16">
            <text:p>2</text:p>
          </table:table-cell>
          <table:table-cell office:value-type="float" office:value="4126" table:formula="of:=[.B9]" table:style-name="ce16">
            <text:p>4126</text:p>
          </table:table-cell>
          <table:table-cell office:value-type="float" office:value="3733.5" table:formula="of:=[.C9]" table:style-name="ce16">
            <text:p>3733.5</text:p>
          </table:table-cell>
          <table:table-cell office:value-type="float" office:value="3709" table:formula="of:=[.D9]" table:style-name="ce16">
            <text:p>3709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9">
            <text:p>throughput</text:p>
          </table:table-cell>
          <table:table-cell office:value-type="float" office:value="2888.5037550548818" table:formula="of:=(10000/MAX([.B2]))*1000" table:style-name="ce21">
            <text:p>2888.503755</text:p>
          </table:table-cell>
          <table:table-cell office:value-type="float" office:value="2943.773918163085" table:formula="of:=(10000/MAX([.C2]))*1000" table:style-name="ce21">
            <text:p>2943.773918</text:p>
          </table:table-cell>
          <table:table-cell office:value-type="float" office:value="3129.8904538341158" table:formula="of:=(10000/MAX([.D2]))*1000" table:style-name="ce21">
            <text:p>3129.890454</text:p>
          </table:table-cell>
          <table:table-cell table:number-columns-repeated="2" table:style-name="ce18"/>
          <table:table-cell office:value-type="float" office:value="4" table:style-name="ce16">
            <text:p>4</text:p>
          </table:table-cell>
          <table:table-cell office:value-type="float" office:value="4834" table:formula="of:=[.B17]" table:style-name="ce16">
            <text:p>4834</text:p>
          </table:table-cell>
          <table:table-cell office:value-type="float" office:value="4095.25" table:formula="of:=[.C17]" table:style-name="ce16">
            <text:p>4095.25</text:p>
          </table:table-cell>
          <table:table-cell office:value-type="float" office:value="4972" table:formula="of:=[.D17]" table:style-name="ce16">
            <text:p>4972</text:p>
          </table:table-cell>
          <table:table-cell table:number-columns-repeated="16374" table:style-name="ce17"/>
        </table:table-row>
        <table:table-row table:style-name="ro1">
          <table:table-cell table:style-name="ce19"/>
          <table:table-cell table:number-columns-repeated="5" table:style-name="ce18"/>
          <table:table-cell office:value-type="float" office:value="8" table:style-name="ce16">
            <text:p>8</text:p>
          </table:table-cell>
          <table:table-cell office:value-type="float" office:value="4697.75" table:formula="of:=[.B29]" table:style-name="ce16">
            <text:p>4697.75</text:p>
          </table:table-cell>
          <table:table-cell office:value-type="float" office:value="4357.375" table:formula="of:=[.C29]" table:style-name="ce16">
            <text:p>4357.375</text:p>
          </table:table-cell>
          <table:table-cell office:value-type="float" office:value="5698" table:formula="of:=[.D29]" table:style-name="ce16">
            <text:p>5698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1</text:p>
          </table:table-cell>
          <table:table-cell office:value-type="float" office:value="3537" table:style-name="ce20">
            <text:p>3537</text:p>
          </table:table-cell>
          <table:table-cell office:value-type="float" office:value="3335" table:style-name="ce20">
            <text:p>3335</text:p>
          </table:table-cell>
          <table:table-cell office:value-type="float" office:value="3248" table:style-name="ce20">
            <text:p>3248</text:p>
          </table:table-cell>
          <table:table-cell table:number-columns-repeated="2" table:style-name="ce18"/>
          <table:table-cell office:value-type="float" office:value="16" table:style-name="ce16">
            <text:p>16</text:p>
          </table:table-cell>
          <table:table-cell office:value-type="float" office:value="5589" table:formula="of:=[.B49]" table:style-name="ce16">
            <text:p>5589</text:p>
          </table:table-cell>
          <table:table-cell office:value-type="float" office:value="4306.25" table:formula="of:=[.C49]" table:style-name="ce16">
            <text:p>4306.25</text:p>
          </table:table-cell>
          <table:table-cell office:value-type="float" office:value="6889.8125" table:formula="of:=[.D49]" table:style-name="ce16">
            <text:p>6889.8125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2</text:p>
          </table:table-cell>
          <table:table-cell office:value-type="float" office:value="4715" table:style-name="ce20">
            <text:p>4715</text:p>
          </table:table-cell>
          <table:table-cell office:value-type="float" office:value="4132" table:style-name="ce20">
            <text:p>4132</text:p>
          </table:table-cell>
          <table:table-cell office:value-type="float" office:value="4170" table:style-name="ce20">
            <text:p>4170</text:p>
          </table:table-cell>
          <table:table-cell table:number-columns-repeated="2" table:style-name="ce18"/>
          <table:table-cell table:number-columns-repeated="4" table:style-name="ce16"/>
          <table:table-cell table:number-columns-repeated="16374" table:style-name="ce17"/>
        </table:table-row>
        <table:table-row table:style-name="ro1">
          <table:table-cell office:value-type="string" table:style-name="ce19">
            <text:p>Avg</text:p>
          </table:table-cell>
          <table:table-cell office:value-type="float" office:value="4126" table:formula="of:=AVERAGE([.B7:.B8])" table:style-name="ce21">
            <text:p>4126</text:p>
          </table:table-cell>
          <table:table-cell office:value-type="float" office:value="3733.5" table:formula="of:=AVERAGE([.C7:.C8])" table:style-name="ce21">
            <text:p>3733.5</text:p>
          </table:table-cell>
          <table:table-cell office:value-type="float" office:value="3709" table:formula="of:=AVERAGE([.D7:.D8])" table:style-name="ce21">
            <text:p>3709</text:p>
          </table:table-cell>
          <table:table-cell table:number-columns-repeated="2" table:style-name="ce18"/>
          <table:table-cell office:value-type="string" table:style-name="ce16">
            <text:p>Latency</text:p>
          </table:table-cell>
          <table:table-cell table:number-columns-repeated="3" table:style-name="ce16"/>
          <table:table-cell table:number-columns-repeated="16374" table:style-name="ce17"/>
        </table:table-row>
        <table:table-row table:style-name="ro1">
          <table:table-cell office:value-type="string" table:style-name="ce19">
            <text:p>Latency</text:p>
          </table:table-cell>
          <table:table-cell office:value-type="float" office:value="0.41260000000000002" table:formula="of:=[.B9]/10000" table:style-name="ce21">
            <text:p>0.4126</text:p>
          </table:table-cell>
          <table:table-cell office:value-type="float" office:value="0.37335000000000002" table:formula="of:=[.C9]/10000" table:style-name="ce21">
            <text:p>0.37335</text:p>
          </table:table-cell>
          <table:table-cell office:value-type="float" office:value="0.37090000000000001" table:formula="of:=[.D9]/10000" table:style-name="ce21">
            <text:p>0.3709</text:p>
          </table:table-cell>
          <table:table-cell table:number-columns-repeated="2" table:style-name="ce18"/>
          <table:table-cell table:style-name="ce16"/>
          <table:table-cell office:value-type="string" table:style-name="ce16">
            <text:p>Put</text:p>
          </table:table-cell>
          <table:table-cell office:value-type="string" table:style-name="ce16">
            <text:p>Get</text:p>
          </table:table-cell>
          <table:table-cell office:value-type="string" table:style-name="ce16">
            <text:p>Delete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9">
            <text:p>throughput</text:p>
          </table:table-cell>
          <table:table-cell office:value-type="float" office:value="4241.7815482502656" table:formula="of:=(20000/MAX([.B7:.B8]))*1000" table:style-name="ce21">
            <text:p>4241.781548</text:p>
          </table:table-cell>
          <table:table-cell office:value-type="float" office:value="4840.2710551790906" table:formula="of:=(20000/MAX([.C7:.C8]))*1000" table:style-name="ce21">
            <text:p>4840.271055</text:p>
          </table:table-cell>
          <table:table-cell office:value-type="float" office:value="4796.1630695443646" table:formula="of:=(20000/MAX([.D7:.D8]))*1000" table:style-name="ce21">
            <text:p>4796.16307</text:p>
          </table:table-cell>
          <table:table-cell table:number-columns-repeated="2" table:style-name="ce18"/>
          <table:table-cell office:value-type="float" office:value="1" table:style-name="ce16">
            <text:p>1</text:p>
          </table:table-cell>
          <table:table-cell office:value-type="float" office:value="0.34620000000000001" table:formula="of:=[.B4]" table:style-name="ce16">
            <text:p>0.3462</text:p>
          </table:table-cell>
          <table:table-cell office:value-type="float" office:value="0.3397" table:formula="of:=[.C4]" table:style-name="ce16">
            <text:p>0.3397</text:p>
          </table:table-cell>
          <table:table-cell office:value-type="float" office:value="0.31950000000000001" table:formula="of:=[.D4]" table:style-name="ce16">
            <text:p>0.3195</text:p>
          </table:table-cell>
          <table:table-cell table:number-columns-repeated="16374" table:style-name="ce17"/>
        </table:table-row>
        <table:table-row table:style-name="ro1">
          <table:table-cell table:style-name="ce19"/>
          <table:table-cell table:number-columns-repeated="5" table:style-name="ce18"/>
          <table:table-cell office:value-type="float" office:value="2" table:style-name="ce16">
            <text:p>2</text:p>
          </table:table-cell>
          <table:table-cell office:value-type="float" office:value="0.41260000000000002" table:formula="of:=[.B10]" table:style-name="ce16">
            <text:p>0.4126</text:p>
          </table:table-cell>
          <table:table-cell office:value-type="float" office:value="0.37335000000000002" table:formula="of:=[.C10]" table:style-name="ce16">
            <text:p>0.37335</text:p>
          </table:table-cell>
          <table:table-cell office:value-type="float" office:value="0.37090000000000001" table:formula="of:=[.D10]" table:style-name="ce16">
            <text:p>0.3709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1</text:p>
          </table:table-cell>
          <table:table-cell office:value-type="float" office:value="4198" table:style-name="ce18">
            <text:p>4198</text:p>
          </table:table-cell>
          <table:table-cell office:value-type="float" office:value="3711" table:style-name="ce18">
            <text:p>3711</text:p>
          </table:table-cell>
          <table:table-cell office:value-type="float" office:value="4403" table:style-name="ce18">
            <text:p>4403</text:p>
          </table:table-cell>
          <table:table-cell table:number-columns-repeated="2" table:style-name="ce18"/>
          <table:table-cell office:value-type="float" office:value="4" table:style-name="ce16">
            <text:p>4</text:p>
          </table:table-cell>
          <table:table-cell office:value-type="float" office:value="0.4834" table:formula="of:=[.B18]" table:style-name="ce16">
            <text:p>0.4834</text:p>
          </table:table-cell>
          <table:table-cell office:value-type="float" office:value="0.40952499999999997" table:formula="of:=[.C18]" table:style-name="ce16">
            <text:p>0.409525</text:p>
          </table:table-cell>
          <table:table-cell office:value-type="float" office:value="0.49719999999999998" table:formula="of:=[.D18]" table:style-name="ce16">
            <text:p>0.4972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2</text:p>
          </table:table-cell>
          <table:table-cell office:value-type="float" office:value="4959" table:style-name="ce18">
            <text:p>4959</text:p>
          </table:table-cell>
          <table:table-cell office:value-type="float" office:value="4313" table:style-name="ce18">
            <text:p>4313</text:p>
          </table:table-cell>
          <table:table-cell office:value-type="float" office:value="7075" table:style-name="ce18">
            <text:p>7075</text:p>
          </table:table-cell>
          <table:table-cell table:number-columns-repeated="2" table:style-name="ce18"/>
          <table:table-cell office:value-type="float" office:value="8" table:style-name="ce16">
            <text:p>8</text:p>
          </table:table-cell>
          <table:table-cell office:value-type="float" office:value="0.469775" table:formula="of:=[.B30]" table:style-name="ce16">
            <text:p>0.469775</text:p>
          </table:table-cell>
          <table:table-cell office:value-type="float" office:value="0.4357375" table:formula="of:=[.C30]" table:style-name="ce16">
            <text:p>0.4357375</text:p>
          </table:table-cell>
          <table:table-cell office:value-type="float" office:value="0.56979999999999997" table:formula="of:=[.D30]" table:style-name="ce16">
            <text:p>0.5698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3</text:p>
          </table:table-cell>
          <table:table-cell office:value-type="float" office:value="5605" table:style-name="ce20">
            <text:p>5605</text:p>
          </table:table-cell>
          <table:table-cell office:value-type="float" office:value="4702" table:style-name="ce20">
            <text:p>4702</text:p>
          </table:table-cell>
          <table:table-cell office:value-type="float" office:value="5237" table:style-name="ce20">
            <text:p>5237</text:p>
          </table:table-cell>
          <table:table-cell table:number-columns-repeated="2" table:style-name="ce18"/>
          <table:table-cell office:value-type="float" office:value="16" table:style-name="ce16">
            <text:p>16</text:p>
          </table:table-cell>
          <table:table-cell office:value-type="float" office:value="0.55889999999999995" table:formula="of:=[.B50]" table:style-name="ce16">
            <text:p>0.5589</text:p>
          </table:table-cell>
          <table:table-cell office:value-type="float" office:value="0.43062499999999998" table:formula="of:=[.C50]" table:style-name="ce16">
            <text:p>0.430625</text:p>
          </table:table-cell>
          <table:table-cell office:value-type="float" office:value="0.68898124999999999" table:formula="of:=[.D50]" table:style-name="ce16">
            <text:p>0.68898125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4</text:p>
          </table:table-cell>
          <table:table-cell office:value-type="float" office:value="4574" table:style-name="ce20">
            <text:p>4574</text:p>
          </table:table-cell>
          <table:table-cell office:value-type="float" office:value="3655" table:style-name="ce20">
            <text:p>3655</text:p>
          </table:table-cell>
          <table:table-cell office:value-type="float" office:value="3173" table:style-name="ce20">
            <text:p>3173</text:p>
          </table:table-cell>
          <table:table-cell table:number-columns-repeated="2" table:style-name="ce18"/>
          <table:table-cell table:number-columns-repeated="4" table:style-name="ce16"/>
          <table:table-cell table:number-columns-repeated="16374" table:style-name="ce17"/>
        </table:table-row>
        <table:table-row table:style-name="ro1">
          <table:table-cell office:value-type="string" table:style-name="ce19">
            <text:p>Avg</text:p>
          </table:table-cell>
          <table:table-cell office:value-type="float" office:value="4834" table:formula="of:=AVERAGE([.B13:.B16])" table:style-name="ce21">
            <text:p>4834</text:p>
          </table:table-cell>
          <table:table-cell office:value-type="float" office:value="4095.25" table:formula="of:=AVERAGE([.C13:.C16])" table:style-name="ce21">
            <text:p>4095.25</text:p>
          </table:table-cell>
          <table:table-cell office:value-type="float" office:value="4972" table:formula="of:=AVERAGE([.D13:.D16])" table:style-name="ce21">
            <text:p>4972</text:p>
          </table:table-cell>
          <table:table-cell table:number-columns-repeated="2" table:style-name="ce18"/>
          <table:table-cell office:value-type="string" table:style-name="ce16">
            <text:p>Throughput</text:p>
          </table:table-cell>
          <table:table-cell table:number-columns-repeated="3" table:style-name="ce16"/>
          <table:table-cell table:number-columns-repeated="16374" table:style-name="ce17"/>
        </table:table-row>
        <table:table-row table:style-name="ro1">
          <table:table-cell office:value-type="string" table:style-name="ce19">
            <text:p>Latency</text:p>
          </table:table-cell>
          <table:table-cell office:value-type="float" office:value="0.4834" table:formula="of:=[.B17]/10000" table:style-name="ce21">
            <text:p>0.4834</text:p>
          </table:table-cell>
          <table:table-cell office:value-type="float" office:value="0.40952499999999997" table:formula="of:=[.C17]/10000" table:style-name="ce21">
            <text:p>0.409525</text:p>
          </table:table-cell>
          <table:table-cell office:value-type="float" office:value="0.49719999999999998" table:formula="of:=[.D17]/10000" table:style-name="ce21">
            <text:p>0.4972</text:p>
          </table:table-cell>
          <table:table-cell table:number-columns-repeated="2" table:style-name="ce18"/>
          <table:table-cell table:style-name="ce16"/>
          <table:table-cell office:value-type="string" table:style-name="ce16">
            <text:p>Put</text:p>
          </table:table-cell>
          <table:table-cell office:value-type="string" table:style-name="ce16">
            <text:p>Get</text:p>
          </table:table-cell>
          <table:table-cell office:value-type="string" table:style-name="ce16">
            <text:p>Delete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9">
            <text:p>throughput</text:p>
          </table:table-cell>
          <table:table-cell office:value-type="float" office:value="7136.485280999108" table:formula="of:=(40000/MAX([.B13:.B16]))*1000" table:style-name="ce21">
            <text:p>7136.485281</text:p>
          </table:table-cell>
          <table:table-cell office:value-type="float" office:value="8507.0182900893233" table:formula="of:=(40000/MAX([.C13:.C16]))*1000" table:style-name="ce21">
            <text:p>8507.01829</text:p>
          </table:table-cell>
          <table:table-cell office:value-type="float" office:value="5653.7102473498235" table:formula="of:=(40000/MAX([.D13:.D16]))*1000" table:style-name="ce21">
            <text:p>5653.710247</text:p>
          </table:table-cell>
          <table:table-cell table:number-columns-repeated="2" table:style-name="ce18"/>
          <table:table-cell office:value-type="float" office:value="1" table:style-name="ce16">
            <text:p>1</text:p>
          </table:table-cell>
          <table:table-cell office:value-type="float" office:value="2888.5037550548818" table:formula="of:=[.B5]" table:style-name="ce16">
            <text:p>2888.503755</text:p>
          </table:table-cell>
          <table:table-cell office:value-type="float" office:value="2943.773918163085" table:formula="of:=[.C5]" table:style-name="ce16">
            <text:p>2943.773918</text:p>
          </table:table-cell>
          <table:table-cell office:value-type="float" office:value="3129.8904538341158" table:formula="of:=[.D5]" table:style-name="ce16">
            <text:p>3129.890454</text:p>
          </table:table-cell>
          <table:table-cell table:number-columns-repeated="16374" table:style-name="ce17"/>
        </table:table-row>
        <table:table-row table:style-name="ro1">
          <table:table-cell table:style-name="ce19"/>
          <table:table-cell table:number-columns-repeated="5" table:style-name="ce18"/>
          <table:table-cell office:value-type="float" office:value="2" table:style-name="ce16">
            <text:p>2</text:p>
          </table:table-cell>
          <table:table-cell office:value-type="float" office:value="4241.7815482502656" table:formula="of:=[.B11]" table:style-name="ce16">
            <text:p>4241.781548</text:p>
          </table:table-cell>
          <table:table-cell office:value-type="float" office:value="4840.2710551790906" table:formula="of:=[.C11]" table:style-name="ce16">
            <text:p>4840.271055</text:p>
          </table:table-cell>
          <table:table-cell office:value-type="float" office:value="4796.1630695443646" table:formula="of:=[.D11]" table:style-name="ce16">
            <text:p>4796.16307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1</text:p>
          </table:table-cell>
          <table:table-cell office:value-type="float" office:value="3992" table:style-name="ce20">
            <text:p>3992</text:p>
          </table:table-cell>
          <table:table-cell office:value-type="float" office:value="4065" table:style-name="ce20">
            <text:p>4065</text:p>
          </table:table-cell>
          <table:table-cell office:value-type="float" office:value="4669" table:style-name="ce20">
            <text:p>4669</text:p>
          </table:table-cell>
          <table:table-cell table:number-columns-repeated="2" table:style-name="ce18"/>
          <table:table-cell office:value-type="float" office:value="4" table:style-name="ce16">
            <text:p>4</text:p>
          </table:table-cell>
          <table:table-cell office:value-type="float" office:value="7136.485280999108" table:formula="of:=[.B19]" table:style-name="ce16">
            <text:p>7136.485281</text:p>
          </table:table-cell>
          <table:table-cell office:value-type="float" office:value="8507.0182900893233" table:formula="of:=[.C19]" table:style-name="ce16">
            <text:p>8507.01829</text:p>
          </table:table-cell>
          <table:table-cell office:value-type="float" office:value="5653.7102473498235" table:formula="of:=[.D19]" table:style-name="ce16">
            <text:p>5653.710247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2</text:p>
          </table:table-cell>
          <table:table-cell office:value-type="float" office:value="4710" table:style-name="ce20">
            <text:p>4710</text:p>
          </table:table-cell>
          <table:table-cell office:value-type="float" office:value="4732" table:style-name="ce20">
            <text:p>4732</text:p>
          </table:table-cell>
          <table:table-cell office:value-type="float" office:value="7681" table:style-name="ce20">
            <text:p>7681</text:p>
          </table:table-cell>
          <table:table-cell table:number-columns-repeated="2" table:style-name="ce18"/>
          <table:table-cell office:value-type="float" office:value="8" table:style-name="ce16">
            <text:p>8</text:p>
          </table:table-cell>
          <table:table-cell office:value-type="float" office:value="13153.567905294311" table:formula="of:=[.B31]" table:style-name="ce16">
            <text:p>13153.56791</text:p>
          </table:table-cell>
          <table:table-cell office:value-type="float" office:value="15533.980582524273" table:formula="of:=[.C31]" table:style-name="ce16">
            <text:p>15533.98058</text:p>
          </table:table-cell>
          <table:table-cell office:value-type="float" office:value="8491.6675512153706" table:formula="of:=[.D31]" table:style-name="ce16">
            <text:p>8491.667551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3</text:p>
          </table:table-cell>
          <table:table-cell office:value-type="float" office:value="4782" table:style-name="ce20">
            <text:p>4782</text:p>
          </table:table-cell>
          <table:table-cell office:value-type="float" office:value="4448" table:style-name="ce20">
            <text:p>4448</text:p>
          </table:table-cell>
          <table:table-cell office:value-type="float" office:value="8830" table:style-name="ce20">
            <text:p>8830</text:p>
          </table:table-cell>
          <table:table-cell table:number-columns-repeated="2" table:style-name="ce18"/>
          <table:table-cell office:value-type="float" office:value="16" table:style-name="ce16">
            <text:p>16</text:p>
          </table:table-cell>
          <table:table-cell office:value-type="float" office:value="21361.815754339121" table:formula="of:=[.B51]" table:style-name="ce16">
            <text:p>21361.81575</text:p>
          </table:table-cell>
          <table:table-cell office:value-type="float" office:value="29734.250139379299" table:formula="of:=[.C51]" table:style-name="ce16">
            <text:p>29734.25014</text:p>
          </table:table-cell>
          <table:table-cell office:value-type="float" office:value="10350.6275067926" table:formula="of:=[.D51]" table:style-name="ce16">
            <text:p>10350.62751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8">
            <text:p>Client4</text:p>
          </table:table-cell>
          <table:table-cell office:value-type="float" office:value="3692" table:style-name="ce20">
            <text:p>3692</text:p>
          </table:table-cell>
          <table:table-cell office:value-type="float" office:value="3962" table:style-name="ce20">
            <text:p>3962</text:p>
          </table:table-cell>
          <table:table-cell office:value-type="float" office:value="3843" table:style-name="ce20">
            <text:p>3843</text:p>
          </table:table-cell>
          <table:table-cell table:number-columns-repeated="6" table:style-name="ce18"/>
          <table:table-cell table:number-columns-repeated="16374" table:style-name="ce17"/>
        </table:table-row>
        <table:table-row table:style-name="ro1">
          <table:table-cell office:value-type="string" table:style-name="ce18">
            <text:p>Client5</text:p>
          </table:table-cell>
          <table:table-cell office:value-type="float" office:value="6082" table:style-name="ce20">
            <text:p>6082</text:p>
          </table:table-cell>
          <table:table-cell office:value-type="float" office:value="5150" table:style-name="ce20">
            <text:p>5150</text:p>
          </table:table-cell>
          <table:table-cell office:value-type="float" office:value="9421" table:style-name="ce20">
            <text:p>9421</text:p>
          </table:table-cell>
          <table:table-cell table:number-columns-repeated="6" table:style-name="ce18"/>
          <table:table-cell table:number-columns-repeated="16374" table:style-name="ce17"/>
        </table:table-row>
        <table:table-row table:style-name="ro1">
          <table:table-cell office:value-type="string" table:style-name="ce18">
            <text:p>Client6</text:p>
          </table:table-cell>
          <table:table-cell office:value-type="float" office:value="4954" table:style-name="ce20">
            <text:p>4954</text:p>
          </table:table-cell>
          <table:table-cell office:value-type="float" office:value="4095" table:style-name="ce20">
            <text:p>4095</text:p>
          </table:table-cell>
          <table:table-cell office:value-type="float" office:value="3560" table:style-name="ce20">
            <text:p>3560</text:p>
          </table:table-cell>
          <table:table-cell table:number-columns-repeated="6" table:style-name="ce18"/>
          <table:table-cell table:number-columns-repeated="16374" table:style-name="ce17"/>
        </table:table-row>
        <table:table-row table:style-name="ro1">
          <table:table-cell office:value-type="string" table:style-name="ce18">
            <text:p>Client7</text:p>
          </table:table-cell>
          <table:table-cell office:value-type="float" office:value="4729" table:style-name="ce20">
            <text:p>4729</text:p>
          </table:table-cell>
          <table:table-cell office:value-type="float" office:value="4181" table:style-name="ce20">
            <text:p>4181</text:p>
          </table:table-cell>
          <table:table-cell office:value-type="float" office:value="3692" table:style-name="ce20">
            <text:p>3692</text:p>
          </table:table-cell>
          <table:table-cell table:number-columns-repeated="6" table:style-name="ce18"/>
          <table:table-cell table:number-columns-repeated="16374" table:style-name="ce17"/>
        </table:table-row>
        <table:table-row table:style-name="ro1">
          <table:table-cell office:value-type="string" table:style-name="ce18">
            <text:p>Client8</text:p>
          </table:table-cell>
          <table:table-cell office:value-type="float" office:value="4641" table:style-name="ce20">
            <text:p>4641</text:p>
          </table:table-cell>
          <table:table-cell office:value-type="float" office:value="4226" table:style-name="ce20">
            <text:p>4226</text:p>
          </table:table-cell>
          <table:table-cell office:value-type="float" office:value="3888" table:style-name="ce20">
            <text:p>3888</text:p>
          </table:table-cell>
          <table:table-cell table:number-columns-repeated="6" table:style-name="ce18"/>
          <table:table-cell table:number-columns-repeated="16374" table:style-name="ce17"/>
        </table:table-row>
        <table:table-row table:style-name="ro1">
          <table:table-cell office:value-type="string" table:style-name="ce19">
            <text:p>Avg</text:p>
          </table:table-cell>
          <table:table-cell office:value-type="float" office:value="4697.75" table:formula="of:=AVERAGE([.B21:.B28])" table:style-name="ce21">
            <text:p>4697.75</text:p>
          </table:table-cell>
          <table:table-cell office:value-type="float" office:value="4357.375" table:formula="of:=AVERAGE([.C21:.C28])" table:style-name="ce21">
            <text:p>4357.375</text:p>
          </table:table-cell>
          <table:table-cell office:value-type="float" office:value="5698" table:formula="of:=AVERAGE([.D21:.D28])" table:style-name="ce21">
            <text:p>5698</text:p>
          </table:table-cell>
          <table:table-cell table:number-columns-repeated="6" table:style-name="ce18"/>
          <table:table-cell table:number-columns-repeated="16374" table:style-name="ce17"/>
        </table:table-row>
        <table:table-row table:style-name="ro1">
          <table:table-cell office:value-type="string" table:style-name="ce19">
            <text:p>Latency</text:p>
          </table:table-cell>
          <table:table-cell office:value-type="float" office:value="0.469775" table:formula="of:=[.B29]/10000" table:style-name="ce21">
            <text:p>0.469775</text:p>
          </table:table-cell>
          <table:table-cell office:value-type="float" office:value="0.4357375" table:formula="of:=[.C29]/10000" table:style-name="ce21">
            <text:p>0.4357375</text:p>
          </table:table-cell>
          <table:table-cell office:value-type="float" office:value="0.56979999999999997" table:formula="of:=[.D29]/10000" table:style-name="ce21">
            <text:p>0.5698</text:p>
          </table:table-cell>
          <table:table-cell table:number-columns-repeated="6" table:style-name="ce18"/>
          <table:table-cell table:number-columns-repeated="16374" table:style-name="ce17"/>
        </table:table-row>
        <table:table-row table:style-name="ro1">
          <table:table-cell office:value-type="string" table:style-name="ce19">
            <text:p>throughput</text:p>
          </table:table-cell>
          <table:table-cell office:value-type="float" office:value="13153.567905294311" table:formula="of:=(80000/MAX([.B21:.B28]))*1000" table:style-name="ce21">
            <text:p>13153.56791</text:p>
          </table:table-cell>
          <table:table-cell office:value-type="float" office:value="15533.980582524273" table:formula="of:=(80000/MAX([.C21:.C28]))*1000" table:style-name="ce21">
            <text:p>15533.98058</text:p>
          </table:table-cell>
          <table:table-cell office:value-type="float" office:value="8491.6675512153706" table:formula="of:=(80000/MAX([.D21:.D28]))*1000" table:style-name="ce21">
            <text:p>8491.667551</text:p>
          </table:table-cell>
          <table:table-cell table:number-columns-repeated="6" table:style-name="ce18"/>
          <table:table-cell table:number-columns-repeated="16374" table:style-name="ce17"/>
        </table:table-row>
        <table:table-row table:style-name="ro1">
          <table:table-cell table:style-name="ce19"/>
          <table:table-cell table:number-columns-repeated="9" table:style-name="ce18"/>
          <table:table-cell table:number-columns-repeated="16374" table:style-name="ce17"/>
        </table:table-row>
        <table:table-row table:style-name="ro1">
          <table:table-cell office:value-type="string" table:style-name="ce18">
            <text:p>Client1</text:p>
          </table:table-cell>
          <table:table-cell office:value-type="float" office:value="4799" table:style-name="ce18">
            <text:p>4799</text:p>
          </table:table-cell>
          <table:table-cell office:value-type="float" office:value="4007" table:style-name="ce18">
            <text:p>4007</text:p>
          </table:table-cell>
          <table:table-cell office:value-type="float" office:value="4887" table:style-name="ce18">
            <text:p>488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2</text:p>
          </table:table-cell>
          <table:table-cell office:value-type="float" office:value="5670" table:style-name="ce18">
            <text:p>5670</text:p>
          </table:table-cell>
          <table:table-cell office:value-type="float" office:value="4637" table:style-name="ce18">
            <text:p>4637</text:p>
          </table:table-cell>
          <table:table-cell office:value-type="float" office:value="12307" table:style-name="ce18">
            <text:p>1230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3</text:p>
          </table:table-cell>
          <table:table-cell office:value-type="float" office:value="5409" table:style-name="ce18">
            <text:p>5409</text:p>
          </table:table-cell>
          <table:table-cell office:value-type="float" office:value="4562" table:style-name="ce18">
            <text:p>4562</text:p>
          </table:table-cell>
          <table:table-cell office:value-type="float" office:value="12466" table:style-name="ce18">
            <text:p>12466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4</text:p>
          </table:table-cell>
          <table:table-cell office:value-type="float" office:value="4483" table:style-name="ce18">
            <text:p>4483</text:p>
          </table:table-cell>
          <table:table-cell office:value-type="float" office:value="3920" table:style-name="ce18">
            <text:p>3920</text:p>
          </table:table-cell>
          <table:table-cell office:value-type="float" office:value="4396" table:style-name="ce18">
            <text:p>4396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5</text:p>
          </table:table-cell>
          <table:table-cell office:value-type="float" office:value="5927" table:style-name="ce18">
            <text:p>5927</text:p>
          </table:table-cell>
          <table:table-cell office:value-type="float" office:value="4896" table:style-name="ce18">
            <text:p>4896</text:p>
          </table:table-cell>
          <table:table-cell office:value-type="float" office:value="15458" table:style-name="ce18">
            <text:p>1545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6</text:p>
          </table:table-cell>
          <table:table-cell office:value-type="float" office:value="5488" table:style-name="ce18">
            <text:p>5488</text:p>
          </table:table-cell>
          <table:table-cell office:value-type="float" office:value="3659" table:style-name="ce18">
            <text:p>3659</text:p>
          </table:table-cell>
          <table:table-cell office:value-type="float" office:value="9017" table:style-name="ce18">
            <text:p>901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7</text:p>
          </table:table-cell>
          <table:table-cell office:value-type="float" office:value="4577" table:style-name="ce18">
            <text:p>4577</text:p>
          </table:table-cell>
          <table:table-cell office:value-type="float" office:value="3983" table:style-name="ce18">
            <text:p>3983</text:p>
          </table:table-cell>
          <table:table-cell office:value-type="float" office:value="4253" table:style-name="ce18">
            <text:p>4253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8</text:p>
          </table:table-cell>
          <table:table-cell office:value-type="float" office:value="4433" table:style-name="ce18">
            <text:p>4433</text:p>
          </table:table-cell>
          <table:table-cell office:value-type="float" office:value="4037" table:style-name="ce18">
            <text:p>4037</text:p>
          </table:table-cell>
          <table:table-cell office:value-type="float" office:value="4681" table:style-name="ce18">
            <text:p>468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9</text:p>
          </table:table-cell>
          <table:table-cell office:value-type="float" office:value="5599" table:style-name="ce18">
            <text:p>5599</text:p>
          </table:table-cell>
          <table:table-cell office:value-type="float" office:value="4239" table:style-name="ce18">
            <text:p>4239</text:p>
          </table:table-cell>
          <table:table-cell office:value-type="float" office:value="3505" table:style-name="ce18">
            <text:p>3505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10</text:p>
          </table:table-cell>
          <table:table-cell office:value-type="float" office:value="5930" table:style-name="ce18">
            <text:p>5930</text:p>
          </table:table-cell>
          <table:table-cell office:value-type="float" office:value="4263" table:style-name="ce18">
            <text:p>4263</text:p>
          </table:table-cell>
          <table:table-cell office:value-type="float" office:value="3760" table:style-name="ce18">
            <text:p>376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11</text:p>
          </table:table-cell>
          <table:table-cell office:value-type="float" office:value="5977" table:style-name="ce18">
            <text:p>5977</text:p>
          </table:table-cell>
          <table:table-cell office:value-type="float" office:value="4486" table:style-name="ce18">
            <text:p>4486</text:p>
          </table:table-cell>
          <table:table-cell office:value-type="float" office:value="4159" table:style-name="ce18">
            <text:p>415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12</text:p>
          </table:table-cell>
          <table:table-cell office:value-type="float" office:value="7490" table:style-name="ce18">
            <text:p>7490</text:p>
          </table:table-cell>
          <table:table-cell office:value-type="float" office:value="5381" table:style-name="ce18">
            <text:p>5381</text:p>
          </table:table-cell>
          <table:table-cell office:value-type="float" office:value="15008" table:style-name="ce18">
            <text:p>1500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13</text:p>
          </table:table-cell>
          <table:table-cell office:value-type="float" office:value="5898" table:style-name="ce18">
            <text:p>5898</text:p>
          </table:table-cell>
          <table:table-cell office:value-type="float" office:value="4202" table:style-name="ce18">
            <text:p>4202</text:p>
          </table:table-cell>
          <table:table-cell office:value-type="float" office:value="4890" table:style-name="ce18">
            <text:p>489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14</text:p>
          </table:table-cell>
          <table:table-cell office:value-type="float" office:value="5482" table:style-name="ce18">
            <text:p>5482</text:p>
          </table:table-cell>
          <table:table-cell office:value-type="float" office:value="4211" table:style-name="ce18">
            <text:p>4211</text:p>
          </table:table-cell>
          <table:table-cell office:value-type="float" office:value="3431" table:style-name="ce18">
            <text:p>343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15</text:p>
          </table:table-cell>
          <table:table-cell office:value-type="float" office:value="5678" table:style-name="ce18">
            <text:p>5678</text:p>
          </table:table-cell>
          <table:table-cell office:value-type="float" office:value="4339" table:style-name="ce18">
            <text:p>4339</text:p>
          </table:table-cell>
          <table:table-cell office:value-type="float" office:value="3738" table:style-name="ce18">
            <text:p>373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8">
            <text:p>Client16</text:p>
          </table:table-cell>
          <table:table-cell office:value-type="float" office:value="6584" table:style-name="ce18">
            <text:p>6584</text:p>
          </table:table-cell>
          <table:table-cell office:value-type="float" office:value="4078" table:style-name="ce18">
            <text:p>4078</text:p>
          </table:table-cell>
          <table:table-cell office:value-type="float" office:value="4281" table:style-name="ce18">
            <text:p>428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9">
            <text:p>Avg</text:p>
          </table:table-cell>
          <table:table-cell office:value-type="float" office:value="5589" table:formula="of:=AVERAGE([.B33:.B48])" table:style-name="ce21">
            <text:p>5589</text:p>
          </table:table-cell>
          <table:table-cell office:value-type="float" office:value="4306.25" table:formula="of:=AVERAGE([.C33:.C48])" table:style-name="ce21">
            <text:p>4306.25</text:p>
          </table:table-cell>
          <table:table-cell office:value-type="float" office:value="6889.8125" table:formula="of:=AVERAGE([.D33:.D48])" table:style-name="ce21">
            <text:p>6889.8125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9">
            <text:p>Latency</text:p>
          </table:table-cell>
          <table:table-cell office:value-type="float" office:value="0.55889999999999995" table:formula="of:=[.B49]/10000" table:style-name="ce21">
            <text:p>0.5589</text:p>
          </table:table-cell>
          <table:table-cell office:value-type="float" office:value="0.43062499999999998" table:formula="of:=[.C49]/10000" table:style-name="ce21">
            <text:p>0.430625</text:p>
          </table:table-cell>
          <table:table-cell office:value-type="float" office:value="0.68898124999999999" table:formula="of:=[.D49]/10000" table:style-name="ce21">
            <text:p>0.68898125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19">
            <text:p>throughput</text:p>
          </table:table-cell>
          <table:table-cell office:value-type="float" office:value="21361.815754339121" table:formula="of:=(160000/MAX([.B33:.B48]))*1000" table:style-name="ce21">
            <text:p>21361.81575</text:p>
          </table:table-cell>
          <table:table-cell office:value-type="float" office:value="29734.250139379299" table:formula="of:=(160000/MAX([.C33:.C48]))*1000" table:style-name="ce21">
            <text:p>29734.25014</text:p>
          </table:table-cell>
          <table:table-cell office:value-type="float" office:value="10350.6275067926" table:formula="of:=(160000/MAX([.D33:.D48]))*1000" table:style-name="ce21">
            <text:p>10350.62751</text:p>
          </table:table-cell>
          <table:table-cell table:number-columns-repeated="16380" table:style-name="ce17"/>
        </table:table-row>
        <table:table-row table:number-rows-repeated="1048525" table:style-name="ro1">
          <table:table-cell table:number-columns-repeated="16384"/>
        </table:table-row>
      </table:table>
      <table:table table:name="MongoDB" table:style-name="ta2">
        <table:table-column table:style-name="co2" table:number-columns-repeated="1024" table:default-cell-style-name="ce6"/>
        <table:table-column table:style-name="co3" table:number-columns-repeated="15360" table:default-cell-style-name="ce1"/>
        <table:table-row table:style-name="ro1">
          <table:table-cell table:style-name="ce6"/>
          <table:table-cell office:value-type="string" table:style-name="ce7">
            <text:p>Put</text:p>
          </table:table-cell>
          <table:table-cell office:value-type="string" table:style-name="ce7">
            <text:p>Get</text:p>
          </table:table-cell>
          <table:table-cell office:value-type="string" table:style-name="ce7">
            <text:p>Delete</text:p>
          </table:table-cell>
          <table:table-cell table:number-columns-repeated="2" table:style-name="ce6"/>
          <table:table-cell office:value-type="string" table:style-name="ce9">
            <text:p>Average Time</text:p>
          </table:table-cell>
          <table:table-cell table:number-columns-repeated="3" table:style-name="ce3"/>
          <table:table-cell table:number-columns-repeated="1637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29428" table:style-name="ce8">
            <text:p>29428</text:p>
          </table:table-cell>
          <table:table-cell office:value-type="float" office:value="15702" table:style-name="ce8">
            <text:p>15702</text:p>
          </table:table-cell>
          <table:table-cell office:value-type="float" office:value="24668" table:style-name="ce8">
            <text:p>24668</text:p>
          </table:table-cell>
          <table:table-cell table:number-columns-repeated="2" table:style-name="ce6"/>
          <table:table-cell table:style-name="ce3"/>
          <table:table-cell office:value-type="string" table:style-name="ce3">
            <text:p>Put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Delet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29428" table:formula="of:=AVERAGE([.B2])" table:style-name="ce5">
            <text:p>29428</text:p>
          </table:table-cell>
          <table:table-cell office:value-type="float" office:value="15702" table:formula="of:=AVERAGE([.C2])" table:style-name="ce5">
            <text:p>15702</text:p>
          </table:table-cell>
          <table:table-cell office:value-type="float" office:value="24668" table:formula="of:=AVERAGE([.D2])" table:style-name="ce5">
            <text:p>24668</text:p>
          </table:table-cell>
          <table:table-cell table:number-columns-repeated="2" table:style-name="ce6"/>
          <table:table-cell office:value-type="float" office:value="1" table:style-name="ce3">
            <text:p>1</text:p>
          </table:table-cell>
          <table:table-cell office:value-type="float" office:value="29428" table:formula="of:=[.B3]" table:style-name="ce3">
            <text:p>29428</text:p>
          </table:table-cell>
          <table:table-cell office:value-type="float" office:value="15702" table:formula="of:=[.C3]" table:style-name="ce3">
            <text:p>15702</text:p>
          </table:table-cell>
          <table:table-cell office:value-type="float" office:value="24668" table:formula="of:=[.D3]" table:style-name="ce3">
            <text:p>24668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2.9428000000000001" table:formula="of:=[.B3]/10000" table:style-name="ce5">
            <text:p>2.9428</text:p>
          </table:table-cell>
          <table:table-cell office:value-type="float" office:value="1.5702" table:formula="of:=[.C3]/10000" table:style-name="ce5">
            <text:p>1.5702</text:p>
          </table:table-cell>
          <table:table-cell office:value-type="float" office:value="2.4668000000000001" table:formula="of:=[.D3]/10000" table:style-name="ce5">
            <text:p>2.4668</text:p>
          </table:table-cell>
          <table:table-cell table:number-columns-repeated="2" table:style-name="ce6"/>
          <table:table-cell office:value-type="float" office:value="2" table:style-name="ce3">
            <text:p>2</text:p>
          </table:table-cell>
          <table:table-cell office:value-type="float" office:value="32250" table:formula="of:=[.B9]" table:style-name="ce3">
            <text:p>32250</text:p>
          </table:table-cell>
          <table:table-cell office:value-type="float" office:value="22727.5" table:formula="of:=[.C9]" table:style-name="ce3">
            <text:p>22727.5</text:p>
          </table:table-cell>
          <table:table-cell office:value-type="float" office:value="32071.5" table:formula="of:=[.D9]" table:style-name="ce3">
            <text:p>32071.5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339.81242354220473" table:formula="of:=(10000/MAX([.B2]))*1000" table:style-name="ce5">
            <text:p>339.8124235</text:p>
          </table:table-cell>
          <table:table-cell office:value-type="float" office:value="636.86154629983434" table:formula="of:=(10000/MAX([.C2]))*1000" table:style-name="ce5">
            <text:p>636.8615463</text:p>
          </table:table-cell>
          <table:table-cell office:value-type="float" office:value="405.38349278417382" table:formula="of:=(10000/MAX([.D2]))*1000" table:style-name="ce5">
            <text:p>405.3834928</text:p>
          </table:table-cell>
          <table:table-cell table:number-columns-repeated="2" table:style-name="ce6"/>
          <table:table-cell office:value-type="float" office:value="4" table:style-name="ce3">
            <text:p>4</text:p>
          </table:table-cell>
          <table:table-cell office:value-type="float" office:value="47241.5" table:formula="of:=[.B17]" table:style-name="ce3">
            <text:p>47241.5</text:p>
          </table:table-cell>
          <table:table-cell office:value-type="float" office:value="57939.25" table:formula="of:=[.C17]" table:style-name="ce3">
            <text:p>57939.25</text:p>
          </table:table-cell>
          <table:table-cell office:value-type="float" office:value="58243.25" table:formula="of:=[.D17]" table:style-name="ce3">
            <text:p>58243.25</text:p>
          </table:table-cell>
          <table:table-cell table:number-columns-repeated="16374"/>
        </table:table-row>
        <table:table-row table:style-name="ro2">
          <table:table-cell table:number-columns-repeated="6" table:style-name="ce6"/>
          <table:table-cell office:value-type="float" office:value="8" table:style-name="ce3">
            <text:p>8</text:p>
          </table:table-cell>
          <table:table-cell office:value-type="float" office:value="97199.75" table:formula="of:=[.B29]" table:style-name="ce3">
            <text:p>97199.75</text:p>
          </table:table-cell>
          <table:table-cell office:value-type="float" office:value="134538.5" table:formula="of:=[.C29]" table:style-name="ce3">
            <text:p>134538.5</text:p>
          </table:table-cell>
          <table:table-cell office:value-type="float" office:value="136218.625" table:formula="of:=[.D29]" table:style-name="ce3">
            <text:p>136218.62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31074" table:style-name="ce8">
            <text:p>31074</text:p>
          </table:table-cell>
          <table:table-cell office:value-type="float" office:value="22840" table:style-name="ce8">
            <text:p>22840</text:p>
          </table:table-cell>
          <table:table-cell office:value-type="float" office:value="32064" table:style-name="ce8">
            <text:p>32064</text:p>
          </table:table-cell>
          <table:table-cell table:number-columns-repeated="2" table:style-name="ce6"/>
          <table:table-cell office:value-type="float" office:value="16" table:style-name="ce2">
            <text:p>16</text:p>
          </table:table-cell>
          <table:table-cell office:value-type="float" office:value="229065" table:formula="of:=[.B49]" table:style-name="ce2">
            <text:p>229065</text:p>
          </table:table-cell>
          <table:table-cell office:value-type="float" office:value="276538.375" table:formula="of:=[.C49]" table:style-name="ce2">
            <text:p>276538.375</text:p>
          </table:table-cell>
          <table:table-cell office:value-type="float" office:value="279890.5625" table:formula="of:=[.D49]" table:style-name="ce2">
            <text:p>279890.562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2</text:p>
          </table:table-cell>
          <table:table-cell office:value-type="float" office:value="33426" table:style-name="ce8">
            <text:p>33426</text:p>
          </table:table-cell>
          <table:table-cell office:value-type="float" office:value="22615" table:style-name="ce8">
            <text:p>22615</text:p>
          </table:table-cell>
          <table:table-cell office:value-type="float" office:value="32079" table:style-name="ce8">
            <text:p>32079</text:p>
          </table:table-cell>
          <table:table-cell table:number-columns-repeated="2" table:style-name="ce6"/>
          <table:table-cell table:number-columns-repeated="4" table:style-name="ce3"/>
          <table:table-cell table:number-columns-repeated="16374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32250" table:formula="of:=AVERAGE([.B7:.B8])" table:style-name="ce5">
            <text:p>32250</text:p>
          </table:table-cell>
          <table:table-cell office:value-type="float" office:value="22727.5" table:formula="of:=AVERAGE([.C7:.C8])" table:style-name="ce5">
            <text:p>22727.5</text:p>
          </table:table-cell>
          <table:table-cell office:value-type="float" office:value="32071.5" table:formula="of:=AVERAGE([.D7:.D8])" table:style-name="ce5">
            <text:p>32071.5</text:p>
          </table:table-cell>
          <table:table-cell table:number-columns-repeated="2" table:style-name="ce6"/>
          <table:table-cell office:value-type="string" table:style-name="ce2">
            <text:p>Latency</text:p>
          </table:table-cell>
          <table:table-cell table:number-columns-repeated="3" table:style-name="ce2"/>
          <table:table-cell table:number-columns-repeated="16374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3.2250000000000001" table:formula="of:=[.B9]/10000" table:style-name="ce5">
            <text:p>3.225</text:p>
          </table:table-cell>
          <table:table-cell office:value-type="float" office:value="2.2727499999999998" table:formula="of:=[.C9]/10000" table:style-name="ce5">
            <text:p>2.27275</text:p>
          </table:table-cell>
          <table:table-cell office:value-type="float" office:value="3.2071499999999999" table:formula="of:=[.D9]/10000" table:style-name="ce5">
            <text:p>3.20715</text:p>
          </table:table-cell>
          <table:table-cell table:number-columns-repeated="2" table:style-name="ce6"/>
          <table:table-cell table:style-name="ce2"/>
          <table:table-cell office:value-type="string" table:style-name="ce2">
            <text:p>Put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Delet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598.33662418476626" table:formula="of:=(20000/MAX([.B7:.B8]))*1000" table:style-name="ce5">
            <text:p>598.3366242</text:p>
          </table:table-cell>
          <table:table-cell office:value-type="float" office:value="875.65674255691772" table:formula="of:=(20000/MAX([.C7:.C8]))*1000" table:style-name="ce5">
            <text:p>875.6567426</text:p>
          </table:table-cell>
          <table:table-cell office:value-type="float" office:value="623.46083107328786" table:formula="of:=(20000/MAX([.D7:.D8]))*1000" table:style-name="ce5">
            <text:p>623.4608311</text:p>
          </table:table-cell>
          <table:table-cell table:number-columns-repeated="2" table:style-name="ce6"/>
          <table:table-cell office:value-type="float" office:value="1" table:style-name="ce2">
            <text:p>1</text:p>
          </table:table-cell>
          <table:table-cell office:value-type="float" office:value="2.9428000000000001" table:formula="of:=[.B4]" table:style-name="ce2">
            <text:p>2.9428</text:p>
          </table:table-cell>
          <table:table-cell office:value-type="float" office:value="1.5702" table:formula="of:=[.C4]" table:style-name="ce2">
            <text:p>1.5702</text:p>
          </table:table-cell>
          <table:table-cell office:value-type="float" office:value="2.4668000000000001" table:formula="of:=[.D4]" table:style-name="ce2">
            <text:p>2.4668</text:p>
          </table:table-cell>
          <table:table-cell table:number-columns-repeated="16374"/>
        </table:table-row>
        <table:table-row table:style-name="ro2">
          <table:table-cell table:number-columns-repeated="6" table:style-name="ce6"/>
          <table:table-cell office:value-type="float" office:value="2" table:style-name="ce2">
            <text:p>2</text:p>
          </table:table-cell>
          <table:table-cell office:value-type="float" office:value="3.2250000000000001" table:formula="of:=[.B10]" table:style-name="ce2">
            <text:p>3.225</text:p>
          </table:table-cell>
          <table:table-cell office:value-type="float" office:value="2.2727499999999998" table:formula="of:=[.C10]" table:style-name="ce2">
            <text:p>2.27275</text:p>
          </table:table-cell>
          <table:table-cell office:value-type="float" office:value="3.2071499999999999" table:formula="of:=[.D10]" table:style-name="ce2">
            <text:p>3.2071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45712" table:style-name="ce8">
            <text:p>45712</text:p>
          </table:table-cell>
          <table:table-cell office:value-type="float" office:value="56844" table:style-name="ce8">
            <text:p>56844</text:p>
          </table:table-cell>
          <table:table-cell office:value-type="float" office:value="57405" table:style-name="ce8">
            <text:p>57405</text:p>
          </table:table-cell>
          <table:table-cell table:number-columns-repeated="2" table:style-name="ce6"/>
          <table:table-cell office:value-type="float" office:value="4" table:style-name="ce2">
            <text:p>4</text:p>
          </table:table-cell>
          <table:table-cell office:value-type="float" office:value="4.7241499999999998" table:formula="of:=[.B18]" table:style-name="ce2">
            <text:p>4.72415</text:p>
          </table:table-cell>
          <table:table-cell office:value-type="float" office:value="5.7939249999999998" table:formula="of:=[.C18]" table:style-name="ce2">
            <text:p>5.793925</text:p>
          </table:table-cell>
          <table:table-cell office:value-type="float" office:value="5.824325" table:formula="of:=[.D18]" table:style-name="ce2">
            <text:p>5.82432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2</text:p>
          </table:table-cell>
          <table:table-cell office:value-type="float" office:value="46327" table:style-name="ce8">
            <text:p>46327</text:p>
          </table:table-cell>
          <table:table-cell office:value-type="float" office:value="57342" table:style-name="ce8">
            <text:p>57342</text:p>
          </table:table-cell>
          <table:table-cell office:value-type="float" office:value="58329" table:style-name="ce8">
            <text:p>58329</text:p>
          </table:table-cell>
          <table:table-cell table:number-columns-repeated="2" table:style-name="ce6"/>
          <table:table-cell office:value-type="float" office:value="8" table:style-name="ce2">
            <text:p>8</text:p>
          </table:table-cell>
          <table:table-cell office:value-type="float" office:value="9.7199749999999998" table:formula="of:=[.B30]" table:style-name="ce2">
            <text:p>9.719975</text:p>
          </table:table-cell>
          <table:table-cell office:value-type="float" office:value="13.453849999999999" table:formula="of:=[.C30]" table:style-name="ce2">
            <text:p>13.45385</text:p>
          </table:table-cell>
          <table:table-cell office:value-type="float" office:value="13.621862500000001" table:formula="of:=[.D30]" table:style-name="ce2">
            <text:p>13.621862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3</text:p>
          </table:table-cell>
          <table:table-cell office:value-type="float" office:value="49345" table:style-name="ce8">
            <text:p>49345</text:p>
          </table:table-cell>
          <table:table-cell office:value-type="float" office:value="58917" table:style-name="ce8">
            <text:p>58917</text:p>
          </table:table-cell>
          <table:table-cell office:value-type="float" office:value="57782" table:style-name="ce8">
            <text:p>57782</text:p>
          </table:table-cell>
          <table:table-cell table:number-columns-repeated="2" table:style-name="ce6"/>
          <table:table-cell office:value-type="float" office:value="16" table:style-name="ce2">
            <text:p>16</text:p>
          </table:table-cell>
          <table:table-cell office:value-type="float" office:value="22.906500000000001" table:formula="of:=[.B50]" table:style-name="ce2">
            <text:p>22.9065</text:p>
          </table:table-cell>
          <table:table-cell office:value-type="float" office:value="27.653837500000002" table:formula="of:=[.C50]" table:style-name="ce2">
            <text:p>27.6538375</text:p>
          </table:table-cell>
          <table:table-cell office:value-type="float" office:value="27.989056250000001" table:formula="of:=[.D50]" table:style-name="ce2">
            <text:p>27.9890562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4</text:p>
          </table:table-cell>
          <table:table-cell office:value-type="float" office:value="47582" table:style-name="ce8">
            <text:p>47582</text:p>
          </table:table-cell>
          <table:table-cell office:value-type="float" office:value="58654" table:style-name="ce8">
            <text:p>58654</text:p>
          </table:table-cell>
          <table:table-cell office:value-type="float" office:value="59457" table:style-name="ce8">
            <text:p>59457</text:p>
          </table:table-cell>
          <table:table-cell table:number-columns-repeated="2" table:style-name="ce6"/>
          <table:table-cell table:number-columns-repeated="4" table:style-name="ce2"/>
          <table:table-cell table:number-columns-repeated="16374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47241.5" table:formula="of:=AVERAGE([.B13:.B16])" table:style-name="ce5">
            <text:p>47241.5</text:p>
          </table:table-cell>
          <table:table-cell office:value-type="float" office:value="57939.25" table:formula="of:=AVERAGE([.C13:.C16])" table:style-name="ce5">
            <text:p>57939.25</text:p>
          </table:table-cell>
          <table:table-cell office:value-type="float" office:value="58243.25" table:formula="of:=AVERAGE([.D13:.D16])" table:style-name="ce5">
            <text:p>58243.25</text:p>
          </table:table-cell>
          <table:table-cell table:number-columns-repeated="2" table:style-name="ce6"/>
          <table:table-cell office:value-type="string" table:style-name="ce2">
            <text:p>Throughput</text:p>
          </table:table-cell>
          <table:table-cell table:number-columns-repeated="3" table:style-name="ce2"/>
          <table:table-cell table:number-columns-repeated="16374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4.7241499999999998" table:formula="of:=[.B17]/10000" table:style-name="ce5">
            <text:p>4.72415</text:p>
          </table:table-cell>
          <table:table-cell office:value-type="float" office:value="5.7939249999999998" table:formula="of:=[.C17]/10000" table:style-name="ce5">
            <text:p>5.793925</text:p>
          </table:table-cell>
          <table:table-cell office:value-type="float" office:value="5.824325" table:formula="of:=[.D17]/10000" table:style-name="ce5">
            <text:p>5.824325</text:p>
          </table:table-cell>
          <table:table-cell table:number-columns-repeated="2" table:style-name="ce6"/>
          <table:table-cell table:style-name="ce2"/>
          <table:table-cell office:value-type="string" table:style-name="ce2">
            <text:p>Put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Delet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810.61911034552634" table:formula="of:=(40000/MAX([.B13:.B16]))*1000" table:style-name="ce5">
            <text:p>810.6191103</text:p>
          </table:table-cell>
          <table:table-cell office:value-type="float" office:value="678.92119422238056" table:formula="of:=(40000/MAX([.C13:.C16]))*1000" table:style-name="ce5">
            <text:p>678.9211942</text:p>
          </table:table-cell>
          <table:table-cell office:value-type="float" office:value="672.75510032460431" table:formula="of:=(40000/MAX([.D13:.D16]))*1000" table:style-name="ce5">
            <text:p>672.7551003</text:p>
          </table:table-cell>
          <table:table-cell table:number-columns-repeated="2" table:style-name="ce6"/>
          <table:table-cell office:value-type="float" office:value="1" table:style-name="ce2">
            <text:p>1</text:p>
          </table:table-cell>
          <table:table-cell office:value-type="float" office:value="339.81242354220473" table:formula="of:=[.B5]" table:style-name="ce2">
            <text:p>339.8124235</text:p>
          </table:table-cell>
          <table:table-cell office:value-type="float" office:value="636.86154629983434" table:formula="of:=[.C5]" table:style-name="ce2">
            <text:p>636.8615463</text:p>
          </table:table-cell>
          <table:table-cell office:value-type="float" office:value="405.38349278417382" table:formula="of:=[.D5]" table:style-name="ce2">
            <text:p>405.3834928</text:p>
          </table:table-cell>
          <table:table-cell table:number-columns-repeated="16374"/>
        </table:table-row>
        <table:table-row table:style-name="ro2">
          <table:table-cell table:number-columns-repeated="6" table:style-name="ce6"/>
          <table:table-cell office:value-type="float" office:value="2" table:style-name="ce2">
            <text:p>2</text:p>
          </table:table-cell>
          <table:table-cell office:value-type="float" office:value="598.33662418476626" table:formula="of:=[.B11]" table:style-name="ce2">
            <text:p>598.3366242</text:p>
          </table:table-cell>
          <table:table-cell office:value-type="float" office:value="875.65674255691772" table:formula="of:=[.C11]" table:style-name="ce2">
            <text:p>875.6567426</text:p>
          </table:table-cell>
          <table:table-cell office:value-type="float" office:value="623.46083107328786" table:formula="of:=[.D11]" table:style-name="ce2">
            <text:p>623.4608311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91285" table:style-name="ce8">
            <text:p>91285</text:p>
          </table:table-cell>
          <table:table-cell office:value-type="float" office:value="133699" table:style-name="ce8">
            <text:p>133699</text:p>
          </table:table-cell>
          <table:table-cell office:value-type="float" office:value="141794" table:style-name="ce8">
            <text:p>141794</text:p>
          </table:table-cell>
          <table:table-cell table:number-columns-repeated="2" table:style-name="ce6"/>
          <table:table-cell office:value-type="float" office:value="4" table:style-name="ce2">
            <text:p>4</text:p>
          </table:table-cell>
          <table:table-cell office:value-type="float" office:value="810.61911034552634" table:formula="of:=[.B19]" table:style-name="ce2">
            <text:p>810.6191103</text:p>
          </table:table-cell>
          <table:table-cell office:value-type="float" office:value="678.92119422238056" table:formula="of:=[.C19]" table:style-name="ce2">
            <text:p>678.9211942</text:p>
          </table:table-cell>
          <table:table-cell office:value-type="float" office:value="672.75510032460431" table:formula="of:=[.D19]" table:style-name="ce2">
            <text:p>672.755100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2</text:p>
          </table:table-cell>
          <table:table-cell office:value-type="float" office:value="92803" table:style-name="ce8">
            <text:p>92803</text:p>
          </table:table-cell>
          <table:table-cell office:value-type="float" office:value="134137" table:style-name="ce8">
            <text:p>134137</text:p>
          </table:table-cell>
          <table:table-cell office:value-type="float" office:value="134850" table:style-name="ce8">
            <text:p>134850</text:p>
          </table:table-cell>
          <table:table-cell table:number-columns-repeated="2" table:style-name="ce6"/>
          <table:table-cell office:value-type="float" office:value="8" table:style-name="ce2">
            <text:p>8</text:p>
          </table:table-cell>
          <table:table-cell office:value-type="float" office:value="660.66016466954602" table:formula="of:=[.B31]" table:style-name="ce2">
            <text:p>660.6601647</text:p>
          </table:table-cell>
          <table:table-cell office:value-type="float" office:value="588.9931897662434" table:formula="of:=[.C31]" table:style-name="ce2">
            <text:p>588.9931898</text:p>
          </table:table-cell>
          <table:table-cell office:value-type="float" office:value="562.8610225777627" table:formula="of:=[.D31]" table:style-name="ce2">
            <text:p>562.8610226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3</text:p>
          </table:table-cell>
          <table:table-cell office:value-type="float" office:value="93616" table:style-name="ce8">
            <text:p>93616</text:p>
          </table:table-cell>
          <table:table-cell office:value-type="float" office:value="133764" table:style-name="ce8">
            <text:p>133764</text:p>
          </table:table-cell>
          <table:table-cell office:value-type="float" office:value="132868" table:style-name="ce8">
            <text:p>132868</text:p>
          </table:table-cell>
          <table:table-cell table:number-columns-repeated="2" table:style-name="ce6"/>
          <table:table-cell office:value-type="float" office:value="16" table:style-name="ce2">
            <text:p>16</text:p>
          </table:table-cell>
          <table:table-cell office:value-type="float" office:value="504.17361218335532" table:formula="of:=[.B51]" table:style-name="ce2">
            <text:p>504.1736122</text:p>
          </table:table-cell>
          <table:table-cell office:value-type="float" office:value="324.29627707873914" table:formula="of:=[.C51]" table:style-name="ce2">
            <text:p>324.2962771</text:p>
          </table:table-cell>
          <table:table-cell office:value-type="float" office:value="479.30309330233837" table:formula="of:=[.D51]" table:style-name="ce2">
            <text:p>479.3030933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4</text:p>
          </table:table-cell>
          <table:table-cell office:value-type="float" office:value="92282" table:style-name="ce8">
            <text:p>92282</text:p>
          </table:table-cell>
          <table:table-cell office:value-type="float" office:value="133836" table:style-name="ce8">
            <text:p>133836</text:p>
          </table:table-cell>
          <table:table-cell office:value-type="float" office:value="132994" table:style-name="ce8">
            <text:p>132994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Client5</text:p>
          </table:table-cell>
          <table:table-cell office:value-type="float" office:value="96317" table:style-name="ce8">
            <text:p>96317</text:p>
          </table:table-cell>
          <table:table-cell office:value-type="float" office:value="135484" table:style-name="ce8">
            <text:p>135484</text:p>
          </table:table-cell>
          <table:table-cell office:value-type="float" office:value="142131" table:style-name="ce8">
            <text:p>142131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Client6</text:p>
          </table:table-cell>
          <table:table-cell office:value-type="float" office:value="121091" table:style-name="ce8">
            <text:p>121091</text:p>
          </table:table-cell>
          <table:table-cell office:value-type="float" office:value="135825" table:style-name="ce8">
            <text:p>135825</text:p>
          </table:table-cell>
          <table:table-cell office:value-type="float" office:value="138183" table:style-name="ce8">
            <text:p>138183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Client7</text:p>
          </table:table-cell>
          <table:table-cell office:value-type="float" office:value="97658" table:style-name="ce8">
            <text:p>97658</text:p>
          </table:table-cell>
          <table:table-cell office:value-type="float" office:value="134831" table:style-name="ce8">
            <text:p>134831</text:p>
          </table:table-cell>
          <table:table-cell office:value-type="float" office:value="133395" table:style-name="ce8">
            <text:p>133395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Client8</text:p>
          </table:table-cell>
          <table:table-cell office:value-type="float" office:value="92546" table:style-name="ce8">
            <text:p>92546</text:p>
          </table:table-cell>
          <table:table-cell office:value-type="float" office:value="134732" table:style-name="ce8">
            <text:p>134732</text:p>
          </table:table-cell>
          <table:table-cell office:value-type="float" office:value="133534" table:style-name="ce8">
            <text:p>133534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97199.75" table:formula="of:=AVERAGE([.B21:.B28])" table:style-name="ce5">
            <text:p>97199.75</text:p>
          </table:table-cell>
          <table:table-cell office:value-type="float" office:value="134538.5" table:formula="of:=AVERAGE([.C21:.C28])" table:style-name="ce5">
            <text:p>134538.5</text:p>
          </table:table-cell>
          <table:table-cell office:value-type="float" office:value="136218.625" table:formula="of:=AVERAGE([.D21:.D28])" table:style-name="ce5">
            <text:p>136218.625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9.7199749999999998" table:formula="of:=[.B29]/10000" table:style-name="ce5">
            <text:p>9.719975</text:p>
          </table:table-cell>
          <table:table-cell office:value-type="float" office:value="13.453849999999999" table:formula="of:=[.C29]/10000" table:style-name="ce5">
            <text:p>13.45385</text:p>
          </table:table-cell>
          <table:table-cell office:value-type="float" office:value="13.621862500000001" table:formula="of:=[.D29]/10000" table:style-name="ce5">
            <text:p>13.6218625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660.66016466954602" table:formula="of:=(80000/MAX([.B21:.B28]))*1000" table:style-name="ce5">
            <text:p>660.6601647</text:p>
          </table:table-cell>
          <table:table-cell office:value-type="float" office:value="588.9931897662434" table:formula="of:=(80000/MAX([.C21:.C28]))*1000" table:style-name="ce5">
            <text:p>588.9931898</text:p>
          </table:table-cell>
          <table:table-cell office:value-type="float" office:value="562.8610225777627" table:formula="of:=(80000/MAX([.D21:.D28]))*1000" table:style-name="ce5">
            <text:p>562.8610226</text:p>
          </table:table-cell>
          <table:table-cell table:number-columns-repeated="1020" table:style-name="ce6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313483" table:style-name="ce8">
            <text:p>313483</text:p>
          </table:table-cell>
          <table:table-cell office:value-type="float" office:value="263096" table:style-name="ce8">
            <text:p>263096</text:p>
          </table:table-cell>
          <table:table-cell office:value-type="float" office:value="264297" table:style-name="ce8">
            <text:p>26429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2</text:p>
          </table:table-cell>
          <table:table-cell office:value-type="float" office:value="208134" table:style-name="ce8">
            <text:p>208134</text:p>
          </table:table-cell>
          <table:table-cell office:value-type="float" office:value="259455" table:style-name="ce8">
            <text:p>259455</text:p>
          </table:table-cell>
          <table:table-cell office:value-type="float" office:value="283345" table:style-name="ce8">
            <text:p>28334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3</text:p>
          </table:table-cell>
          <table:table-cell office:value-type="float" office:value="218784" table:style-name="ce8">
            <text:p>218784</text:p>
          </table:table-cell>
          <table:table-cell office:value-type="float" office:value="262475" table:style-name="ce8">
            <text:p>262475</text:p>
          </table:table-cell>
          <table:table-cell office:value-type="float" office:value="333818" table:style-name="ce8">
            <text:p>33381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4</text:p>
          </table:table-cell>
          <table:table-cell office:value-type="float" office:value="214730" table:style-name="ce8">
            <text:p>214730</text:p>
          </table:table-cell>
          <table:table-cell office:value-type="float" office:value="256371" table:style-name="ce8">
            <text:p>256371</text:p>
          </table:table-cell>
          <table:table-cell office:value-type="float" office:value="279676" table:style-name="ce8">
            <text:p>27967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5</text:p>
          </table:table-cell>
          <table:table-cell office:value-type="float" office:value="207653" table:style-name="ce8">
            <text:p>207653</text:p>
          </table:table-cell>
          <table:table-cell office:value-type="float" office:value="265480" table:style-name="ce8">
            <text:p>265480</text:p>
          </table:table-cell>
          <table:table-cell office:value-type="float" office:value="294485" table:style-name="ce8">
            <text:p>29448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6</text:p>
          </table:table-cell>
          <table:table-cell office:value-type="float" office:value="317351" table:style-name="ce8">
            <text:p>317351</text:p>
          </table:table-cell>
          <table:table-cell office:value-type="float" office:value="280259" table:style-name="ce8">
            <text:p>280259</text:p>
          </table:table-cell>
          <table:table-cell office:value-type="float" office:value="277051" table:style-name="ce8">
            <text:p>27705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7</text:p>
          </table:table-cell>
          <table:table-cell office:value-type="float" office:value="199992" table:style-name="ce8">
            <text:p>199992</text:p>
          </table:table-cell>
          <table:table-cell office:value-type="float" office:value="260317" table:style-name="ce8">
            <text:p>260317</text:p>
          </table:table-cell>
          <table:table-cell office:value-type="float" office:value="278759" table:style-name="ce8">
            <text:p>27875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8</text:p>
          </table:table-cell>
          <table:table-cell office:value-type="float" office:value="197505" table:style-name="ce8">
            <text:p>197505</text:p>
          </table:table-cell>
          <table:table-cell office:value-type="float" office:value="259269" table:style-name="ce8">
            <text:p>259269</text:p>
          </table:table-cell>
          <table:table-cell office:value-type="float" office:value="284258" table:style-name="ce8">
            <text:p>28425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9</text:p>
          </table:table-cell>
          <table:table-cell office:value-type="float" office:value="205512" table:style-name="ce8">
            <text:p>205512</text:p>
          </table:table-cell>
          <table:table-cell office:value-type="float" office:value="261045" table:style-name="ce8">
            <text:p>261045</text:p>
          </table:table-cell>
          <table:table-cell office:value-type="float" office:value="276746" table:style-name="ce8">
            <text:p>27674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0</text:p>
          </table:table-cell>
          <table:table-cell office:value-type="float" office:value="207612" table:style-name="ce8">
            <text:p>207612</text:p>
          </table:table-cell>
          <table:table-cell office:value-type="float" office:value="257592" table:style-name="ce8">
            <text:p>257592</text:p>
          </table:table-cell>
          <table:table-cell office:value-type="float" office:value="268218" table:style-name="ce8">
            <text:p>268218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1</text:p>
          </table:table-cell>
          <table:table-cell office:value-type="float" office:value="215679" table:style-name="ce8">
            <text:p>215679</text:p>
          </table:table-cell>
          <table:table-cell office:value-type="float" office:value="262647" table:style-name="ce8">
            <text:p>262647</text:p>
          </table:table-cell>
          <table:table-cell office:value-type="float" office:value="278516" table:style-name="ce8">
            <text:p>27851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2</text:p>
          </table:table-cell>
          <table:table-cell office:value-type="float" office:value="200007" table:style-name="ce8">
            <text:p>200007</text:p>
          </table:table-cell>
          <table:table-cell office:value-type="float" office:value="264173" table:style-name="ce8">
            <text:p>264173</text:p>
          </table:table-cell>
          <table:table-cell office:value-type="float" office:value="281879" table:style-name="ce8">
            <text:p>28187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3</text:p>
          </table:table-cell>
          <table:table-cell office:value-type="float" office:value="212509" table:style-name="ce8">
            <text:p>212509</text:p>
          </table:table-cell>
          <table:table-cell office:value-type="float" office:value="260910" table:style-name="ce8">
            <text:p>260910</text:p>
          </table:table-cell>
          <table:table-cell office:value-type="float" office:value="284280" table:style-name="ce8">
            <text:p>28428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4</text:p>
          </table:table-cell>
          <table:table-cell office:value-type="float" office:value="222420" table:style-name="ce8">
            <text:p>222420</text:p>
          </table:table-cell>
          <table:table-cell office:value-type="float" office:value="258591" table:style-name="ce8">
            <text:p>258591</text:p>
          </table:table-cell>
          <table:table-cell office:value-type="float" office:value="276319" table:style-name="ce8">
            <text:p>27631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5</text:p>
          </table:table-cell>
          <table:table-cell office:value-type="float" office:value="225451" table:style-name="ce8">
            <text:p>225451</text:p>
          </table:table-cell>
          <table:table-cell office:value-type="float" office:value="493376" table:style-name="ce8">
            <text:p>493376</text:p>
          </table:table-cell>
          <table:table-cell office:value-type="float" office:value="252174" table:style-name="ce8">
            <text:p>25217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6</text:p>
          </table:table-cell>
          <table:table-cell office:value-type="float" office:value="298218" table:style-name="ce8">
            <text:p>298218</text:p>
          </table:table-cell>
          <table:table-cell office:value-type="float" office:value="259558" table:style-name="ce8">
            <text:p>259558</text:p>
          </table:table-cell>
          <table:table-cell office:value-type="float" office:value="264428" table:style-name="ce8">
            <text:p>26442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229065" table:formula="of:=AVERAGE([.B33:.B48])" table:style-name="ce5">
            <text:p>229065</text:p>
          </table:table-cell>
          <table:table-cell office:value-type="float" office:value="276538.375" table:formula="of:=AVERAGE([.C33:.C48])" table:style-name="ce5">
            <text:p>276538.375</text:p>
          </table:table-cell>
          <table:table-cell office:value-type="float" office:value="279890.5625" table:formula="of:=AVERAGE([.D33:.D48])" table:style-name="ce5">
            <text:p>279890.56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22.906500000000001" table:formula="of:=[.B49]/10000" table:style-name="ce5">
            <text:p>22.9065</text:p>
          </table:table-cell>
          <table:table-cell office:value-type="float" office:value="27.653837500000002" table:formula="of:=[.C49]/10000" table:style-name="ce5">
            <text:p>27.6538375</text:p>
          </table:table-cell>
          <table:table-cell office:value-type="float" office:value="27.989056250000001" table:formula="of:=[.D49]/10000" table:style-name="ce5">
            <text:p>27.9890562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504.17361218335532" table:formula="of:=(160000/MAX([.B33:.B48]))*1000" table:style-name="ce5">
            <text:p>504.1736122</text:p>
          </table:table-cell>
          <table:table-cell office:value-type="float" office:value="324.29627707873914" table:formula="of:=(160000/MAX([.C33:.C48]))*1000" table:style-name="ce5">
            <text:p>324.2962771</text:p>
          </table:table-cell>
          <table:table-cell office:value-type="float" office:value="479.30309330233837" table:formula="of:=(160000/MAX([.D33:.D48]))*1000" table:style-name="ce5">
            <text:p>479.3030933</text:p>
          </table:table-cell>
          <table:table-cell table:number-columns-repeated="16380"/>
        </table:table-row>
        <table:table-row table:number-rows-repeated="1048525" table:style-name="ro3">
          <table:table-cell table:number-columns-repeated="16384"/>
        </table:table-row>
      </table:table>
      <table:table table:name="CouchDB" table:style-name="ta2">
        <table:table-column table:style-name="co2" table:number-columns-repeated="1024" table:default-cell-style-name="ce6"/>
        <table:table-column table:style-name="co3" table:number-columns-repeated="15360" table:default-cell-style-name="ce1"/>
        <table:table-row table:style-name="ro1">
          <table:table-cell table:style-name="ce6"/>
          <table:table-cell office:value-type="string" table:style-name="ce7">
            <text:p>Put</text:p>
          </table:table-cell>
          <table:table-cell office:value-type="string" table:style-name="ce7">
            <text:p>Get</text:p>
          </table:table-cell>
          <table:table-cell office:value-type="string" table:style-name="ce7">
            <text:p>Delete</text:p>
          </table:table-cell>
          <table:table-cell table:number-columns-repeated="2" table:style-name="ce6"/>
          <table:table-cell office:value-type="string" table:style-name="ce9">
            <text:p>Average Time</text:p>
          </table:table-cell>
          <table:table-cell table:number-columns-repeated="3" table:style-name="ce3"/>
          <table:table-cell table:number-columns-repeated="1637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75706" table:style-name="ce6">
            <text:p>75706</text:p>
          </table:table-cell>
          <table:table-cell office:value-type="float" office:value="68080" table:style-name="ce6">
            <text:p>68080</text:p>
          </table:table-cell>
          <table:table-cell office:value-type="float" office:value="449925" table:style-name="ce6">
            <text:p>449925</text:p>
          </table:table-cell>
          <table:table-cell table:number-columns-repeated="2" table:style-name="ce6"/>
          <table:table-cell table:style-name="ce3"/>
          <table:table-cell office:value-type="string" table:style-name="ce3">
            <text:p>Put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Delet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75706" table:formula="of:=AVERAGE([.B2])" table:style-name="ce5">
            <text:p>75706</text:p>
          </table:table-cell>
          <table:table-cell office:value-type="float" office:value="68080" table:formula="of:=AVERAGE([.C2])" table:style-name="ce5">
            <text:p>68080</text:p>
          </table:table-cell>
          <table:table-cell office:value-type="float" office:value="449925" table:formula="of:=AVERAGE([.D2])" table:style-name="ce5">
            <text:p>449925</text:p>
          </table:table-cell>
          <table:table-cell table:number-columns-repeated="2" table:style-name="ce6"/>
          <table:table-cell office:value-type="float" office:value="1" table:style-name="ce3">
            <text:p>1</text:p>
          </table:table-cell>
          <table:table-cell office:value-type="float" office:value="75706" table:formula="of:=[.B3]" table:style-name="ce3">
            <text:p>75706</text:p>
          </table:table-cell>
          <table:table-cell office:value-type="float" office:value="68080" table:formula="of:=[.C3]" table:style-name="ce3">
            <text:p>68080</text:p>
          </table:table-cell>
          <table:table-cell office:value-type="float" office:value="449925" table:formula="of:=[.D3]" table:style-name="ce3">
            <text:p>449925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7.5705999999999998" table:formula="of:=[.B3]/10000" table:style-name="ce5">
            <text:p>7.5706</text:p>
          </table:table-cell>
          <table:table-cell office:value-type="float" office:value="6.8079999999999998" table:formula="of:=[.C3]/10000" table:style-name="ce5">
            <text:p>6.808</text:p>
          </table:table-cell>
          <table:table-cell office:value-type="float" office:value="44.9925" table:formula="of:=[.D3]/10000" table:style-name="ce5">
            <text:p>44.9925</text:p>
          </table:table-cell>
          <table:table-cell table:number-columns-repeated="2" table:style-name="ce6"/>
          <table:table-cell office:value-type="float" office:value="2" table:style-name="ce3">
            <text:p>2</text:p>
          </table:table-cell>
          <table:table-cell office:value-type="float" office:value="75773" table:formula="of:=[.B9]" table:style-name="ce3">
            <text:p>75773</text:p>
          </table:table-cell>
          <table:table-cell office:value-type="float" office:value="67172.5" table:formula="of:=[.C9]" table:style-name="ce3">
            <text:p>67172.5</text:p>
          </table:table-cell>
          <table:table-cell office:value-type="float" office:value="447419.5" table:formula="of:=[.D9]" table:style-name="ce3">
            <text:p>447419.5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132.08992682218053" table:formula="of:=(10000/MAX([.B2]))*1000" table:style-name="ce5">
            <text:p>132.0899268</text:p>
          </table:table-cell>
          <table:table-cell office:value-type="float" office:value="146.88601645123384" table:formula="of:=(10000/MAX([.C2]))*1000" table:style-name="ce5">
            <text:p>146.8860165</text:p>
          </table:table-cell>
          <table:table-cell office:value-type="float" office:value="22.225926543312774" table:formula="of:=(10000/MAX([.D2]))*1000" table:style-name="ce5">
            <text:p>22.22592654</text:p>
          </table:table-cell>
          <table:table-cell table:number-columns-repeated="2" table:style-name="ce6"/>
          <table:table-cell office:value-type="float" office:value="4" table:style-name="ce3">
            <text:p>4</text:p>
          </table:table-cell>
          <table:table-cell office:value-type="float" office:value="75989.25" table:formula="of:=[.B17]" table:style-name="ce3">
            <text:p>75989.25</text:p>
          </table:table-cell>
          <table:table-cell office:value-type="float" office:value="68136" table:formula="of:=[.C17]" table:style-name="ce3">
            <text:p>68136</text:p>
          </table:table-cell>
          <table:table-cell office:value-type="float" office:value="447650" table:formula="of:=[.D17]" table:style-name="ce3">
            <text:p>447650</text:p>
          </table:table-cell>
          <table:table-cell table:number-columns-repeated="16374"/>
        </table:table-row>
        <table:table-row table:style-name="ro2">
          <table:table-cell table:style-name="ce4"/>
          <table:table-cell table:number-columns-repeated="5" table:style-name="ce6"/>
          <table:table-cell office:value-type="float" office:value="8" table:style-name="ce3">
            <text:p>8</text:p>
          </table:table-cell>
          <table:table-cell office:value-type="float" office:value="76211.125" table:formula="of:=[.B29]" table:style-name="ce3">
            <text:p>76211.125</text:p>
          </table:table-cell>
          <table:table-cell office:value-type="float" office:value="68744.125" table:formula="of:=[.C29]" table:style-name="ce3">
            <text:p>68744.125</text:p>
          </table:table-cell>
          <table:table-cell office:value-type="float" office:value="451970.75" table:formula="of:=[.D29]" table:style-name="ce3">
            <text:p>451970.7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75753" table:style-name="ce6">
            <text:p>75753</text:p>
          </table:table-cell>
          <table:table-cell office:value-type="float" office:value="67246" table:style-name="ce6">
            <text:p>67246</text:p>
          </table:table-cell>
          <table:table-cell office:value-type="float" office:value="447868" table:style-name="ce6">
            <text:p>447868</text:p>
          </table:table-cell>
          <table:table-cell table:number-columns-repeated="2" table:style-name="ce6"/>
          <table:table-cell office:value-type="float" office:value="16" table:style-name="ce2">
            <text:p>16</text:p>
          </table:table-cell>
          <table:table-cell office:value-type="float" office:value="78295.9375" table:formula="of:=[.B49]" table:style-name="ce2">
            <text:p>78295.9375</text:p>
          </table:table-cell>
          <table:table-cell office:value-type="float" office:value="68998" table:formula="of:=[.C49]" table:style-name="ce2">
            <text:p>68998</text:p>
          </table:table-cell>
          <table:table-cell office:value-type="float" office:value="448421.375" table:formula="of:=[.D49]" table:style-name="ce2">
            <text:p>448421.37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2</text:p>
          </table:table-cell>
          <table:table-cell office:value-type="float" office:value="75793" table:style-name="ce6">
            <text:p>75793</text:p>
          </table:table-cell>
          <table:table-cell office:value-type="float" office:value="67099" table:style-name="ce6">
            <text:p>67099</text:p>
          </table:table-cell>
          <table:table-cell office:value-type="float" office:value="446971" table:style-name="ce6">
            <text:p>446971</text:p>
          </table:table-cell>
          <table:table-cell table:number-columns-repeated="2" table:style-name="ce6"/>
          <table:table-cell table:number-columns-repeated="4" table:style-name="ce3"/>
          <table:table-cell table:number-columns-repeated="16374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75773" table:formula="of:=AVERAGE([.B7:.B8])" table:style-name="ce5">
            <text:p>75773</text:p>
          </table:table-cell>
          <table:table-cell office:value-type="float" office:value="67172.5" table:formula="of:=AVERAGE([.C7:.C8])" table:style-name="ce5">
            <text:p>67172.5</text:p>
          </table:table-cell>
          <table:table-cell office:value-type="float" office:value="447419.5" table:formula="of:=AVERAGE([.D7:.D8])" table:style-name="ce5">
            <text:p>447419.5</text:p>
          </table:table-cell>
          <table:table-cell table:number-columns-repeated="2" table:style-name="ce6"/>
          <table:table-cell office:value-type="string" table:style-name="ce2">
            <text:p>Latency</text:p>
          </table:table-cell>
          <table:table-cell table:number-columns-repeated="3" table:style-name="ce2"/>
          <table:table-cell table:number-columns-repeated="16374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7.5773000000000001" table:formula="of:=[.B9]/10000" table:style-name="ce5">
            <text:p>7.5773</text:p>
          </table:table-cell>
          <table:table-cell office:value-type="float" office:value="6.7172499999999999" table:formula="of:=[.C9]/10000" table:style-name="ce5">
            <text:p>6.71725</text:p>
          </table:table-cell>
          <table:table-cell office:value-type="float" office:value="44.741950000000003" table:formula="of:=[.D9]/10000" table:style-name="ce5">
            <text:p>44.74195</text:p>
          </table:table-cell>
          <table:table-cell table:number-columns-repeated="2" table:style-name="ce6"/>
          <table:table-cell table:style-name="ce2"/>
          <table:table-cell office:value-type="string" table:style-name="ce2">
            <text:p>Put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Delet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263.87661129655771" table:formula="of:=(20000/MAX([.B7:.B8]))*1000" table:style-name="ce5">
            <text:p>263.8766113</text:p>
          </table:table-cell>
          <table:table-cell office:value-type="float" office:value="297.41545965559288" table:formula="of:=(20000/MAX([.C7:.C8]))*1000" table:style-name="ce5">
            <text:p>297.4154597</text:p>
          </table:table-cell>
          <table:table-cell office:value-type="float" office:value="44.656014718622451" table:formula="of:=(20000/MAX([.D7:.D8]))*1000" table:style-name="ce5">
            <text:p>44.65601472</text:p>
          </table:table-cell>
          <table:table-cell table:number-columns-repeated="2" table:style-name="ce6"/>
          <table:table-cell office:value-type="float" office:value="1" table:style-name="ce2">
            <text:p>1</text:p>
          </table:table-cell>
          <table:table-cell office:value-type="float" office:value="7.5705999999999998" table:formula="of:=[.B4]" table:style-name="ce2">
            <text:p>7.5706</text:p>
          </table:table-cell>
          <table:table-cell office:value-type="float" office:value="6.8079999999999998" table:formula="of:=[.C4]" table:style-name="ce2">
            <text:p>6.808</text:p>
          </table:table-cell>
          <table:table-cell office:value-type="float" office:value="44.9925" table:formula="of:=[.D4]" table:style-name="ce2">
            <text:p>44.9925</text:p>
          </table:table-cell>
          <table:table-cell table:number-columns-repeated="16374"/>
        </table:table-row>
        <table:table-row table:style-name="ro2">
          <table:table-cell table:number-columns-repeated="6" table:style-name="ce6"/>
          <table:table-cell office:value-type="float" office:value="2" table:style-name="ce2">
            <text:p>2</text:p>
          </table:table-cell>
          <table:table-cell office:value-type="float" office:value="7.5773000000000001" table:formula="of:=[.B10]" table:style-name="ce2">
            <text:p>7.5773</text:p>
          </table:table-cell>
          <table:table-cell office:value-type="float" office:value="6.7172499999999999" table:formula="of:=[.C10]" table:style-name="ce2">
            <text:p>6.71725</text:p>
          </table:table-cell>
          <table:table-cell office:value-type="float" office:value="44.741950000000003" table:formula="of:=[.D10]" table:style-name="ce2">
            <text:p>44.7419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75483" table:style-name="ce6">
            <text:p>75483</text:p>
          </table:table-cell>
          <table:table-cell office:value-type="float" office:value="66947" table:style-name="ce6">
            <text:p>66947</text:p>
          </table:table-cell>
          <table:table-cell office:value-type="float" office:value="447650" table:style-name="ce6">
            <text:p>447650</text:p>
          </table:table-cell>
          <table:table-cell table:number-columns-repeated="2" table:style-name="ce6"/>
          <table:table-cell office:value-type="float" office:value="4" table:style-name="ce2">
            <text:p>4</text:p>
          </table:table-cell>
          <table:table-cell office:value-type="float" office:value="7.5989250000000004" table:formula="of:=[.B18]" table:style-name="ce2">
            <text:p>7.598925</text:p>
          </table:table-cell>
          <table:table-cell office:value-type="float" office:value="6.8136000000000001" table:formula="of:=[.C18]" table:style-name="ce2">
            <text:p>6.8136</text:p>
          </table:table-cell>
          <table:table-cell office:value-type="float" office:value="44.765000000000001" table:formula="of:=[.D18]" table:style-name="ce2">
            <text:p>44.76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2</text:p>
          </table:table-cell>
          <table:table-cell office:value-type="float" office:value="75845" table:style-name="ce6">
            <text:p>75845</text:p>
          </table:table-cell>
          <table:table-cell office:value-type="float" office:value="67044" table:style-name="ce6">
            <text:p>67044</text:p>
          </table:table-cell>
          <table:table-cell office:value-type="float" office:value="447407" table:style-name="ce6">
            <text:p>447407</text:p>
          </table:table-cell>
          <table:table-cell table:number-columns-repeated="2" table:style-name="ce6"/>
          <table:table-cell office:value-type="float" office:value="8" table:style-name="ce2">
            <text:p>8</text:p>
          </table:table-cell>
          <table:table-cell office:value-type="float" office:value="7.6211124999999997" table:formula="of:=[.B30]" table:style-name="ce2">
            <text:p>7.6211125</text:p>
          </table:table-cell>
          <table:table-cell office:value-type="float" office:value="6.8744125" table:formula="of:=[.C30]" table:style-name="ce2">
            <text:p>6.8744125</text:p>
          </table:table-cell>
          <table:table-cell office:value-type="float" office:value="45.197074999999998" table:formula="of:=[.D30]" table:style-name="ce2">
            <text:p>45.19707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3</text:p>
          </table:table-cell>
          <table:table-cell office:value-type="float" office:value="75870" table:style-name="ce6">
            <text:p>75870</text:p>
          </table:table-cell>
          <table:table-cell office:value-type="float" office:value="66918" table:style-name="ce6">
            <text:p>66918</text:p>
          </table:table-cell>
          <table:table-cell office:value-type="float" office:value="448305" table:style-name="ce6">
            <text:p>448305</text:p>
          </table:table-cell>
          <table:table-cell table:number-columns-repeated="2" table:style-name="ce6"/>
          <table:table-cell office:value-type="float" office:value="16" table:style-name="ce2">
            <text:p>16</text:p>
          </table:table-cell>
          <table:table-cell office:value-type="float" office:value="7.8295937499999999" table:formula="of:=[.B50]" table:style-name="ce2">
            <text:p>7.82959375</text:p>
          </table:table-cell>
          <table:table-cell office:value-type="float" office:value="6.8997999999999999" table:formula="of:=[.C50]" table:style-name="ce2">
            <text:p>6.8998</text:p>
          </table:table-cell>
          <table:table-cell office:value-type="float" office:value="44.8421375" table:formula="of:=[.D50]" table:style-name="ce2">
            <text:p>44.8421375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4</text:p>
          </table:table-cell>
          <table:table-cell office:value-type="float" office:value="76759" table:style-name="ce6">
            <text:p>76759</text:p>
          </table:table-cell>
          <table:table-cell office:value-type="float" office:value="71635" table:style-name="ce6">
            <text:p>71635</text:p>
          </table:table-cell>
          <table:table-cell office:value-type="float" office:value="447238" table:style-name="ce6">
            <text:p>447238</text:p>
          </table:table-cell>
          <table:table-cell table:number-columns-repeated="2" table:style-name="ce6"/>
          <table:table-cell table:number-columns-repeated="4" table:style-name="ce2"/>
          <table:table-cell table:number-columns-repeated="16374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75989.25" table:formula="of:=AVERAGE([.B13:.B16])" table:style-name="ce5">
            <text:p>75989.25</text:p>
          </table:table-cell>
          <table:table-cell office:value-type="float" office:value="68136" table:formula="of:=AVERAGE([.C13:.C16])" table:style-name="ce5">
            <text:p>68136</text:p>
          </table:table-cell>
          <table:table-cell office:value-type="float" office:value="447650" table:formula="of:=AVERAGE([.D13:.D16])" table:style-name="ce5">
            <text:p>447650</text:p>
          </table:table-cell>
          <table:table-cell table:number-columns-repeated="2" table:style-name="ce6"/>
          <table:table-cell office:value-type="string" table:style-name="ce2">
            <text:p>Throughput</text:p>
          </table:table-cell>
          <table:table-cell table:number-columns-repeated="3" table:style-name="ce2"/>
          <table:table-cell table:number-columns-repeated="16374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7.5989250000000004" table:formula="of:=[.B17]/10000" table:style-name="ce5">
            <text:p>7.598925</text:p>
          </table:table-cell>
          <table:table-cell office:value-type="float" office:value="6.8136000000000001" table:formula="of:=[.C17]/10000" table:style-name="ce5">
            <text:p>6.8136</text:p>
          </table:table-cell>
          <table:table-cell office:value-type="float" office:value="44.765000000000001" table:formula="of:=[.D17]/10000" table:style-name="ce5">
            <text:p>44.765</text:p>
          </table:table-cell>
          <table:table-cell table:number-columns-repeated="2" table:style-name="ce6"/>
          <table:table-cell table:style-name="ce2"/>
          <table:table-cell office:value-type="string" table:style-name="ce2">
            <text:p>Put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Delet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521.11153089539982" table:formula="of:=(40000/MAX([.B13:.B16]))*1000" table:style-name="ce5">
            <text:p>521.1115309</text:p>
          </table:table-cell>
          <table:table-cell office:value-type="float" office:value="558.38626369791302" table:formula="of:=(40000/MAX([.C13:.C16]))*1000" table:style-name="ce5">
            <text:p>558.3862637</text:p>
          </table:table-cell>
          <table:table-cell office:value-type="float" office:value="89.224969607744725" table:formula="of:=(40000/MAX([.D13:.D16]))*1000" table:style-name="ce5">
            <text:p>89.22496961</text:p>
          </table:table-cell>
          <table:table-cell table:number-columns-repeated="2" table:style-name="ce6"/>
          <table:table-cell office:value-type="float" office:value="1" table:style-name="ce2">
            <text:p>1</text:p>
          </table:table-cell>
          <table:table-cell office:value-type="float" office:value="132.08992682218053" table:formula="of:=[.B5]" table:style-name="ce2">
            <text:p>132.0899268</text:p>
          </table:table-cell>
          <table:table-cell office:value-type="float" office:value="146.88601645123384" table:formula="of:=[.C5]" table:style-name="ce2">
            <text:p>146.8860165</text:p>
          </table:table-cell>
          <table:table-cell office:value-type="float" office:value="22.225926543312774" table:formula="of:=[.D5]" table:style-name="ce2">
            <text:p>22.22592654</text:p>
          </table:table-cell>
          <table:table-cell table:number-columns-repeated="16374"/>
        </table:table-row>
        <table:table-row table:style-name="ro2">
          <table:table-cell table:number-columns-repeated="6" table:style-name="ce6"/>
          <table:table-cell office:value-type="float" office:value="2" table:style-name="ce2">
            <text:p>2</text:p>
          </table:table-cell>
          <table:table-cell office:value-type="float" office:value="263.87661129655771" table:formula="of:=[.B11]" table:style-name="ce2">
            <text:p>263.8766113</text:p>
          </table:table-cell>
          <table:table-cell office:value-type="float" office:value="297.41545965559288" table:formula="of:=[.C11]" table:style-name="ce2">
            <text:p>297.4154597</text:p>
          </table:table-cell>
          <table:table-cell office:value-type="float" office:value="44.656014718622451" table:formula="of:=[.D11]" table:style-name="ce2">
            <text:p>44.65601472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76426" table:style-name="ce6">
            <text:p>76426</text:p>
          </table:table-cell>
          <table:table-cell office:value-type="float" office:value="67284" table:style-name="ce6">
            <text:p>67284</text:p>
          </table:table-cell>
          <table:table-cell office:value-type="float" office:value="447770" table:style-name="ce6">
            <text:p>447770</text:p>
          </table:table-cell>
          <table:table-cell table:number-columns-repeated="2" table:style-name="ce6"/>
          <table:table-cell office:value-type="float" office:value="4" table:style-name="ce2">
            <text:p>4</text:p>
          </table:table-cell>
          <table:table-cell office:value-type="float" office:value="521.11153089539982" table:formula="of:=[.B19]" table:style-name="ce2">
            <text:p>521.1115309</text:p>
          </table:table-cell>
          <table:table-cell office:value-type="float" office:value="558.38626369791302" table:formula="of:=[.C19]" table:style-name="ce2">
            <text:p>558.3862637</text:p>
          </table:table-cell>
          <table:table-cell office:value-type="float" office:value="89.224969607744725" table:formula="of:=[.D19]" table:style-name="ce2">
            <text:p>89.22496961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2</text:p>
          </table:table-cell>
          <table:table-cell office:value-type="float" office:value="76086" table:style-name="ce6">
            <text:p>76086</text:p>
          </table:table-cell>
          <table:table-cell office:value-type="float" office:value="66716" table:style-name="ce6">
            <text:p>66716</text:p>
          </table:table-cell>
          <table:table-cell office:value-type="float" office:value="447111" table:style-name="ce6">
            <text:p>447111</text:p>
          </table:table-cell>
          <table:table-cell table:number-columns-repeated="2" table:style-name="ce6"/>
          <table:table-cell office:value-type="float" office:value="8" table:style-name="ce2">
            <text:p>8</text:p>
          </table:table-cell>
          <table:table-cell office:value-type="float" office:value="1046.7641901970535" table:formula="of:=[.B31]" table:style-name="ce2">
            <text:p>1046.76419</text:p>
          </table:table-cell>
          <table:table-cell office:value-type="float" office:value="1044.1683199331733" table:formula="of:=[.C31]" table:style-name="ce2">
            <text:p>1044.16832</text:p>
          </table:table-cell>
          <table:table-cell office:value-type="float" office:value="165.8526067883472" table:formula="of:=[.D31]" table:style-name="ce2">
            <text:p>165.8526068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3</text:p>
          </table:table-cell>
          <table:table-cell office:value-type="float" office:value="75855" table:style-name="ce6">
            <text:p>75855</text:p>
          </table:table-cell>
          <table:table-cell office:value-type="float" office:value="66741" table:style-name="ce6">
            <text:p>66741</text:p>
          </table:table-cell>
          <table:table-cell office:value-type="float" office:value="447778" table:style-name="ce6">
            <text:p>447778</text:p>
          </table:table-cell>
          <table:table-cell table:number-columns-repeated="2" table:style-name="ce6"/>
          <table:table-cell office:value-type="float" office:value="16" table:style-name="ce2">
            <text:p>16</text:p>
          </table:table-cell>
          <table:table-cell office:value-type="float" office:value="2005.4397553363499" table:formula="of:=[.B51]" table:style-name="ce2">
            <text:p>2005.439755</text:p>
          </table:table-cell>
          <table:table-cell office:value-type="float" office:value="2051.4398543477705" table:formula="of:=[.C51]" table:style-name="ce2">
            <text:p>2051.439854</text:p>
          </table:table-cell>
          <table:table-cell office:value-type="float" office:value="355.7041608494215" table:formula="of:=[.D51]" table:style-name="ce2">
            <text:p>355.7041608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Client4</text:p>
          </table:table-cell>
          <table:table-cell office:value-type="float" office:value="76425" table:style-name="ce6">
            <text:p>76425</text:p>
          </table:table-cell>
          <table:table-cell office:value-type="float" office:value="72197" table:style-name="ce6">
            <text:p>72197</text:p>
          </table:table-cell>
          <table:table-cell office:value-type="float" office:value="447734" table:style-name="ce6">
            <text:p>447734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Client5</text:p>
          </table:table-cell>
          <table:table-cell office:value-type="float" office:value="76167" table:style-name="ce6">
            <text:p>76167</text:p>
          </table:table-cell>
          <table:table-cell office:value-type="float" office:value="66314" table:style-name="ce6">
            <text:p>66314</text:p>
          </table:table-cell>
          <table:table-cell office:value-type="float" office:value="447790" table:style-name="ce6">
            <text:p>447790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Client6</text:p>
          </table:table-cell>
          <table:table-cell office:value-type="float" office:value="76331" table:style-name="ce6">
            <text:p>76331</text:p>
          </table:table-cell>
          <table:table-cell office:value-type="float" office:value="67010" table:style-name="ce6">
            <text:p>67010</text:p>
          </table:table-cell>
          <table:table-cell office:value-type="float" office:value="448106" table:style-name="ce6">
            <text:p>448106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Client7</text:p>
          </table:table-cell>
          <table:table-cell office:value-type="float" office:value="76305" table:style-name="ce6">
            <text:p>76305</text:p>
          </table:table-cell>
          <table:table-cell office:value-type="float" office:value="67075" table:style-name="ce6">
            <text:p>67075</text:p>
          </table:table-cell>
          <table:table-cell office:value-type="float" office:value="447121" table:style-name="ce6">
            <text:p>447121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Client8</text:p>
          </table:table-cell>
          <table:table-cell office:value-type="float" office:value="76094" table:style-name="ce6">
            <text:p>76094</text:p>
          </table:table-cell>
          <table:table-cell office:value-type="float" office:value="76616" table:style-name="ce6">
            <text:p>76616</text:p>
          </table:table-cell>
          <table:table-cell office:value-type="float" office:value="482356" table:style-name="ce6">
            <text:p>482356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76211.125" table:formula="of:=AVERAGE([.B21:.B28])" table:style-name="ce5">
            <text:p>76211.125</text:p>
          </table:table-cell>
          <table:table-cell office:value-type="float" office:value="68744.125" table:formula="of:=AVERAGE([.C21:.C28])" table:style-name="ce5">
            <text:p>68744.125</text:p>
          </table:table-cell>
          <table:table-cell office:value-type="float" office:value="451970.75" table:formula="of:=AVERAGE([.D21:.D28])" table:style-name="ce5">
            <text:p>451970.75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7.6211124999999997" table:formula="of:=[.B29]/10000" table:style-name="ce5">
            <text:p>7.6211125</text:p>
          </table:table-cell>
          <table:table-cell office:value-type="float" office:value="6.8744125" table:formula="of:=[.C29]/10000" table:style-name="ce5">
            <text:p>6.8744125</text:p>
          </table:table-cell>
          <table:table-cell office:value-type="float" office:value="45.197074999999998" table:formula="of:=[.D29]/10000" table:style-name="ce5">
            <text:p>45.197075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1046.7641901970535" table:formula="of:=(80000/MAX([.B21:.B28]))*1000" table:style-name="ce5">
            <text:p>1046.76419</text:p>
          </table:table-cell>
          <table:table-cell office:value-type="float" office:value="1044.1683199331733" table:formula="of:=(80000/MAX([.C21:.C28]))*1000" table:style-name="ce5">
            <text:p>1044.16832</text:p>
          </table:table-cell>
          <table:table-cell office:value-type="float" office:value="165.8526067883472" table:formula="of:=(80000/MAX([.D21:.D28]))*1000" table:style-name="ce5">
            <text:p>165.8526068</text:p>
          </table:table-cell>
          <table:table-cell table:number-columns-repeated="1020" table:style-name="ce6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6">
            <text:p>Client1</text:p>
          </table:table-cell>
          <table:table-cell office:value-type="float" office:value="78581" table:style-name="ce6">
            <text:p>78581</text:p>
          </table:table-cell>
          <table:table-cell office:value-type="float" office:value="67518" table:style-name="ce6">
            <text:p>67518</text:p>
          </table:table-cell>
          <table:table-cell office:value-type="float" office:value="448835" table:style-name="ce6">
            <text:p>44883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2</text:p>
          </table:table-cell>
          <table:table-cell office:value-type="float" office:value="77179" table:style-name="ce6">
            <text:p>77179</text:p>
          </table:table-cell>
          <table:table-cell office:value-type="float" office:value="67842" table:style-name="ce6">
            <text:p>67842</text:p>
          </table:table-cell>
          <table:table-cell office:value-type="float" office:value="447881" table:style-name="ce6">
            <text:p>44788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3</text:p>
          </table:table-cell>
          <table:table-cell office:value-type="float" office:value="79074" table:style-name="ce6">
            <text:p>79074</text:p>
          </table:table-cell>
          <table:table-cell office:value-type="float" office:value="67544" table:style-name="ce6">
            <text:p>67544</text:p>
          </table:table-cell>
          <table:table-cell office:value-type="float" office:value="448547" table:style-name="ce6">
            <text:p>44854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4</text:p>
          </table:table-cell>
          <table:table-cell office:value-type="float" office:value="77027" table:style-name="ce6">
            <text:p>77027</text:p>
          </table:table-cell>
          <table:table-cell office:value-type="float" office:value="71892" table:style-name="ce6">
            <text:p>71892</text:p>
          </table:table-cell>
          <table:table-cell office:value-type="float" office:value="448532" table:style-name="ce6">
            <text:p>44853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5</text:p>
          </table:table-cell>
          <table:table-cell office:value-type="float" office:value="78949" table:style-name="ce6">
            <text:p>78949</text:p>
          </table:table-cell>
          <table:table-cell office:value-type="float" office:value="67436" table:style-name="ce6">
            <text:p>67436</text:p>
          </table:table-cell>
          <table:table-cell office:value-type="float" office:value="448684" table:style-name="ce6">
            <text:p>44868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6</text:p>
          </table:table-cell>
          <table:table-cell office:value-type="float" office:value="79783" table:style-name="ce6">
            <text:p>79783</text:p>
          </table:table-cell>
          <table:table-cell office:value-type="float" office:value="68027" table:style-name="ce6">
            <text:p>68027</text:p>
          </table:table-cell>
          <table:table-cell office:value-type="float" office:value="448756" table:style-name="ce6">
            <text:p>44875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7</text:p>
          </table:table-cell>
          <table:table-cell office:value-type="float" office:value="79095" table:style-name="ce6">
            <text:p>79095</text:p>
          </table:table-cell>
          <table:table-cell office:value-type="float" office:value="67849" table:style-name="ce6">
            <text:p>67849</text:p>
          </table:table-cell>
          <table:table-cell office:value-type="float" office:value="447961" table:style-name="ce6">
            <text:p>44796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8</text:p>
          </table:table-cell>
          <table:table-cell office:value-type="float" office:value="74149" table:style-name="ce6">
            <text:p>74149</text:p>
          </table:table-cell>
          <table:table-cell office:value-type="float" office:value="77994" table:style-name="ce6">
            <text:p>77994</text:p>
          </table:table-cell>
          <table:table-cell office:value-type="float" office:value="448795" table:style-name="ce6">
            <text:p>44879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9</text:p>
          </table:table-cell>
          <table:table-cell office:value-type="float" office:value="79451" table:style-name="ce6">
            <text:p>79451</text:p>
          </table:table-cell>
          <table:table-cell office:value-type="float" office:value="68282" table:style-name="ce6">
            <text:p>68282</text:p>
          </table:table-cell>
          <table:table-cell office:value-type="float" office:value="448243" table:style-name="ce6">
            <text:p>44824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0</text:p>
          </table:table-cell>
          <table:table-cell office:value-type="float" office:value="78923" table:style-name="ce6">
            <text:p>78923</text:p>
          </table:table-cell>
          <table:table-cell office:value-type="float" office:value="67409" table:style-name="ce6">
            <text:p>67409</text:p>
          </table:table-cell>
          <table:table-cell office:value-type="float" office:value="449314" table:style-name="ce6">
            <text:p>44931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1</text:p>
          </table:table-cell>
          <table:table-cell office:value-type="float" office:value="77819" table:style-name="ce6">
            <text:p>77819</text:p>
          </table:table-cell>
          <table:table-cell office:value-type="float" office:value="71160" table:style-name="ce6">
            <text:p>71160</text:p>
          </table:table-cell>
          <table:table-cell office:value-type="float" office:value="448345" table:style-name="ce6">
            <text:p>44834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2</text:p>
          </table:table-cell>
          <table:table-cell office:value-type="float" office:value="78375" table:style-name="ce6">
            <text:p>78375</text:p>
          </table:table-cell>
          <table:table-cell office:value-type="float" office:value="67741" table:style-name="ce6">
            <text:p>67741</text:p>
          </table:table-cell>
          <table:table-cell office:value-type="float" office:value="447639" table:style-name="ce6">
            <text:p>44763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3</text:p>
          </table:table-cell>
          <table:table-cell office:value-type="float" office:value="78793" table:style-name="ce6">
            <text:p>78793</text:p>
          </table:table-cell>
          <table:table-cell office:value-type="float" office:value="70162" table:style-name="ce6">
            <text:p>70162</text:p>
          </table:table-cell>
          <table:table-cell office:value-type="float" office:value="449812" table:style-name="ce6">
            <text:p>44981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4</text:p>
          </table:table-cell>
          <table:table-cell office:value-type="float" office:value="78648" table:style-name="ce6">
            <text:p>78648</text:p>
          </table:table-cell>
          <table:table-cell office:value-type="float" office:value="67996" table:style-name="ce6">
            <text:p>67996</text:p>
          </table:table-cell>
          <table:table-cell office:value-type="float" office:value="447797" table:style-name="ce6">
            <text:p>44779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5</text:p>
          </table:table-cell>
          <table:table-cell office:value-type="float" office:value="78441" table:style-name="ce6">
            <text:p>78441</text:p>
          </table:table-cell>
          <table:table-cell office:value-type="float" office:value="67478" table:style-name="ce6">
            <text:p>67478</text:p>
          </table:table-cell>
          <table:table-cell office:value-type="float" office:value="447339" table:style-name="ce6">
            <text:p>44733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lient16</text:p>
          </table:table-cell>
          <table:table-cell office:value-type="float" office:value="78448" table:style-name="ce6">
            <text:p>78448</text:p>
          </table:table-cell>
          <table:table-cell office:value-type="float" office:value="67638" table:style-name="ce6">
            <text:p>67638</text:p>
          </table:table-cell>
          <table:table-cell office:value-type="float" office:value="448262" table:style-name="ce6">
            <text:p>44826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vg</text:p>
          </table:table-cell>
          <table:table-cell office:value-type="float" office:value="78295.9375" table:formula="of:=AVERAGE([.B33:.B48])" table:style-name="ce5">
            <text:p>78295.9375</text:p>
          </table:table-cell>
          <table:table-cell office:value-type="float" office:value="68998" table:formula="of:=AVERAGE([.C33:.C48])" table:style-name="ce5">
            <text:p>68998</text:p>
          </table:table-cell>
          <table:table-cell office:value-type="float" office:value="448421.375" table:formula="of:=AVERAGE([.D33:.D48])" table:style-name="ce5">
            <text:p>448421.37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tency</text:p>
          </table:table-cell>
          <table:table-cell office:value-type="float" office:value="7.8295937499999999" table:formula="of:=[.B49]/10000" table:style-name="ce5">
            <text:p>7.82959375</text:p>
          </table:table-cell>
          <table:table-cell office:value-type="float" office:value="6.8997999999999999" table:formula="of:=[.C49]/10000" table:style-name="ce5">
            <text:p>6.8998</text:p>
          </table:table-cell>
          <table:table-cell office:value-type="float" office:value="44.8421375" table:formula="of:=[.D49]/10000" table:style-name="ce5">
            <text:p>44.842137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roughput</text:p>
          </table:table-cell>
          <table:table-cell office:value-type="float" office:value="2005.4397553363499" table:formula="of:=(160000/MAX([.B33:.B48]))*1000" table:style-name="ce5">
            <text:p>2005.439755</text:p>
          </table:table-cell>
          <table:table-cell office:value-type="float" office:value="2051.4398543477705" table:formula="of:=(160000/MAX([.C33:.C48]))*1000" table:style-name="ce5">
            <text:p>2051.439854</text:p>
          </table:table-cell>
          <table:table-cell office:value-type="float" office:value="355.7041608494215" table:formula="of:=(160000/MAX([.D33:.D48]))*1000" table:style-name="ce5">
            <text:p>355.7041608</text:p>
          </table:table-cell>
          <table:table-cell table:number-columns-repeated="16380"/>
        </table:table-row>
        <table:table-row table:number-rows-repeated="1048525" table:style-name="ro3">
          <table:table-cell table:number-columns-repeated="16384"/>
        </table:table-row>
      </table:table>
      <table:table table:name="Put" table:style-name="ta2">
        <table:shapes>
          <draw:frame draw:z-index="1" draw:id="id0" draw:style-name="a0" draw:name="Chart 1" svg:x="6.2614in" svg:y="0.1417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6.4047in" svg:y="3.9646in" svg:width="6.302in" svg:height="3.543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1">
            <text:p>Latency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HT</text:p>
          </table:table-cell>
          <table:table-cell office:value-type="string" table:style-name="ce1">
            <text:p>Redis</text:p>
          </table:table-cell>
          <table:table-cell office:value-type="string" table:style-name="ce1">
            <text:p>MongoDB</text:p>
          </table:table-cell>
          <table:table-cell office:value-type="string" table:style-name="ce1">
            <text:p>CouchDB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43340000000000001" table:style-name="ce1">
            <text:p>0.4334</text:p>
          </table:table-cell>
          <table:table-cell office:value-type="float" office:value="0.34620000000000001" table:style-name="ce1">
            <text:p>0.3462</text:p>
          </table:table-cell>
          <table:table-cell office:value-type="float" office:value="2.9428000000000001" table:style-name="ce1">
            <text:p>2.9428</text:p>
          </table:table-cell>
          <table:table-cell office:value-type="float" office:value="7.5705999999999998" table:style-name="ce1">
            <text:p>7.5706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42215000000000003" table:style-name="ce1">
            <text:p>0.42215</text:p>
          </table:table-cell>
          <table:table-cell office:value-type="float" office:value="0.41260000000000002" table:style-name="ce1">
            <text:p>0.4126</text:p>
          </table:table-cell>
          <table:table-cell office:value-type="float" office:value="3.2250000000000001" table:style-name="ce1">
            <text:p>3.225</text:p>
          </table:table-cell>
          <table:table-cell office:value-type="float" office:value="7.5773000000000001" table:style-name="ce1">
            <text:p>7.5773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.43540000000000001" table:style-name="ce1">
            <text:p>0.4354</text:p>
          </table:table-cell>
          <table:table-cell office:value-type="float" office:value="0.4834" table:style-name="ce1">
            <text:p>0.4834</text:p>
          </table:table-cell>
          <table:table-cell office:value-type="float" office:value="4.7241499999999998" table:style-name="ce1">
            <text:p>4.72415</text:p>
          </table:table-cell>
          <table:table-cell office:value-type="float" office:value="7.5989250000000004" table:style-name="ce1">
            <text:p>7.598925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50802499999999995" table:style-name="ce1">
            <text:p>0.508025</text:p>
          </table:table-cell>
          <table:table-cell office:value-type="float" office:value="0.469775" table:style-name="ce1">
            <text:p>0.469775</text:p>
          </table:table-cell>
          <table:table-cell office:value-type="float" office:value="9.7199749999999998" table:style-name="ce1">
            <text:p>9.719975</text:p>
          </table:table-cell>
          <table:table-cell office:value-type="float" office:value="7.6211124999999997" table:style-name="ce1">
            <text:p>7.6211125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53931249999999997" table:style-name="ce1">
            <text:p>0.5393125</text:p>
          </table:table-cell>
          <table:table-cell office:value-type="float" office:value="0.55889999999999995" table:style-name="ce1">
            <text:p>0.5589</text:p>
          </table:table-cell>
          <table:table-cell office:value-type="float" office:value="22.906500000000001" table:style-name="ce1">
            <text:p>22.9065</text:p>
          </table:table-cell>
          <table:table-cell office:value-type="float" office:value="7.8295937499999999" table:style-name="ce1">
            <text:p>7.8295937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roughtpu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HT</text:p>
          </table:table-cell>
          <table:table-cell office:value-type="string" table:style-name="ce1">
            <text:p>Redis</text:p>
          </table:table-cell>
          <table:table-cell office:value-type="string" table:style-name="ce1">
            <text:p>MongoDB</text:p>
          </table:table-cell>
          <table:table-cell office:value-type="string" table:style-name="ce1">
            <text:p>CouchDB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307.3373327180402" table:style-name="ce1">
            <text:p>2307.337333</text:p>
          </table:table-cell>
          <table:table-cell office:value-type="float" office:value="2888.50375505488" table:style-name="ce1">
            <text:p>2888.503755</text:p>
          </table:table-cell>
          <table:table-cell office:value-type="float" office:value="339.81242354220501" table:style-name="ce1">
            <text:p>339.8124235</text:p>
          </table:table-cell>
          <table:table-cell office:value-type="float" office:value="132.08992682218101" table:style-name="ce1">
            <text:p>132.0899268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712.5353440150802" table:style-name="ce1">
            <text:p>4712.535344</text:p>
          </table:table-cell>
          <table:table-cell office:value-type="float" office:value="4241.7815482502701" table:style-name="ce1">
            <text:p>4241.781548</text:p>
          </table:table-cell>
          <table:table-cell office:value-type="float" office:value="598.33662418476604" table:style-name="ce1">
            <text:p>598.3366242</text:p>
          </table:table-cell>
          <table:table-cell office:value-type="float" office:value="263.876611296558" table:style-name="ce1">
            <text:p>263.8766113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8906.7022934758406" table:style-name="ce1">
            <text:p>8906.702293</text:p>
          </table:table-cell>
          <table:table-cell office:value-type="float" office:value="7136.4852809991098" table:style-name="ce1">
            <text:p>7136.485281</text:p>
          </table:table-cell>
          <table:table-cell office:value-type="float" office:value="810.619110345526" table:style-name="ce1">
            <text:p>810.6191103</text:p>
          </table:table-cell>
          <table:table-cell office:value-type="float" office:value="521.11153089540005" table:style-name="ce1">
            <text:p>521.1115309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1128.1123939352" table:style-name="ce1">
            <text:p>11128.11239</text:p>
          </table:table-cell>
          <table:table-cell office:value-type="float" office:value="13153.5679052943" table:style-name="ce1">
            <text:p>13153.56791</text:p>
          </table:table-cell>
          <table:table-cell office:value-type="float" office:value="660.66016466954602" table:style-name="ce1">
            <text:p>660.6601647</text:p>
          </table:table-cell>
          <table:table-cell office:value-type="float" office:value="1046.7641901970501" table:style-name="ce1">
            <text:p>1046.76419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0531.245989990999" table:style-name="ce1">
            <text:p>20531.24599</text:p>
          </table:table-cell>
          <table:table-cell office:value-type="float" office:value="21361.815754339099" table:style-name="ce1">
            <text:p>21361.81575</text:p>
          </table:table-cell>
          <table:table-cell office:value-type="float" office:value="504.17361218335498" table:style-name="ce1">
            <text:p>504.1736122</text:p>
          </table:table-cell>
          <table:table-cell office:value-type="float" office:value="2005.4397553363499" table:style-name="ce1">
            <text:p>2005.439755</text:p>
          </table:table-cell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  <table:table table:name="Get" table:style-name="ta2">
        <table:shapes>
          <draw:frame draw:z-index="1" draw:id="id2" draw:style-name="a2" draw:name="Chart 1" svg:x="6.2618in" svg:y="0.0394in" svg:width="6.2988in" svg:height="3.5429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draw:name="Chart 2" svg:x="6.211in" svg:y="4.0028in" svg:width="6.302in" svg:height="3.543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1">
            <text:p>Latency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HT</text:p>
          </table:table-cell>
          <table:table-cell office:value-type="string" table:style-name="ce1">
            <text:p>Redis</text:p>
          </table:table-cell>
          <table:table-cell office:value-type="string" table:style-name="ce1">
            <text:p>MongoDB</text:p>
          </table:table-cell>
          <table:table-cell office:value-type="string" table:style-name="ce1">
            <text:p>CouchDB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4239" table:style-name="ce1">
            <text:p>0.4239</text:p>
          </table:table-cell>
          <table:table-cell office:value-type="float" office:value="0.3397" table:style-name="ce1">
            <text:p>0.3397</text:p>
          </table:table-cell>
          <table:table-cell office:value-type="float" office:value="1.5702" table:style-name="ce1">
            <text:p>1.5702</text:p>
          </table:table-cell>
          <table:table-cell office:value-type="float" office:value="6.8079999999999998" table:style-name="ce1">
            <text:p>6.808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41575000000000001" table:style-name="ce1">
            <text:p>0.41575</text:p>
          </table:table-cell>
          <table:table-cell office:value-type="float" office:value="0.37335000000000002" table:style-name="ce1">
            <text:p>0.37335</text:p>
          </table:table-cell>
          <table:table-cell office:value-type="float" office:value="2.2727499999999998" table:style-name="ce1">
            <text:p>2.27275</text:p>
          </table:table-cell>
          <table:table-cell office:value-type="float" office:value="6.7172499999999999" table:style-name="ce1">
            <text:p>6.71725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.45047500000000001" table:style-name="ce1">
            <text:p>0.450475</text:p>
          </table:table-cell>
          <table:table-cell office:value-type="float" office:value="0.40952499999999997" table:style-name="ce1">
            <text:p>0.409525</text:p>
          </table:table-cell>
          <table:table-cell office:value-type="float" office:value="5.7939249999999998" table:style-name="ce1">
            <text:p>5.793925</text:p>
          </table:table-cell>
          <table:table-cell office:value-type="float" office:value="6.8136000000000001" table:style-name="ce1">
            <text:p>6.8136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48207499999999998" table:style-name="ce1">
            <text:p>0.482075</text:p>
          </table:table-cell>
          <table:table-cell office:value-type="float" office:value="0.4357375" table:style-name="ce1">
            <text:p>0.4357375</text:p>
          </table:table-cell>
          <table:table-cell office:value-type="float" office:value="13.453849999999999" table:style-name="ce1">
            <text:p>13.45385</text:p>
          </table:table-cell>
          <table:table-cell office:value-type="float" office:value="6.8744125" table:style-name="ce1">
            <text:p>6.8744125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51993124999999996" table:style-name="ce1">
            <text:p>0.51993125</text:p>
          </table:table-cell>
          <table:table-cell office:value-type="float" office:value="0.43062499999999998" table:style-name="ce1">
            <text:p>0.430625</text:p>
          </table:table-cell>
          <table:table-cell office:value-type="float" office:value="27.653837500000002" table:style-name="ce1">
            <text:p>27.6538375</text:p>
          </table:table-cell>
          <table:table-cell office:value-type="float" office:value="6.8997999999999999" table:style-name="ce1">
            <text:p>6.899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roughpu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HT</text:p>
          </table:table-cell>
          <table:table-cell office:value-type="string" table:style-name="ce1">
            <text:p>Redis</text:p>
          </table:table-cell>
          <table:table-cell office:value-type="string" table:style-name="ce1">
            <text:p>MongoDB</text:p>
          </table:table-cell>
          <table:table-cell office:value-type="string" table:style-name="ce1">
            <text:p>CouchDB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359.0469450342098" table:style-name="ce1">
            <text:p>2359.046945</text:p>
          </table:table-cell>
          <table:table-cell office:value-type="float" office:value="2943.77391816308" table:style-name="ce1">
            <text:p>2943.773918</text:p>
          </table:table-cell>
          <table:table-cell office:value-type="float" office:value="636.861546299834" table:style-name="ce1">
            <text:p>636.8615463</text:p>
          </table:table-cell>
          <table:table-cell office:value-type="float" office:value="146.88601645123401" table:style-name="ce1">
            <text:p>146.8860165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782.4007651841202" table:style-name="ce1">
            <text:p>4782.400765</text:p>
          </table:table-cell>
          <table:table-cell office:value-type="float" office:value="4840.2710551790897" table:style-name="ce1">
            <text:p>4840.271055</text:p>
          </table:table-cell>
          <table:table-cell office:value-type="float" office:value="875.65674255691795" table:style-name="ce1">
            <text:p>875.6567426</text:p>
          </table:table-cell>
          <table:table-cell office:value-type="float" office:value="297.415459655593" table:style-name="ce1">
            <text:p>297.4154597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8731.7179655097098" table:style-name="ce1">
            <text:p>8731.717966</text:p>
          </table:table-cell>
          <table:table-cell office:value-type="float" office:value="8507.0182900893196" table:style-name="ce1">
            <text:p>8507.01829</text:p>
          </table:table-cell>
          <table:table-cell office:value-type="float" office:value="678.92119422238102" table:style-name="ce1">
            <text:p>678.9211942</text:p>
          </table:table-cell>
          <table:table-cell office:value-type="float" office:value="558.38626369791302" table:style-name="ce1">
            <text:p>558.3862637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1066.5375570618" table:style-name="ce1">
            <text:p>11066.53756</text:p>
          </table:table-cell>
          <table:table-cell office:value-type="float" office:value="15533.9805825243" table:style-name="ce1">
            <text:p>15533.98058</text:p>
          </table:table-cell>
          <table:table-cell office:value-type="float" office:value="588.99318976624295" table:style-name="ce1">
            <text:p>588.9931898</text:p>
          </table:table-cell>
          <table:table-cell office:value-type="float" office:value="1044.1683199331701" table:style-name="ce1">
            <text:p>1044.16832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0980.854969839998" table:style-name="ce1">
            <text:p>20980.85497</text:p>
          </table:table-cell>
          <table:table-cell office:value-type="float" office:value="29734.250139379299" table:style-name="ce1">
            <text:p>29734.25014</text:p>
          </table:table-cell>
          <table:table-cell office:value-type="float" office:value="324.29627707873902" table:style-name="ce1">
            <text:p>324.2962771</text:p>
          </table:table-cell>
          <table:table-cell office:value-type="float" office:value="2051.4398543477701" table:style-name="ce1">
            <text:p>2051.439854</text:p>
          </table:table-cell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  <table:table table:name="Remove" table:style-name="ta2">
        <table:shapes>
          <draw:frame draw:z-index="1" draw:id="id4" draw:style-name="a4" draw:name="Chart 1" svg:x="6.2618in" svg:y="0.0394in" svg:width="6.2988in" svg:height="3.5429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6.3134in" svg:y="4.0028in" svg:width="6.302in" svg:height="3.543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1">
            <text:p>Latency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HT</text:p>
          </table:table-cell>
          <table:table-cell office:value-type="string" table:style-name="ce1">
            <text:p>Redis</text:p>
          </table:table-cell>
          <table:table-cell office:value-type="string" table:style-name="ce1">
            <text:p>MongoDB</text:p>
          </table:table-cell>
          <table:table-cell office:value-type="string" table:style-name="ce1">
            <text:p>CouchDB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3584" table:style-name="ce1">
            <text:p>0.3584</text:p>
          </table:table-cell>
          <table:table-cell office:value-type="float" office:value="0.31950000000000001" table:style-name="ce1">
            <text:p>0.3195</text:p>
          </table:table-cell>
          <table:table-cell office:value-type="float" office:value="2.4668000000000001" table:style-name="ce1">
            <text:p>2.4668</text:p>
          </table:table-cell>
          <table:table-cell office:value-type="float" office:value="44.9925" table:style-name="ce1">
            <text:p>44.9925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37395" table:style-name="ce1">
            <text:p>0.37395</text:p>
          </table:table-cell>
          <table:table-cell office:value-type="float" office:value="0.37090000000000001" table:style-name="ce1">
            <text:p>0.3709</text:p>
          </table:table-cell>
          <table:table-cell office:value-type="float" office:value="3.2071499999999999" table:style-name="ce1">
            <text:p>3.20715</text:p>
          </table:table-cell>
          <table:table-cell office:value-type="float" office:value="44.741950000000003" table:style-name="ce1">
            <text:p>44.74195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.39165" table:style-name="ce1">
            <text:p>0.39165</text:p>
          </table:table-cell>
          <table:table-cell office:value-type="float" office:value="0.49719999999999998" table:style-name="ce1">
            <text:p>0.4972</text:p>
          </table:table-cell>
          <table:table-cell office:value-type="float" office:value="5.824325" table:style-name="ce1">
            <text:p>5.824325</text:p>
          </table:table-cell>
          <table:table-cell office:value-type="float" office:value="44.765000000000001" table:style-name="ce1">
            <text:p>44.765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50918750000000002" table:style-name="ce1">
            <text:p>0.5091875</text:p>
          </table:table-cell>
          <table:table-cell office:value-type="float" office:value="0.56979999999999997" table:style-name="ce1">
            <text:p>0.5698</text:p>
          </table:table-cell>
          <table:table-cell office:value-type="float" office:value="13.621862500000001" table:style-name="ce1">
            <text:p>13.6218625</text:p>
          </table:table-cell>
          <table:table-cell office:value-type="float" office:value="45.197074999999998" table:style-name="ce1">
            <text:p>45.197075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67279374999999997" table:style-name="ce1">
            <text:p>0.67279375</text:p>
          </table:table-cell>
          <table:table-cell office:value-type="float" office:value="0.68898124999999999" table:style-name="ce1">
            <text:p>0.68898125</text:p>
          </table:table-cell>
          <table:table-cell office:value-type="float" office:value="27.989056250000001" table:style-name="ce1">
            <text:p>27.98905625</text:p>
          </table:table-cell>
          <table:table-cell office:value-type="float" office:value="44.8421375" table:style-name="ce1">
            <text:p>44.842137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hroughput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DHT</text:p>
          </table:table-cell>
          <table:table-cell office:value-type="string" table:style-name="ce1">
            <text:p>Redis</text:p>
          </table:table-cell>
          <table:table-cell office:value-type="string" table:style-name="ce1">
            <text:p>MongoDB</text:p>
          </table:table-cell>
          <table:table-cell office:value-type="string" table:style-name="ce1">
            <text:p>CouchDB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790.1785714285702" table:style-name="ce1">
            <text:p>2790.178571</text:p>
          </table:table-cell>
          <table:table-cell office:value-type="float" office:value="3129.8904538341199" table:style-name="ce1">
            <text:p>3129.890454</text:p>
          </table:table-cell>
          <table:table-cell office:value-type="float" office:value="405.383492784174" table:style-name="ce1">
            <text:p>405.3834928</text:p>
          </table:table-cell>
          <table:table-cell office:value-type="float" office:value="22.225926543312799" table:style-name="ce1">
            <text:p>22.22592654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192.1079958463097" table:style-name="ce1">
            <text:p>5192.107996</text:p>
          </table:table-cell>
          <table:table-cell office:value-type="float" office:value="4796.16306954437" table:style-name="ce1">
            <text:p>4796.16307</text:p>
          </table:table-cell>
          <table:table-cell office:value-type="float" office:value="623.46083107328798" table:style-name="ce1">
            <text:p>623.4608311</text:p>
          </table:table-cell>
          <table:table-cell office:value-type="float" office:value="44.656014718622501" table:style-name="ce1">
            <text:p>44.65601472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9242.1441774491705" table:style-name="ce1">
            <text:p>9242.144177</text:p>
          </table:table-cell>
          <table:table-cell office:value-type="float" office:value="5653.7102473498198" table:style-name="ce1">
            <text:p>5653.710247</text:p>
          </table:table-cell>
          <table:table-cell office:value-type="float" office:value="672.75510032460397" table:style-name="ce1">
            <text:p>672.7551003</text:p>
          </table:table-cell>
          <table:table-cell office:value-type="float" office:value="89.224969607744697" table:style-name="ce1">
            <text:p>89.22496961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6489.2926670992902" table:style-name="ce1">
            <text:p>6489.292667</text:p>
          </table:table-cell>
          <table:table-cell office:value-type="float" office:value="8491.6675512153706" table:style-name="ce1">
            <text:p>8491.667551</text:p>
          </table:table-cell>
          <table:table-cell office:value-type="float" office:value="562.86102257776304" table:style-name="ce1">
            <text:p>562.8610226</text:p>
          </table:table-cell>
          <table:table-cell office:value-type="float" office:value="165.852606788347" table:style-name="ce1">
            <text:p>165.8526068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8515.6208419820105" table:style-name="ce1">
            <text:p>8515.620842</text:p>
          </table:table-cell>
          <table:table-cell office:value-type="float" office:value="10350.6275067926" table:style-name="ce1">
            <text:p>10350.62751</text:p>
          </table:table-cell>
          <table:table-cell office:value-type="float" office:value="479.30309330233803" table:style-name="ce1">
            <text:p>479.3030933</text:p>
          </table:table-cell>
          <table:table-cell office:value-type="float" office:value="355.70416084942099" table:style-name="ce1">
            <text:p>355.7041608</text:p>
          </table:table-cell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  <table:table table:name="Avg_Latency" table:style-name="ta2">
        <table:shapes>
          <draw:frame draw:z-index="1" draw:id="id6" draw:style-name="a6" draw:name="Chart 1" svg:x="5.8803in" svg:y="2.8681in" svg:width="6.302in" svg:height="3.5437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2" table:number-columns-repeated="11" table:default-cell-style-name="ce1"/>
        <table:table-column table:style-name="co3" table:number-columns-repeated="16373" table:default-cell-style-name="ce1"/>
        <table:table-row table:style-name="ro2">
          <table:table-cell office:value-type="string" table:style-name="ce1">
            <text:p>Latency</text:p>
          </table:table-cell>
          <table:table-cell table:number-columns-repeated="6" table:style-name="ce1"/>
          <table:table-cell office:value-type="string" table:style-name="ce1">
            <text:p>Average Latency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Put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Avg</text:p>
          </table:table-cell>
          <table:table-cell table:number-columns-repeated="2" table:style-name="ce1"/>
          <table:table-cell office:value-type="string" table:style-name="ce1">
            <text:p>DHT</text:p>
          </table:table-cell>
          <table:table-cell office:value-type="string" table:style-name="ce1">
            <text:p>Redis</text:p>
          </table:table-cell>
          <table:table-cell office:value-type="string" table:style-name="ce1">
            <text:p>MongoDB</text:p>
          </table:table-cell>
          <table:table-cell office:value-type="string" table:style-name="ce1">
            <text:p>CouchDB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HT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0.405233333333333" table:style-name="ce1">
            <text:p>0.405233333</text:p>
          </table:table-cell>
          <table:table-cell office:value-type="float" office:value="0.33513333333333301" table:style-name="ce1">
            <text:p>0.335133333</text:p>
          </table:table-cell>
          <table:table-cell office:value-type="float" office:value="2.3266" table:style-name="ce1">
            <text:p>2.3266</text:p>
          </table:table-cell>
          <table:table-cell office:value-type="float" office:value="19.790366666666699" table:style-name="ce1">
            <text:p>19.79036667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43340000000000001" table:style-name="ce1">
            <text:p>0.4334</text:p>
          </table:table-cell>
          <table:table-cell office:value-type="float" office:value="0.4239" table:style-name="ce1">
            <text:p>0.4239</text:p>
          </table:table-cell>
          <table:table-cell office:value-type="float" office:value="0.3584" table:style-name="ce1">
            <text:p>0.3584</text:p>
          </table:table-cell>
          <table:table-cell office:value-type="float" office:value="0.40523333333333333" table:formula="of:=AVERAGE([.B4:.D4])" table:style-name="ce1">
            <text:p>0.40523333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40394999999999998" table:style-name="ce1">
            <text:p>0.40395</text:p>
          </table:table-cell>
          <table:table-cell office:value-type="float" office:value="0.385616666666667" table:style-name="ce1">
            <text:p>0.385616667</text:p>
          </table:table-cell>
          <table:table-cell office:value-type="float" office:value="2.9016333333333302" table:style-name="ce1">
            <text:p>2.901633333</text:p>
          </table:table-cell>
          <table:table-cell office:value-type="float" office:value="19.678833333333301" table:style-name="ce1">
            <text:p>19.67883333</text:p>
          </table:table-cell>
          <table:table-cell table:number-columns-repeated="16373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42215000000000003" table:style-name="ce1">
            <text:p>0.42215</text:p>
          </table:table-cell>
          <table:table-cell office:value-type="float" office:value="0.41575000000000001" table:style-name="ce1">
            <text:p>0.41575</text:p>
          </table:table-cell>
          <table:table-cell office:value-type="float" office:value="0.37395" table:style-name="ce1">
            <text:p>0.37395</text:p>
          </table:table-cell>
          <table:table-cell office:value-type="float" office:value="0.40395000000000003" table:formula="of:=AVERAGE([.B5:.D5])" table:style-name="ce1">
            <text:p>0.4039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2584166666666701" table:style-name="ce1">
            <text:p>0.425841667</text:p>
          </table:table-cell>
          <table:table-cell office:value-type="float" office:value="0.46337499999999998" table:style-name="ce1">
            <text:p>0.463375</text:p>
          </table:table-cell>
          <table:table-cell office:value-type="float" office:value="5.4474666666666698" table:style-name="ce1">
            <text:p>5.447466667</text:p>
          </table:table-cell>
          <table:table-cell office:value-type="float" office:value="19.7258416666667" table:style-name="ce1">
            <text:p>19.72584167</text:p>
          </table:table-cell>
          <table:table-cell table:number-columns-repeated="1637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.43540000000000001" table:style-name="ce1">
            <text:p>0.4354</text:p>
          </table:table-cell>
          <table:table-cell office:value-type="float" office:value="0.45047500000000001" table:style-name="ce1">
            <text:p>0.450475</text:p>
          </table:table-cell>
          <table:table-cell office:value-type="float" office:value="0.39165" table:style-name="ce1">
            <text:p>0.39165</text:p>
          </table:table-cell>
          <table:table-cell office:value-type="float" office:value="0.42584166666666667" table:formula="of:=AVERAGE([.B6:.D6])" table:style-name="ce1">
            <text:p>0.42584166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4997625" table:style-name="ce1">
            <text:p>0.4997625</text:p>
          </table:table-cell>
          <table:table-cell office:value-type="float" office:value="0.49177083333333299" table:style-name="ce1">
            <text:p>0.491770833</text:p>
          </table:table-cell>
          <table:table-cell office:value-type="float" office:value="12.2652291666667" table:style-name="ce1">
            <text:p>12.26522917</text:p>
          </table:table-cell>
          <table:table-cell office:value-type="float" office:value="19.8975333333333" table:style-name="ce1">
            <text:p>19.89753333</text:p>
          </table:table-cell>
          <table:table-cell table:number-columns-repeated="1637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50802499999999995" table:style-name="ce1">
            <text:p>0.508025</text:p>
          </table:table-cell>
          <table:table-cell office:value-type="float" office:value="0.48207499999999998" table:style-name="ce1">
            <text:p>0.482075</text:p>
          </table:table-cell>
          <table:table-cell office:value-type="float" office:value="0.50918750000000002" table:style-name="ce1">
            <text:p>0.5091875</text:p>
          </table:table-cell>
          <table:table-cell office:value-type="float" office:value="0.49976249999999994" table:formula="of:=AVERAGE([.B7:.D7])" table:style-name="ce1">
            <text:p>0.499762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.577345833333333" table:style-name="ce1">
            <text:p>0.577345833</text:p>
          </table:table-cell>
          <table:table-cell office:value-type="float" office:value="0.55950208333333296" table:style-name="ce1">
            <text:p>0.559502083</text:p>
          </table:table-cell>
          <table:table-cell office:value-type="float" office:value="26.183131249999999" table:style-name="ce1">
            <text:p>26.18313125</text:p>
          </table:table-cell>
          <table:table-cell office:value-type="float" office:value="19.857177083333301" table:style-name="ce1">
            <text:p>19.85717708</text:p>
          </table:table-cell>
          <table:table-cell table:number-columns-repeated="16373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53931249999999997" table:style-name="ce1">
            <text:p>0.5393125</text:p>
          </table:table-cell>
          <table:table-cell office:value-type="float" office:value="0.51993124999999996" table:style-name="ce1">
            <text:p>0.51993125</text:p>
          </table:table-cell>
          <table:table-cell office:value-type="float" office:value="0.67279374999999997" table:style-name="ce1">
            <text:p>0.67279375</text:p>
          </table:table-cell>
          <table:table-cell office:value-type="float" office:value="0.57734583333333322" table:formula="of:=AVERAGE([.B8:.D8])" table:style-name="ce1">
            <text:p>0.57734583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edis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34620000000000001" table:style-name="ce1">
            <text:p>0.3462</text:p>
          </table:table-cell>
          <table:table-cell office:value-type="float" office:value="0.3397" table:style-name="ce1">
            <text:p>0.3397</text:p>
          </table:table-cell>
          <table:table-cell office:value-type="float" office:value="0.31950000000000001" table:style-name="ce1">
            <text:p>0.3195</text:p>
          </table:table-cell>
          <table:table-cell office:value-type="float" office:value="0.33513333333333328" table:formula="of:=AVERAGE([.B10:.D10])" table:style-name="ce1">
            <text:p>0.335133333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41260000000000002" table:style-name="ce1">
            <text:p>0.4126</text:p>
          </table:table-cell>
          <table:table-cell office:value-type="float" office:value="0.37335000000000002" table:style-name="ce1">
            <text:p>0.37335</text:p>
          </table:table-cell>
          <table:table-cell office:value-type="float" office:value="0.37090000000000001" table:style-name="ce1">
            <text:p>0.3709</text:p>
          </table:table-cell>
          <table:table-cell office:value-type="float" office:value="0.38561666666666666" table:formula="of:=AVERAGE([.B11:.D11])" table:style-name="ce1">
            <text:p>0.385616667</text:p>
          </table:table-cell>
          <table:table-cell table:number-columns-repeated="16379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.4834" table:style-name="ce1">
            <text:p>0.4834</text:p>
          </table:table-cell>
          <table:table-cell office:value-type="float" office:value="0.40952499999999997" table:style-name="ce1">
            <text:p>0.409525</text:p>
          </table:table-cell>
          <table:table-cell office:value-type="float" office:value="0.49719999999999998" table:style-name="ce1">
            <text:p>0.4972</text:p>
          </table:table-cell>
          <table:table-cell office:value-type="float" office:value="0.46337499999999993" table:formula="of:=AVERAGE([.B12:.D12])" table:style-name="ce1">
            <text:p>0.463375</text:p>
          </table:table-cell>
          <table:table-cell table:number-columns-repeated="16379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469775" table:style-name="ce1">
            <text:p>0.469775</text:p>
          </table:table-cell>
          <table:table-cell office:value-type="float" office:value="0.4357375" table:style-name="ce1">
            <text:p>0.4357375</text:p>
          </table:table-cell>
          <table:table-cell office:value-type="float" office:value="0.56979999999999997" table:style-name="ce1">
            <text:p>0.5698</text:p>
          </table:table-cell>
          <table:table-cell office:value-type="float" office:value="0.49177083333333327" table:formula="of:=AVERAGE([.B13:.D13])" table:style-name="ce1">
            <text:p>0.491770833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55889999999999995" table:style-name="ce1">
            <text:p>0.5589</text:p>
          </table:table-cell>
          <table:table-cell office:value-type="float" office:value="0.43062499999999998" table:style-name="ce1">
            <text:p>0.430625</text:p>
          </table:table-cell>
          <table:table-cell office:value-type="float" office:value="0.68898124999999999" table:style-name="ce1">
            <text:p>0.68898125</text:p>
          </table:table-cell>
          <table:table-cell office:value-type="float" office:value="0.55950208333333329" table:formula="of:=AVERAGE([.B14:.D14])" table:style-name="ce1">
            <text:p>0.55950208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ongoDB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.9428000000000001" table:style-name="ce1">
            <text:p>2.9428</text:p>
          </table:table-cell>
          <table:table-cell office:value-type="float" office:value="1.5702" table:style-name="ce1">
            <text:p>1.5702</text:p>
          </table:table-cell>
          <table:table-cell office:value-type="float" office:value="2.4668000000000001" table:style-name="ce1">
            <text:p>2.4668</text:p>
          </table:table-cell>
          <table:table-cell office:value-type="float" office:value="2.3266" table:formula="of:=AVERAGE([.B16:.D16])" table:style-name="ce1">
            <text:p>2.3266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.2250000000000001" table:style-name="ce1">
            <text:p>3.225</text:p>
          </table:table-cell>
          <table:table-cell office:value-type="float" office:value="2.2727499999999998" table:style-name="ce1">
            <text:p>2.27275</text:p>
          </table:table-cell>
          <table:table-cell office:value-type="float" office:value="3.2071499999999999" table:style-name="ce1">
            <text:p>3.20715</text:p>
          </table:table-cell>
          <table:table-cell office:value-type="float" office:value="2.9016333333333333" table:formula="of:=AVERAGE([.B17:.D17])" table:style-name="ce1">
            <text:p>2.901633333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.7241499999999998" table:style-name="ce1">
            <text:p>4.72415</text:p>
          </table:table-cell>
          <table:table-cell office:value-type="float" office:value="5.7939249999999998" table:style-name="ce1">
            <text:p>5.793925</text:p>
          </table:table-cell>
          <table:table-cell office:value-type="float" office:value="5.824325" table:style-name="ce1">
            <text:p>5.824325</text:p>
          </table:table-cell>
          <table:table-cell office:value-type="float" office:value="5.4474666666666662" table:formula="of:=AVERAGE([.B18:.D18])" table:style-name="ce1">
            <text:p>5.447466667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9.7199749999999998" table:style-name="ce1">
            <text:p>9.719975</text:p>
          </table:table-cell>
          <table:table-cell office:value-type="float" office:value="13.453849999999999" table:style-name="ce1">
            <text:p>13.45385</text:p>
          </table:table-cell>
          <table:table-cell office:value-type="float" office:value="13.621862500000001" table:style-name="ce1">
            <text:p>13.6218625</text:p>
          </table:table-cell>
          <table:table-cell office:value-type="float" office:value="12.265229166666666" table:formula="of:=AVERAGE([.B19:.D19])" table:style-name="ce1">
            <text:p>12.26522917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2.906500000000001" table:style-name="ce1">
            <text:p>22.9065</text:p>
          </table:table-cell>
          <table:table-cell office:value-type="float" office:value="27.653837500000002" table:style-name="ce1">
            <text:p>27.6538375</text:p>
          </table:table-cell>
          <table:table-cell office:value-type="float" office:value="27.989056250000001" table:style-name="ce1">
            <text:p>27.98905625</text:p>
          </table:table-cell>
          <table:table-cell office:value-type="float" office:value="26.183131250000002" table:formula="of:=AVERAGE([.B20:.D20])" table:style-name="ce1">
            <text:p>26.1831312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uchDB</text:p>
          </table:table-cell>
          <table:table-cell table:number-columns-repeated="1638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7.5705999999999998" table:style-name="ce1">
            <text:p>7.5706</text:p>
          </table:table-cell>
          <table:table-cell office:value-type="float" office:value="6.8079999999999998" table:style-name="ce1">
            <text:p>6.808</text:p>
          </table:table-cell>
          <table:table-cell office:value-type="float" office:value="44.9925" table:style-name="ce1">
            <text:p>44.9925</text:p>
          </table:table-cell>
          <table:table-cell office:value-type="float" office:value="19.790366666666667" table:formula="of:=AVERAGE([.B22:.D22])" table:style-name="ce1">
            <text:p>19.79036667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7.5773000000000001" table:style-name="ce1">
            <text:p>7.5773</text:p>
          </table:table-cell>
          <table:table-cell office:value-type="float" office:value="6.7172499999999999" table:style-name="ce1">
            <text:p>6.71725</text:p>
          </table:table-cell>
          <table:table-cell office:value-type="float" office:value="44.741950000000003" table:style-name="ce1">
            <text:p>44.74195</text:p>
          </table:table-cell>
          <table:table-cell office:value-type="float" office:value="19.678833333333333" table:formula="of:=AVERAGE([.B23:.D23])" table:style-name="ce1">
            <text:p>19.67883333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7.5989250000000004" table:style-name="ce1">
            <text:p>7.598925</text:p>
          </table:table-cell>
          <table:table-cell office:value-type="float" office:value="6.8136000000000001" table:style-name="ce1">
            <text:p>6.8136</text:p>
          </table:table-cell>
          <table:table-cell office:value-type="float" office:value="44.765000000000001" table:style-name="ce1">
            <text:p>44.765</text:p>
          </table:table-cell>
          <table:table-cell office:value-type="float" office:value="19.725841666666668" table:formula="of:=AVERAGE([.B24:.D24])" table:style-name="ce1">
            <text:p>19.72584167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7.6211124999999997" table:style-name="ce1">
            <text:p>7.6211125</text:p>
          </table:table-cell>
          <table:table-cell office:value-type="float" office:value="6.8744125" table:style-name="ce1">
            <text:p>6.8744125</text:p>
          </table:table-cell>
          <table:table-cell office:value-type="float" office:value="45.197074999999998" table:style-name="ce1">
            <text:p>45.197075</text:p>
          </table:table-cell>
          <table:table-cell office:value-type="float" office:value="19.897533333333332" table:formula="of:=AVERAGE([.B25:.D25])" table:style-name="ce1">
            <text:p>19.89753333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7.8295937499999999" table:style-name="ce1">
            <text:p>7.82959375</text:p>
          </table:table-cell>
          <table:table-cell office:value-type="float" office:value="6.8997999999999999" table:style-name="ce1">
            <text:p>6.8998</text:p>
          </table:table-cell>
          <table:table-cell office:value-type="float" office:value="44.8421375" table:style-name="ce1">
            <text:p>44.8421375</text:p>
          </table:table-cell>
          <table:table-cell office:value-type="float" office:value="19.857177083333333" table:formula="of:=AVERAGE([.B26:.D26])" table:style-name="ce1">
            <text:p>19.85717708</text:p>
          </table:table-cell>
          <table:table-cell table:number-columns-repeated="16379"/>
        </table:table-row>
        <table:table-row table:number-rows-repeated="1048550" table:style-name="ro2">
          <table:table-cell table:number-columns-repeated="16384"/>
        </table:table-row>
      </table:table>
      <table:table table:name="Avg_Throughput" table:style-name="ta2">
        <table:shapes>
          <draw:frame draw:z-index="1" draw:id="id7" draw:style-name="a7" draw:name="Chart 1" svg:x="6.2614in" svg:y="2.0028in" svg:width="6.2988in" svg:height="3.5429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2" table:number-columns-repeated="11" table:default-cell-style-name="ce1"/>
        <table:table-column table:style-name="co3" table:number-columns-repeated="16373" table:default-cell-style-name="ce1"/>
        <table:table-row table:style-name="ro2">
          <table:table-cell office:value-type="string" table:style-name="ce1">
            <text:p>Throughput</text:p>
          </table:table-cell>
          <table:table-cell table:number-columns-repeated="6" table:style-name="ce1"/>
          <table:table-cell office:value-type="string" table:style-name="ce1">
            <text:p>Average throughput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Put</text:p>
          </table:table-cell>
          <table:table-cell office:value-type="string" table:style-name="ce1">
            <text:p>Get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Avg</text:p>
          </table:table-cell>
          <table:table-cell table:number-columns-repeated="2" table:style-name="ce1"/>
          <table:table-cell office:value-type="string" table:style-name="ce1">
            <text:p>DHT</text:p>
          </table:table-cell>
          <table:table-cell office:value-type="string" table:style-name="ce1">
            <text:p>Redis</text:p>
          </table:table-cell>
          <table:table-cell office:value-type="string" table:style-name="ce1">
            <text:p>MongoDB</text:p>
          </table:table-cell>
          <table:table-cell office:value-type="string" table:style-name="ce1">
            <text:p>CouchDB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HT</text:p>
          </table:table-cell>
          <table:table-cell office:value-type="float" office:value="2307.3373327180402" table:style-name="ce1">
            <text:p>2307.337333</text:p>
          </table:table-cell>
          <table:table-cell office:value-type="float" office:value="2359.0469450342098" table:style-name="ce1">
            <text:p>2359.046945</text:p>
          </table:table-cell>
          <table:table-cell office:value-type="float" office:value="2790.1785714285702" table:style-name="ce1">
            <text:p>2790.178571</text:p>
          </table:table-cell>
          <table:table-cell office:value-type="float" office:value="2485.5209497269402" table:formula="of:=AVERAGE([.B3:.D3])" table:style-name="ce1">
            <text:p>2485.520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485.5209497269402" table:style-name="ce1">
            <text:p>2485.52095</text:p>
          </table:table-cell>
          <table:table-cell office:value-type="float" office:value="2987.3893756840298" table:style-name="ce1">
            <text:p>2987.389376</text:p>
          </table:table-cell>
          <table:table-cell office:value-type="float" office:value="460.68582087540398" table:style-name="ce1">
            <text:p>460.6858209</text:p>
          </table:table-cell>
          <table:table-cell office:value-type="float" office:value="100.400623272242" table:style-name="ce1">
            <text:p>100.4006233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4712.5353440150802" table:style-name="ce1">
            <text:p>4712.535344</text:p>
          </table:table-cell>
          <table:table-cell office:value-type="float" office:value="4782.4007651841202" table:style-name="ce1">
            <text:p>4782.400765</text:p>
          </table:table-cell>
          <table:table-cell office:value-type="float" office:value="5192.1079958463097" table:style-name="ce1">
            <text:p>5192.107996</text:p>
          </table:table-cell>
          <table:table-cell office:value-type="float" office:value="4895.6813683485025" table:formula="of:=AVERAGE([.B4:.D4])" table:style-name="ce1">
            <text:p>4895.68136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895.6813683485097" table:style-name="ce1">
            <text:p>4895.681368</text:p>
          </table:table-cell>
          <table:table-cell office:value-type="float" office:value="4626.0718909912403" table:style-name="ce1">
            <text:p>4626.071891</text:p>
          </table:table-cell>
          <table:table-cell office:value-type="float" office:value="699.15139927165706" table:style-name="ce1">
            <text:p>699.1513993</text:p>
          </table:table-cell>
          <table:table-cell office:value-type="float" office:value="201.98269522359101" table:style-name="ce1">
            <text:p>201.9826952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8906.7022934758406" table:style-name="ce1">
            <text:p>8906.702293</text:p>
          </table:table-cell>
          <table:table-cell office:value-type="float" office:value="8731.7179655097098" table:style-name="ce1">
            <text:p>8731.717966</text:p>
          </table:table-cell>
          <table:table-cell office:value-type="float" office:value="9242.1441774491705" table:style-name="ce1">
            <text:p>9242.144177</text:p>
          </table:table-cell>
          <table:table-cell office:value-type="float" office:value="8960.1881454782397" table:formula="of:=AVERAGE([.B5:.D5])" table:style-name="ce1">
            <text:p>8960.18814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960.1881454782397" table:style-name="ce1">
            <text:p>8960.188145</text:p>
          </table:table-cell>
          <table:table-cell office:value-type="float" office:value="7099.0712728127501" table:style-name="ce1">
            <text:p>7099.071273</text:p>
          </table:table-cell>
          <table:table-cell office:value-type="float" office:value="720.76513496416999" table:style-name="ce1">
            <text:p>720.765135</text:p>
          </table:table-cell>
          <table:table-cell office:value-type="float" office:value="389.57425473368602" table:style-name="ce1">
            <text:p>389.5742547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11128.1123939352" table:style-name="ce1">
            <text:p>11128.11239</text:p>
          </table:table-cell>
          <table:table-cell office:value-type="float" office:value="11066.5375570618" table:style-name="ce1">
            <text:p>11066.53756</text:p>
          </table:table-cell>
          <table:table-cell office:value-type="float" office:value="6489.2926670992902" table:style-name="ce1">
            <text:p>6489.292667</text:p>
          </table:table-cell>
          <table:table-cell office:value-type="float" office:value="9561.314206032097" table:formula="of:=AVERAGE([.B6:.D6])" table:style-name="ce1">
            <text:p>9561.31420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9561.3142060321006" table:style-name="ce1">
            <text:p>9561.314206</text:p>
          </table:table-cell>
          <table:table-cell office:value-type="float" office:value="12393.0720130113" table:style-name="ce1">
            <text:p>12393.07201</text:p>
          </table:table-cell>
          <table:table-cell office:value-type="float" office:value="604.17145900451703" table:style-name="ce1">
            <text:p>604.171459</text:p>
          </table:table-cell>
          <table:table-cell office:value-type="float" office:value="752.26170563952496" table:style-name="ce1">
            <text:p>752.2617056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20531.245989990999" table:style-name="ce1">
            <text:p>20531.24599</text:p>
          </table:table-cell>
          <table:table-cell office:value-type="float" office:value="20980.854969839998" table:style-name="ce1">
            <text:p>20980.85497</text:p>
          </table:table-cell>
          <table:table-cell office:value-type="float" office:value="8515.6208419820105" table:style-name="ce1">
            <text:p>8515.620842</text:p>
          </table:table-cell>
          <table:table-cell office:value-type="float" office:value="16675.907267271003" table:formula="of:=AVERAGE([.B7:.D7])" table:style-name="ce1">
            <text:p>16675.9072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6675.907267270999" table:style-name="ce1">
            <text:p>16675.90727</text:p>
          </table:table-cell>
          <table:table-cell office:value-type="float" office:value="20482.231133503701" table:style-name="ce1">
            <text:p>20482.23113</text:p>
          </table:table-cell>
          <table:table-cell office:value-type="float" office:value="435.92432752147801" table:style-name="ce1">
            <text:p>435.9243275</text:p>
          </table:table-cell>
          <table:table-cell office:value-type="float" office:value="1470.8612568445101" table:style-name="ce1">
            <text:p>1470.86125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edi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2888.50375505488" table:style-name="ce1">
            <text:p>2888.503755</text:p>
          </table:table-cell>
          <table:table-cell office:value-type="float" office:value="2943.77391816308" table:style-name="ce1">
            <text:p>2943.773918</text:p>
          </table:table-cell>
          <table:table-cell office:value-type="float" office:value="3129.8904538341199" table:style-name="ce1">
            <text:p>3129.890454</text:p>
          </table:table-cell>
          <table:table-cell office:value-type="float" office:value="2987.3893756840266" table:formula="of:=AVERAGE([.B9:.D9])" table:style-name="ce1">
            <text:p>2987.38937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241.7815482502701" table:style-name="ce1">
            <text:p>4241.781548</text:p>
          </table:table-cell>
          <table:table-cell office:value-type="float" office:value="4840.2710551790897" table:style-name="ce1">
            <text:p>4840.271055</text:p>
          </table:table-cell>
          <table:table-cell office:value-type="float" office:value="4796.16306954437" table:style-name="ce1">
            <text:p>4796.16307</text:p>
          </table:table-cell>
          <table:table-cell office:value-type="float" office:value="4626.071890991243" table:formula="of:=AVERAGE([.B10:.D10])" table:style-name="ce1">
            <text:p>4626.07189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7136.4852809991098" table:style-name="ce1">
            <text:p>7136.485281</text:p>
          </table:table-cell>
          <table:table-cell office:value-type="float" office:value="8507.0182900893196" table:style-name="ce1">
            <text:p>8507.01829</text:p>
          </table:table-cell>
          <table:table-cell office:value-type="float" office:value="5653.7102473498198" table:style-name="ce1">
            <text:p>5653.710247</text:p>
          </table:table-cell>
          <table:table-cell office:value-type="float" office:value="7099.0712728127501" table:formula="of:=AVERAGE([.B11:.D11])" table:style-name="ce1">
            <text:p>7099.07127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3153.5679052943" table:style-name="ce1">
            <text:p>13153.56791</text:p>
          </table:table-cell>
          <table:table-cell office:value-type="float" office:value="15533.9805825243" table:style-name="ce1">
            <text:p>15533.98058</text:p>
          </table:table-cell>
          <table:table-cell office:value-type="float" office:value="8491.6675512153706" table:style-name="ce1">
            <text:p>8491.667551</text:p>
          </table:table-cell>
          <table:table-cell office:value-type="float" office:value="12393.072013011324" table:formula="of:=AVERAGE([.B12:.D12])" table:style-name="ce1">
            <text:p>12393.0720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1361.815754339099" table:style-name="ce1">
            <text:p>21361.81575</text:p>
          </table:table-cell>
          <table:table-cell office:value-type="float" office:value="29734.250139379299" table:style-name="ce1">
            <text:p>29734.25014</text:p>
          </table:table-cell>
          <table:table-cell office:value-type="float" office:value="10350.6275067926" table:style-name="ce1">
            <text:p>10350.62751</text:p>
          </table:table-cell>
          <table:table-cell office:value-type="float" office:value="20482.231133503665" table:formula="of:=AVERAGE([.B13:.D13])" table:style-name="ce1">
            <text:p>20482.2311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ongoDB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339.81242354220501" table:style-name="ce1">
            <text:p>339.8124235</text:p>
          </table:table-cell>
          <table:table-cell office:value-type="float" office:value="636.861546299834" table:style-name="ce1">
            <text:p>636.8615463</text:p>
          </table:table-cell>
          <table:table-cell office:value-type="float" office:value="405.383492784174" table:style-name="ce1">
            <text:p>405.3834928</text:p>
          </table:table-cell>
          <table:table-cell office:value-type="float" office:value="460.68582087540432" table:formula="of:=AVERAGE([.B15:.D15])" table:style-name="ce1">
            <text:p>460.6858209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598.33662418476604" table:style-name="ce1">
            <text:p>598.3366242</text:p>
          </table:table-cell>
          <table:table-cell office:value-type="float" office:value="875.65674255691795" table:style-name="ce1">
            <text:p>875.6567426</text:p>
          </table:table-cell>
          <table:table-cell office:value-type="float" office:value="623.46083107328798" table:style-name="ce1">
            <text:p>623.4608311</text:p>
          </table:table-cell>
          <table:table-cell office:value-type="float" office:value="699.15139927165728" table:formula="of:=AVERAGE([.B16:.D16])" table:style-name="ce1">
            <text:p>699.151399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10.619110345526" table:style-name="ce1">
            <text:p>810.6191103</text:p>
          </table:table-cell>
          <table:table-cell office:value-type="float" office:value="678.92119422238102" table:style-name="ce1">
            <text:p>678.9211942</text:p>
          </table:table-cell>
          <table:table-cell office:value-type="float" office:value="672.75510032460397" table:style-name="ce1">
            <text:p>672.7551003</text:p>
          </table:table-cell>
          <table:table-cell office:value-type="float" office:value="720.76513496417044" table:formula="of:=AVERAGE([.B17:.D17])" table:style-name="ce1">
            <text:p>720.765135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60.66016466954602" table:style-name="ce1">
            <text:p>660.6601647</text:p>
          </table:table-cell>
          <table:table-cell office:value-type="float" office:value="588.99318976624295" table:style-name="ce1">
            <text:p>588.9931898</text:p>
          </table:table-cell>
          <table:table-cell office:value-type="float" office:value="562.86102257776304" table:style-name="ce1">
            <text:p>562.8610226</text:p>
          </table:table-cell>
          <table:table-cell office:value-type="float" office:value="604.17145900451726" table:formula="of:=AVERAGE([.B18:.D18])" table:style-name="ce1">
            <text:p>604.171459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504.17361218335498" table:style-name="ce1">
            <text:p>504.1736122</text:p>
          </table:table-cell>
          <table:table-cell office:value-type="float" office:value="324.29627707873902" table:style-name="ce1">
            <text:p>324.2962771</text:p>
          </table:table-cell>
          <table:table-cell office:value-type="float" office:value="479.30309330233803" table:style-name="ce1">
            <text:p>479.3030933</text:p>
          </table:table-cell>
          <table:table-cell office:value-type="float" office:value="435.92432752147738" table:formula="of:=AVERAGE([.B19:.D19])" table:style-name="ce1">
            <text:p>435.924327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uchDB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132.08992682218101" table:style-name="ce1">
            <text:p>132.0899268</text:p>
          </table:table-cell>
          <table:table-cell office:value-type="float" office:value="146.88601645123401" table:style-name="ce1">
            <text:p>146.8860165</text:p>
          </table:table-cell>
          <table:table-cell office:value-type="float" office:value="22.225926543312799" table:style-name="ce1">
            <text:p>22.22592654</text:p>
          </table:table-cell>
          <table:table-cell office:value-type="float" office:value="100.40062327224263" table:formula="of:=AVERAGE([.B21:.D21])" table:style-name="ce1">
            <text:p>100.400623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63.876611296558" table:style-name="ce1">
            <text:p>263.8766113</text:p>
          </table:table-cell>
          <table:table-cell office:value-type="float" office:value="297.415459655593" table:style-name="ce1">
            <text:p>297.4154597</text:p>
          </table:table-cell>
          <table:table-cell office:value-type="float" office:value="44.656014718622501" table:style-name="ce1">
            <text:p>44.65601472</text:p>
          </table:table-cell>
          <table:table-cell office:value-type="float" office:value="201.98269522359115" table:formula="of:=AVERAGE([.B22:.D22])" table:style-name="ce1">
            <text:p>201.982695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521.11153089540005" table:style-name="ce1">
            <text:p>521.1115309</text:p>
          </table:table-cell>
          <table:table-cell office:value-type="float" office:value="558.38626369791302" table:style-name="ce1">
            <text:p>558.3862637</text:p>
          </table:table-cell>
          <table:table-cell office:value-type="float" office:value="89.224969607744697" table:style-name="ce1">
            <text:p>89.22496961</text:p>
          </table:table-cell>
          <table:table-cell office:value-type="float" office:value="389.5742547336859" table:formula="of:=AVERAGE([.B23:.D23])" table:style-name="ce1">
            <text:p>389.5742547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046.7641901970501" table:style-name="ce1">
            <text:p>1046.76419</text:p>
          </table:table-cell>
          <table:table-cell office:value-type="float" office:value="1044.1683199331701" table:style-name="ce1">
            <text:p>1044.16832</text:p>
          </table:table-cell>
          <table:table-cell office:value-type="float" office:value="165.852606788347" table:style-name="ce1">
            <text:p>165.8526068</text:p>
          </table:table-cell>
          <table:table-cell office:value-type="float" office:value="752.26170563952246" table:formula="of:=AVERAGE([.B24:.D24])" table:style-name="ce1">
            <text:p>752.261705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005.4397553363499" table:style-name="ce1">
            <text:p>2005.439755</text:p>
          </table:table-cell>
          <table:table-cell office:value-type="float" office:value="2051.4398543477701" table:style-name="ce1">
            <text:p>2051.439854</text:p>
          </table:table-cell>
          <table:table-cell office:value-type="float" office:value="355.70416084942099" table:style-name="ce1">
            <text:p>355.7041608</text:p>
          </table:table-cell>
          <table:table-cell office:value-type="float" office:value="1470.8612568445135" table:formula="of:=AVERAGE([.B25:.D25])" table:style-name="ce1">
            <text:p>1470.861257</text:p>
          </table:table-cell>
          <table:table-cell table:number-columns-repeated="16379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libri" svg:font-family="Cal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Nikhil</dc:creator>
    <meta:creation-date>2015-11-29T14:01:08Z</meta:creation-date>
    <dc:date>2015-11-30T15:07:57Z</dc:date>
    <meta:editing-cycles>82</meta:editing-cycles>
    <meta:editing-duration>PT975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Insert Operation - Latenc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in Milli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concurrent nodes</text:p>
            </chart:title>
            <chart:categories table:cell-range-address="Put.$A$3:.$A$7"/>
          </chart:axis>
          <chart:series chart:label-cell-address="Put.$B$2" chart:values-cell-range-address="Put.$B$3:.$B$7" chart:class="chart:line" chart:attached-axis="primary-y" chart:style-name="G0S0">
            <chart:data-point chart:repeated="5"/>
          </chart:series>
          <chart:series chart:label-cell-address="Put.$C$2" chart:values-cell-range-address="Put.$C$3:.$C$7" chart:class="chart:line" chart:attached-axis="primary-y" chart:style-name="G0S1">
            <chart:data-point chart:repeated="5"/>
          </chart:series>
          <chart:series chart:label-cell-address="Put.$D$2" chart:values-cell-range-address="Put.$D$3:.$D$7" chart:class="chart:line" chart:attached-axis="primary-y" chart:style-name="G0S2">
            <chart:data-point chart:repeated="5"/>
          </chart:series>
          <chart:series chart:label-cell-address="Put.$E$2" chart:values-cell-range-address="Put.$E$3:.$E$7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1463779527559pt" svg:width="453.743937007874pt" chart:style-name="Crt0">
        <chart:title chart:style-name="CT00">
          <text:p text:style-name="a0" text:class-names="" text:cond-style-name="">Insert Operation - Throughpu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concurrent nod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Operations per second</text:p>
            </chart:title>
            <chart:categories table:cell-range-address="Put.$A$11:.$A$15"/>
          </chart:axis>
          <chart:series chart:label-cell-address="Put.$B$10" chart:values-cell-range-address="Put.$B$11:.$B$15" chart:class="chart:line" chart:attached-axis="primary-y" chart:style-name="G0S0">
            <chart:data-point chart:repeated="5"/>
          </chart:series>
          <chart:series chart:label-cell-address="Put.$C$10" chart:values-cell-range-address="Put.$C$11:.$C$15" chart:class="chart:line" chart:attached-axis="primary-y" chart:style-name="G0S1">
            <chart:data-point chart:repeated="5"/>
          </chart:series>
          <chart:series chart:label-cell-address="Put.$D$10" chart:values-cell-range-address="Put.$D$11:.$D$15" chart:class="chart:line" chart:attached-axis="primary-y" chart:style-name="G0S2">
            <chart:data-point chart:repeated="5"/>
          </chart:series>
          <chart:series chart:label-cell-address="Put.$E$10" chart:values-cell-range-address="Put.$E$11:.$E$15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earch Operation - Latenc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in Milli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concurrent nodes</text:p>
            </chart:title>
            <chart:categories table:cell-range-address="Get.$A$3:.$A$7"/>
          </chart:axis>
          <chart:series chart:label-cell-address="Get.$B$2" chart:values-cell-range-address="Get.$B$3:.$B$7" chart:class="chart:line" chart:attached-axis="primary-y" chart:style-name="G0S0">
            <chart:data-point chart:repeated="5"/>
          </chart:series>
          <chart:series chart:label-cell-address="Get.$C$2" chart:values-cell-range-address="Get.$C$3:.$C$7" chart:class="chart:line" chart:attached-axis="primary-y" chart:style-name="G0S1">
            <chart:data-point chart:repeated="5"/>
          </chart:series>
          <chart:series chart:label-cell-address="Get.$D$2" chart:values-cell-range-address="Get.$D$3:.$D$7" chart:class="chart:line" chart:attached-axis="primary-y" chart:style-name="G0S2">
            <chart:data-point chart:repeated="5"/>
          </chart:series>
          <chart:series chart:label-cell-address="Get.$E$2" chart:values-cell-range-address="Get.$E$3:.$E$7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1463779527559pt" svg:width="453.743937007874pt" chart:style-name="Crt0">
        <chart:title chart:style-name="CT00">
          <text:p text:style-name="a0" text:class-names="" text:cond-style-name="">Search Operation - Throughpu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concurrent nod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Operations per second</text:p>
            </chart:title>
            <chart:categories table:cell-range-address="Get.$A$11:.$A$15"/>
          </chart:axis>
          <chart:series chart:label-cell-address="Get.$B$10" chart:values-cell-range-address="Get.$B$11:.$B$15" chart:class="chart:line" chart:attached-axis="primary-y" chart:style-name="G0S0">
            <chart:data-point chart:repeated="5"/>
          </chart:series>
          <chart:series chart:label-cell-address="Get.$C$10" chart:values-cell-range-address="Get.$C$11:.$C$15" chart:class="chart:line" chart:attached-axis="primary-y" chart:style-name="G0S1">
            <chart:data-point chart:repeated="5"/>
          </chart:series>
          <chart:series chart:label-cell-address="Get.$D$10" chart:values-cell-range-address="Get.$D$11:.$D$15" chart:class="chart:line" chart:attached-axis="primary-y" chart:style-name="G0S2">
            <chart:data-point chart:repeated="5"/>
          </chart:series>
          <chart:series chart:label-cell-address="Get.$E$10" chart:values-cell-range-address="Get.$E$11:.$E$15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Remove Operation - Latenc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in Milli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concurrent nodes</text:p>
            </chart:title>
            <chart:categories table:cell-range-address="Remove.$A$3:.$A$7"/>
          </chart:axis>
          <chart:series chart:label-cell-address="Remove.$B$2" chart:values-cell-range-address="Remove.$B$3:.$B$7" chart:class="chart:line" chart:attached-axis="primary-y" chart:style-name="G0S0">
            <chart:data-point chart:repeated="5"/>
          </chart:series>
          <chart:series chart:label-cell-address="Remove.$C$2" chart:values-cell-range-address="Remove.$C$3:.$C$7" chart:class="chart:line" chart:attached-axis="primary-y" chart:style-name="G0S1">
            <chart:data-point chart:repeated="5"/>
          </chart:series>
          <chart:series chart:label-cell-address="Remove.$D$2" chart:values-cell-range-address="Remove.$D$3:.$D$7" chart:class="chart:line" chart:attached-axis="primary-y" chart:style-name="G0S2">
            <chart:data-point chart:repeated="5"/>
          </chart:series>
          <chart:series chart:label-cell-address="Remove.$E$2" chart:values-cell-range-address="Remove.$E$3:.$E$7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1463779527559pt" svg:width="453.743937007874pt" chart:style-name="Crt0">
        <chart:title chart:style-name="CT00">
          <text:p text:style-name="a0" text:class-names="" text:cond-style-name="">Remove Operation - Throughpu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perations per secon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concurrent nodes</text:p>
            </chart:title>
            <chart:categories table:cell-range-address="Remove.$A$11:.$A$15"/>
          </chart:axis>
          <chart:series chart:label-cell-address="Remove.$B$10" chart:values-cell-range-address="Remove.$B$11:.$B$15" chart:class="chart:line" chart:attached-axis="primary-y" chart:style-name="G0S0">
            <chart:data-point chart:repeated="5"/>
          </chart:series>
          <chart:series chart:label-cell-address="Remove.$C$10" chart:values-cell-range-address="Remove.$C$11:.$C$15" chart:class="chart:line" chart:attached-axis="primary-y" chart:style-name="G0S1">
            <chart:data-point chart:repeated="5"/>
          </chart:series>
          <chart:series chart:label-cell-address="Remove.$D$10" chart:values-cell-range-address="Remove.$D$11:.$D$15" chart:class="chart:line" chart:attached-axis="primary-y" chart:style-name="G0S2">
            <chart:data-point chart:repeated="5"/>
          </chart:series>
          <chart:series chart:label-cell-address="Remove.$E$10" chart:values-cell-range-address="Remove.$E$11:.$E$15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1463779527559pt" svg:width="453.743937007874pt" chart:style-name="Crt0">
        <chart:title chart:style-name="CT00">
          <text:p text:style-name="a0" text:class-names="" text:cond-style-name="">Average Latency of all Three operation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in Millisecon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concurrent nodes</text:p>
            </chart:title>
            <chart:categories table:cell-range-address="Avg_Latency.$G$3:.$G$7"/>
          </chart:axis>
          <chart:series chart:label-cell-address="Avg_Latency.$H$2" chart:values-cell-range-address="Avg_Latency.$H$3:.$H$7" chart:class="chart:line" chart:attached-axis="primary-y" chart:style-name="G0S0">
            <chart:data-point chart:repeated="5"/>
          </chart:series>
          <chart:series chart:label-cell-address="Avg_Latency.$I$2" chart:values-cell-range-address="Avg_Latency.$I$3:.$I$7" chart:class="chart:line" chart:attached-axis="primary-y" chart:style-name="G0S1">
            <chart:data-point chart:repeated="5"/>
          </chart:series>
          <chart:series chart:label-cell-address="Avg_Latency.$J$2" chart:values-cell-range-address="Avg_Latency.$J$3:.$J$7" chart:class="chart:line" chart:attached-axis="primary-y" chart:style-name="G0S2">
            <chart:data-point chart:repeated="5"/>
          </chart:series>
          <chart:series chart:label-cell-address="Avg_Latency.$K$2" chart:values-cell-range-address="Avg_Latency.$K$3:.$K$7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Average Throughput of all Three operation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Operations per secon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concurrent nodes</text:p>
            </chart:title>
            <chart:categories table:cell-range-address="Avg_Throughput.$G$3:.$G$7"/>
          </chart:axis>
          <chart:series chart:label-cell-address="Avg_Throughput.$H$2" chart:values-cell-range-address="Avg_Throughput.$H$3:.$H$7" chart:class="chart:line" chart:attached-axis="primary-y" chart:style-name="G0S0">
            <chart:data-point chart:repeated="5"/>
          </chart:series>
          <chart:series chart:label-cell-address="Avg_Throughput.$I$2" chart:values-cell-range-address="Avg_Throughput.$I$3:.$I$7" chart:class="chart:line" chart:attached-axis="primary-y" chart:style-name="G0S1">
            <chart:data-point chart:repeated="5"/>
          </chart:series>
          <chart:series chart:label-cell-address="Avg_Throughput.$J$2" chart:values-cell-range-address="Avg_Throughput.$J$3:.$J$7" chart:class="chart:line" chart:attached-axis="primary-y" chart:style-name="G0S2">
            <chart:data-point chart:repeated="5"/>
          </chart:series>
          <chart:series chart:label-cell-address="Avg_Throughput.$K$2" chart:values-cell-range-address="Avg_Throughput.$K$3:.$K$7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